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2.1306in" table:align="left" style:writing-mode="lr-tb"/>
    </style:style>
    <style:style style:name="Table1.A" style:family="table-column">
      <style:table-column-properties style:column-width="1.0319in"/>
    </style:style>
    <style:style style:name="Table1.B" style:family="table-column">
      <style:table-column-properties style:column-width="1.0986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B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B2" style:family="table-cell">
      <style:table-cell-properties style:vertical-align="top" fo:padding="0.0382in" fo:border-left="0.0007in solid #000000" fo:border-right="0.0007in solid #000000" fo:border-top="none" fo:border-bottom="0.0007in solid #000000" style:writing-mode="lr-tb"/>
    </style:style>
    <style:style style:name="P1" style:family="paragraph" style:parent-style-name="Contents_20_Heading" style:master-page-name="Standard">
      <style:paragraph-properties style:page-number="auto" fo:break-before="auto" fo:break-after="auto"/>
    </style:style>
    <style:style style:name="P2" style:family="paragraph" style:parent-style-name="Input_2f_Output">
      <style:paragraph-properties>
        <style:tab-stops>
          <style:tab-stop style:position="1.25in"/>
        </style:tab-stops>
      </style:paragraph-properties>
    </style:style>
    <style:style style:name="P3"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s>
      </style:paragraph-properties>
    </style:style>
    <style:style style:name="P4" style:family="paragraph" style:parent-style-name="Input_2f_Output">
      <style:paragraph-properties fo:text-align="center" style:justify-single-word="false"/>
    </style:style>
    <style:style style:name="P5" style:family="paragraph" style:parent-style-name="Input_2f_Output">
      <style:paragraph-properties fo:text-align="center" style:justify-single-word="false">
        <style:tab-stops>
          <style:tab-stop style:position="0.75in"/>
          <style:tab-stop style:position="1in"/>
          <style:tab-stop style:position="1.25in"/>
          <style:tab-stop style:position="1.5in"/>
          <style:tab-stop style:position="1.75in"/>
          <style:tab-stop style:position="2in"/>
        </style:tab-stops>
      </style:paragraph-properties>
    </style:style>
    <style:style style:name="P6" style:family="paragraph" style:parent-style-name="Input_2f_Output">
      <style:text-properties fo:language="en" fo:country="US" style:language-asian="zh" style:country-asian="CN" style:language-complex="hi" style:country-complex="IN"/>
    </style:style>
    <style:style style:name="P7" style:family="paragraph" style:parent-style-name="Input_2f_Output">
      <style:paragraph-properties>
        <style:tab-stops>
          <style:tab-stop style:position="2.5319in"/>
          <style:tab-stop style:position="3.1701in"/>
          <style:tab-stop style:position="4.0638in"/>
          <style:tab-stop style:position="5.5744in"/>
        </style:tab-stops>
      </style:paragraph-properties>
    </style:style>
    <style:style style:name="P8" style:family="paragraph" style:parent-style-name="Input_2f_Output">
      <style:paragraph-properties>
        <style:tab-stops>
          <style:tab-stop style:position="2.5319in"/>
          <style:tab-stop style:position="3.1701in"/>
          <style:tab-stop style:position="4.0638in"/>
          <style:tab-stop style:position="5.5744in"/>
        </style:tab-stops>
      </style:paragraph-properties>
      <style:text-properties fo:font-size="10pt" style:font-size-asian="10pt" style:font-size-complex="10pt"/>
    </style:style>
    <style:style style:name="P9" style:family="paragraph" style:parent-style-name="Input_2f_Output">
      <style:paragraph-properties>
        <style:tab-stops>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fo:font-size="10pt" style:font-size-asian="10pt" style:font-size-complex="10pt"/>
    </style:style>
    <style:style style:name="P10" style:family="paragraph" style:parent-style-name="Contents_20_2">
      <style:paragraph-properties>
        <style:tab-stops>
          <style:tab-stop style:position="4.7756in" style:type="right" style:leader-style="dotted" style:leader-text="."/>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Contents_20_1">
      <style:paragraph-properties>
        <style:tab-stops>
          <style:tab-stop style:position="4.972in" style:type="right" style:leader-style="dotted" style:leader-text="."/>
          <style:tab-stop style:position="6.9252in" style:type="right" style:leader-style="dotted" style:leader-text="."/>
        </style:tab-stops>
      </style:paragraph-properties>
    </style:style>
    <style:style style:name="P14" style:family="paragraph" style:parent-style-name="Table_20_Contents">
      <style:paragraph-properties style:snap-to-layout-grid="false"/>
    </style:style>
    <style:style style:name="P15" style:family="paragraph" style:parent-style-name="Table_20_Contents">
      <style:paragraph-properties fo:text-align="center" style:justify-single-word="false" style:snap-to-layout-grid="false"/>
      <style:text-properties fo:font-weight="bold" style:font-weight-asian="bold" style:font-weight-complex="bold"/>
    </style:style>
    <style:style style:name="P16" style:family="paragraph" style:parent-style-name="Command">
      <style:paragraph-properties fo:margin-left="0.5in" fo:margin-right="0.5in" fo:text-indent="0in" style:auto-text-indent="false"/>
    </style:style>
    <style:style style:name="P17" style:family="paragraph" style:parent-style-name="List_20_1" style:list-style-name="WW8Num21"/>
    <style:style style:name="P18" style:family="paragraph" style:parent-style-name="List_20_1" style:list-style-name="L1">
      <style:text-properties fo:font-weight="bold" style:font-weight-asian="bold" style:font-weight-complex="bold"/>
    </style:style>
    <style:style style:name="P19" style:family="paragraph" style:parent-style-name="Contents_20_3">
      <style:paragraph-properties>
        <style:tab-stops>
          <style:tab-stop style:position="4.5791in" style:type="right" style:leader-style="dotted" style:leader-text="."/>
          <style:tab-stop style:position="6.9252in" style:type="right" style:leader-style="dotted" style:leader-text="."/>
        </style:tab-stops>
      </style:paragraph-properties>
    </style:style>
    <style:style style:name="P20" style:family="paragraph" style:parent-style-name="Contents_20_3">
      <style:paragraph-properties>
        <style:tab-stops>
          <style:tab-stop style:position="6.9252in"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1">
      <style:paragraph-properties fo:break-before="page"/>
      <style:text-properties fo:font-size="18pt" style:font-size-asian="18pt" style:font-size-complex="18pt"/>
    </style:style>
    <style:style style:name="P23" style:family="paragraph" style:parent-style-name="Heading_20_1">
      <style:paragraph-properties fo:break-before="page"/>
      <style:text-properties fo:color="#ff0000" fo:font-size="18pt" style:font-size-asian="18pt" style:font-size-complex="18pt"/>
    </style:style>
    <style:style style:name="P24" style:family="paragraph" style:parent-style-name="Heading_20_2">
      <style:text-properties style:font-name="Arial"/>
    </style:style>
    <style:style style:name="P25" style:family="paragraph" style:parent-style-name="Heading_20_2">
      <style:text-properties style:font-name="Arial" fo:font-weight="bold" style:font-weight-asian="bold" style:font-weight-complex="normal"/>
    </style:style>
    <style:style style:name="P26" style:family="paragraph" style:parent-style-name="Heading_20_2">
      <style:text-properties fo:font-size="18pt" style:font-size-asian="18pt" style:font-size-complex="18pt"/>
    </style:style>
    <style:style style:name="P27" style:family="paragraph" style:parent-style-name="Heading_20_2">
      <style:text-properties fo:color="#ff0000"/>
    </style:style>
    <style:style style:name="P28" style:family="paragraph" style:parent-style-name="Heading_20_2">
      <style:paragraph-properties fo:break-before="auto" fo:break-after="auto"/>
    </style:style>
    <style:style style:name="P29" style:family="paragraph" style:parent-style-name="Heading_20_3">
      <style:text-properties fo:language="en" fo:country="US" style:language-asian="zh" style:country-asian="CN" style:language-complex="hi" style:country-complex="IN"/>
    </style:style>
    <style:style style:name="P30" style:family="paragraph" style:parent-style-name="Heading_20_3">
      <style:paragraph-properties fo:break-before="auto" fo:break-after="auto"/>
    </style:style>
    <style:style style:name="P31" style:family="paragraph" style:parent-style-name="Text_20_body" style:list-style-name="WW8Num8"/>
    <style:style style:name="P32" style:family="paragraph" style:parent-style-name="Text_20_body">
      <style:text-properties style:font-name="Times New Roman"/>
    </style:style>
    <style:style style:name="P33" style:family="paragraph" style:parent-style-name="Text_20_body">
      <style:text-properties style:font-name="Times New Roman" fo:font-weight="normal" style:font-weight-asian="normal" style:font-weight-complex="normal"/>
    </style:style>
    <style:style style:name="P34" style:family="paragraph" style:parent-style-name="Text_20_body">
      <style:text-properties fo:language="en" fo:country="US" style:language-asian="zh" style:country-asian="CN" style:language-complex="hi" style:country-complex="IN"/>
    </style:style>
    <style:style style:name="P35" style:family="paragraph" style:parent-style-name="Text_20_body">
      <style:text-properties fo:color="#ff0000"/>
    </style:style>
    <style:style style:name="P36" style:family="paragraph" style:parent-style-name="Text_20_body">
      <style:paragraph-properties fo:margin-left="0.5in" fo:margin-right="0in" fo:text-indent="0in" style:auto-text-indent="false"/>
    </style:style>
    <style:style style:name="P37" style:family="paragraph" style:parent-style-name="Standard">
      <style:paragraph-properties fo:line-height="0.0008in"/>
    </style:style>
    <style:style style:name="P38" style:family="paragraph" style:parent-style-name="Standard" style:list-style-name="WW8Num21">
      <style:text-properties fo:language="en" fo:country="US" style:language-asian="zh" style:country-asian="CN" style:language-complex="hi" style:country-complex="IN"/>
    </style:style>
    <style:style style:name="P39" style:family="paragraph" style:parent-style-name="Standard">
      <style:paragraph-properties style:line-height-at-least="0.139in"/>
    </style:style>
    <style:style style:name="P40" style:family="paragraph" style:parent-style-name="Standard">
      <style:paragraph-properties style:line-height-at-least="0.139in" style:snap-to-layout-grid="false"/>
    </style:style>
    <style:style style:name="P41" style:family="paragraph" style:parent-style-name="Standard">
      <style:paragraph-properties style:line-height-at-least="0.139in" fo:text-align="end" style:justify-single-word="false" style:snap-to-layout-grid="false"/>
    </style:style>
    <style:style style:name="P42" style:family="paragraph" style:parent-style-name="Standard" style:list-style-name="WW8Num21"/>
    <style:style style:name="P43" style:family="paragraph" style:parent-style-name="Standard">
      <style:paragraph-properties fo:line-height="0.139in"/>
    </style:style>
    <style:style style:name="P44" style:family="paragraph" style:parent-style-name="Standard">
      <style:paragraph-properties fo:line-height="147%" fo:text-align="justify" style:justify-single-word="false" style:punctuation-wrap="simple"/>
    </style:style>
    <style:style style:name="P45" style:family="paragraph" style:parent-style-name="Standard">
      <style:paragraph-properties fo:line-height="0.1528in"/>
    </style:style>
    <style:style style:name="P46" style:family="paragraph" style:parent-style-name="Standard">
      <style:paragraph-properties fo:line-height="0.1244in"/>
    </style:style>
    <style:style style:name="P47" style:family="paragraph" style:parent-style-name="Standard">
      <style:paragraph-properties fo:line-height="0.0283in"/>
    </style:style>
    <style:style style:name="P48" style:family="paragraph" style:parent-style-name="Standard">
      <style:paragraph-properties fo:line-height="0.028in"/>
    </style:style>
    <style:style style:name="P49" style:family="paragraph" style:parent-style-name="Standard">
      <style:paragraph-properties fo:line-height="0.0126in"/>
    </style:style>
    <style:style style:name="P50" style:family="paragraph" style:parent-style-name="Standard">
      <style:paragraph-properties fo:line-height="0.0134in"/>
    </style:style>
    <style:style style:name="P51" style:family="paragraph" style:parent-style-name="Standard">
      <style:paragraph-properties fo:line-height="0.0811in"/>
    </style:style>
    <style:style style:name="P52" style:family="paragraph" style:parent-style-name="Standard">
      <style:paragraph-properties fo:line-height="0.1835in"/>
    </style:style>
    <style:style style:name="P53" style:family="paragraph" style:parent-style-name="Standard">
      <style:paragraph-properties fo:line-height="0.2492in"/>
    </style:style>
    <style:style style:name="P54" style:family="paragraph" style:parent-style-name="Standard" style:list-style-name=""/>
    <style:style style:name="P55" style:family="paragraph" style:parent-style-name="Standard">
      <style:paragraph-properties fo:line-height="0.278in"/>
    </style:style>
    <style:style style:name="P56" style:family="paragraph" style:parent-style-name="Standard">
      <style:paragraph-properties fo:line-height="0.0327in"/>
    </style:style>
    <style:style style:name="P57" style:family="paragraph" style:parent-style-name="Standard">
      <style:paragraph-properties fo:line-height="0.0189in"/>
    </style:style>
    <style:style style:name="P58" style:family="paragraph" style:parent-style-name="Standard">
      <style:paragraph-properties fo:line-height="0.0425in"/>
    </style:style>
    <style:style style:name="P59" style:family="paragraph" style:parent-style-name="Standard">
      <style:paragraph-properties fo:line-height="0.1571in"/>
    </style:style>
    <style:style style:name="P60" style:family="paragraph" style:parent-style-name="Standard">
      <style:paragraph-properties fo:line-height="0.2591in"/>
    </style:style>
    <style:style style:name="P61" style:family="paragraph" style:parent-style-name="Standard">
      <style:paragraph-properties fo:line-height="177%" style:punctuation-wrap="simple"/>
    </style:style>
    <style:style style:name="P62" style:family="paragraph" style:parent-style-name="Standard">
      <style:paragraph-properties fo:line-height="0.2563in"/>
    </style:style>
    <style:style style:name="P63" style:family="paragraph" style:parent-style-name="Standard">
      <style:paragraph-properties fo:line-height="0.1417in"/>
    </style:style>
    <style:style style:name="P64" style:family="paragraph" style:parent-style-name="Standard">
      <style:paragraph-properties fo:line-height="0.1402in"/>
    </style:style>
    <style:style style:name="P65" style:family="paragraph" style:parent-style-name="Standard">
      <style:paragraph-properties fo:line-height="0.0016in"/>
    </style:style>
    <style:style style:name="P66" style:family="paragraph" style:parent-style-name="Standard">
      <style:paragraph-properties fo:line-height="0.2555in"/>
    </style:style>
    <style:style style:name="P67" style:family="paragraph" style:parent-style-name="Standard">
      <style:paragraph-properties fo:line-height="0.0291in"/>
    </style:style>
    <style:style style:name="P68" style:family="paragraph" style:parent-style-name="Standard">
      <style:paragraph-properties fo:line-height="0.1409in"/>
    </style:style>
    <style:style style:name="P69" style:family="paragraph" style:parent-style-name="Standard">
      <style:paragraph-properties fo:line-height="0.0429in"/>
    </style:style>
    <style:style style:name="P70" style:family="paragraph" style:parent-style-name="Standard">
      <style:paragraph-properties fo:line-height="0.1902in"/>
    </style:style>
    <style:style style:name="P71" style:family="paragraph" style:parent-style-name="Standard">
      <style:paragraph-properties fo:line-height="0.0543in"/>
    </style:style>
    <style:style style:name="P72" style:family="paragraph" style:parent-style-name="Standard">
      <style:paragraph-properties fo:line-height="0.0953in"/>
    </style:style>
    <style:style style:name="P73" style:family="paragraph" style:parent-style-name="Standard">
      <style:paragraph-properties fo:line-height="0.1736in"/>
    </style:style>
    <style:style style:name="P74" style:family="paragraph" style:parent-style-name="Standard">
      <style:paragraph-properties fo:line-height="0.0752in"/>
    </style:style>
    <style:style style:name="P75" style:family="paragraph" style:parent-style-name="Standard">
      <style:paragraph-properties fo:line-height="0.1783in"/>
    </style:style>
    <style:style style:name="P76" style:family="paragraph" style:parent-style-name="Standard">
      <style:paragraph-properties fo:line-height="0.2035in"/>
    </style:style>
    <style:style style:name="P77" style:family="paragraph" style:parent-style-name="Standard">
      <style:paragraph-properties fo:line-height="0.0846in"/>
    </style:style>
    <style:style style:name="P78" style:family="paragraph" style:parent-style-name="Standard">
      <style:paragraph-properties fo:line-height="0.1102in"/>
    </style:style>
    <style:style style:name="P79" style:family="paragraph" style:parent-style-name="Standard">
      <style:paragraph-properties fo:line-height="0.1091in"/>
    </style:style>
    <style:style style:name="P80" style:family="paragraph" style:parent-style-name="Standard">
      <style:paragraph-properties fo:line-height="0.2252in"/>
    </style:style>
    <style:style style:name="P81" style:family="paragraph" style:parent-style-name="Standard">
      <style:paragraph-properties fo:line-height="0.1654in"/>
    </style:style>
    <style:style style:name="P82" style:family="paragraph" style:parent-style-name="Standard">
      <style:paragraph-properties fo:line-height="0.1717in"/>
    </style:style>
    <style:style style:name="P83" style:family="paragraph" style:parent-style-name="Standard">
      <style:paragraph-properties fo:line-height="0.0437in"/>
    </style:style>
    <style:style style:name="P84" style:family="paragraph" style:parent-style-name="Standard">
      <style:paragraph-properties fo:line-height="0.2043in"/>
    </style:style>
    <style:style style:name="P85" style:family="paragraph" style:parent-style-name="Standard">
      <style:paragraph-properties fo:line-height="0.1665in"/>
    </style:style>
    <style:style style:name="P86" style:family="paragraph" style:parent-style-name="Standard">
      <style:paragraph-properties fo:line-height="0.1134in"/>
    </style:style>
    <style:style style:name="P87" style:family="paragraph" style:parent-style-name="Standard">
      <style:paragraph-properties fo:line-height="0.2063in"/>
    </style:style>
    <style:style style:name="P88" style:family="paragraph" style:parent-style-name="Standard">
      <style:paragraph-properties fo:line-height="0.2063in" fo:text-align="start" style:justify-single-word="false" style:snap-to-layout-grid="false"/>
    </style:style>
    <style:style style:name="P89" style:family="paragraph" style:parent-style-name="Standard">
      <style:paragraph-properties fo:line-height="0.0547in"/>
    </style:style>
    <style:style style:name="P90" style:family="paragraph" style:parent-style-name="Standard">
      <style:paragraph-properties fo:line-height="0.2736in"/>
    </style:style>
    <style:style style:name="P91" style:family="paragraph" style:parent-style-name="Standard">
      <style:paragraph-properties fo:line-height="0.0602in"/>
    </style:style>
    <style:style style:name="P92" style:family="paragraph" style:parent-style-name="Standard">
      <style:paragraph-properties fo:line-height="0.1984in"/>
    </style:style>
    <style:style style:name="P93" style:family="paragraph" style:parent-style-name="Standard">
      <style:paragraph-properties fo:line-height="0.1646in"/>
    </style:style>
    <style:style style:name="P94" style:family="paragraph" style:parent-style-name="Standard">
      <style:paragraph-properties fo:line-height="0.1953in"/>
    </style:style>
    <style:style style:name="P95" style:family="paragraph" style:parent-style-name="Standard">
      <style:paragraph-properties fo:line-height="0.2339in"/>
    </style:style>
    <style:style style:name="P96" style:family="paragraph" style:parent-style-name="Standard">
      <style:paragraph-properties fo:line-height="0.0744in"/>
    </style:style>
    <style:style style:name="P97" style:family="paragraph" style:parent-style-name="Standard">
      <style:paragraph-properties fo:line-height="0.1756in"/>
    </style:style>
    <style:style style:name="P98" style:family="paragraph" style:parent-style-name="Standard">
      <style:paragraph-properties fo:line-height="0.1756in" style:snap-to-layout-grid="false"/>
    </style:style>
    <style:style style:name="P99" style:family="paragraph" style:parent-style-name="Standard">
      <style:paragraph-properties fo:line-height="0.0728in"/>
    </style:style>
    <style:style style:name="P100" style:family="paragraph" style:parent-style-name="Standard">
      <style:paragraph-properties fo:line-height="0.1626in"/>
    </style:style>
    <style:style style:name="P101" style:family="paragraph" style:parent-style-name="Standard">
      <style:paragraph-properties fo:line-height="0.2508in"/>
    </style:style>
    <style:style style:name="P102" style:family="paragraph" style:parent-style-name="Standard">
      <style:paragraph-properties fo:line-height="0.1752in"/>
    </style:style>
    <style:style style:name="P103" style:family="paragraph" style:parent-style-name="Standard">
      <style:paragraph-properties fo:line-height="0.1862in"/>
    </style:style>
    <style:style style:name="P104" style:family="paragraph" style:parent-style-name="Standard">
      <style:paragraph-properties fo:line-height="0.2311in"/>
    </style:style>
    <style:style style:name="P105" style:family="paragraph" style:parent-style-name="Standard">
      <style:paragraph-properties fo:line-height="0.052in"/>
    </style:style>
    <style:style style:name="P106" style:family="paragraph" style:parent-style-name="Standard">
      <style:paragraph-properties fo:line-height="0.0618in"/>
    </style:style>
    <style:style style:name="P107" style:family="paragraph" style:parent-style-name="Standard">
      <style:paragraph-properties style:line-height-at-least="0.139in" style:snap-to-layout-grid="false"/>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style:style>
    <style:style style:name="P108" style:family="paragraph" style:parent-style-name="Standard">
      <style:paragraph-properties fo:line-height="0.2618in"/>
    </style:style>
    <style:style style:name="P109" style:family="paragraph" style:parent-style-name="Standard">
      <style:paragraph-properties fo:line-height="0.239in"/>
    </style:style>
    <style:style style:name="P110" style:family="paragraph" style:parent-style-name="Standard">
      <style:paragraph-properties fo:line-height="0.2028in"/>
    </style:style>
    <style:style style:name="P111" style:family="paragraph" style:parent-style-name="Standard">
      <style:paragraph-properties fo:line-height="0.1898in"/>
    </style:style>
    <style:style style:name="P112" style:family="paragraph" style:parent-style-name="Standard">
      <style:paragraph-properties fo:line-height="0.2165in"/>
    </style:style>
    <style:style style:name="P113"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4" style:family="paragraph" style:parent-style-name="Standard">
      <style:paragraph-properties fo:margin-top="0in" fo:margin-bottom="0in" style:line-height-at-leas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5" style:family="paragraph" style:parent-style-name="Standard">
      <style:paragraph-properties fo:margin-top="0in" fo:margin-bottom="0in" fo:line-height="0.1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6" style:family="paragraph" style:parent-style-name="Standard">
      <style:paragraph-properties fo:margin-top="0in" fo:margin-bottom="0in" fo:line-height="0.163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7" style:family="paragraph" style:parent-style-name="Standard">
      <style:paragraph-properties fo:margin-top="0in" fo:margin-bottom="0in" fo:line-height="151%"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18" style:family="paragraph" style:parent-style-name="Standard">
      <style:paragraph-properties fo:margin-top="0in" fo:margin-bottom="0in" fo:line-height="0.067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19" style:family="paragraph" style:parent-style-name="Standard">
      <style:paragraph-properties fo:margin-top="0in" fo:margin-bottom="0in" fo:line-height="147%"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0" style:family="paragraph" style:parent-style-name="Standard">
      <style:paragraph-properties fo:margin-top="0in" fo:margin-bottom="0in" fo:line-height="0.230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1" style:family="paragraph" style:parent-style-name="Standard">
      <style:paragraph-properties fo:margin-top="0in" fo:margin-bottom="0in" fo:line-height="0.1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2" style:family="paragraph" style:parent-style-name="Standard">
      <style:paragraph-properties fo:margin-top="0in" fo:margin-bottom="0in" fo:line-height="14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3" style:family="paragraph" style:parent-style-name="Standard">
      <style:paragraph-properties fo:margin-top="0in" fo:margin-bottom="0in" fo:line-height="0.156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4" style:family="paragraph" style:parent-style-name="Standard">
      <style:paragraph-properties fo:margin-top="0in" fo:margin-bottom="0in" fo:line-height="13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25" style:family="paragraph" style:parent-style-name="Standard">
      <style:paragraph-properties fo:margin-top="0in" fo:margin-bottom="0in" fo:line-height="0.0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26" style:family="paragraph" style:parent-style-name="Standard">
      <style:paragraph-properties fo:margin-top="0in" fo:margin-bottom="0in" fo:line-height="0.0008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7" style:family="paragraph" style:parent-style-name="Standard">
      <style:paragraph-properties fo:margin-top="0in" fo:margin-bottom="0in" fo:line-height="0.042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8" style:family="paragraph" style:parent-style-name="Standard">
      <style:paragraph-properties fo:margin-top="0in" fo:margin-bottom="0in" fo:line-height="0.183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29" style:family="paragraph" style:parent-style-name="Standard">
      <style:paragraph-properties fo:margin-top="0in" fo:margin-bottom="0in" fo:line-height="0.028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30" style:family="paragraph" style:parent-style-name="Standard">
      <style:paragraph-properties fo:margin-top="0in" fo:margin-bottom="0in" fo:line-height="0.203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31" style:family="paragraph" style:parent-style-name="Standard">
      <style:paragraph-properties fo:margin-top="0in" fo:margin-bottom="0in" fo:line-height="177%"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2" style:family="paragraph" style:parent-style-name="Standard">
      <style:paragraph-properties fo:margin-top="0in" fo:margin-bottom="0in" fo:line-height="0.1417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3" style:family="paragraph" style:parent-style-name="Standard">
      <style:paragraph-properties fo:margin-top="0in" fo:margin-bottom="0in" fo:line-height="148%"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4" style:family="paragraph" style:parent-style-name="Standard">
      <style:paragraph-properties fo:margin-top="0in" fo:margin-bottom="0in" fo:line-height="146%"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5" style:family="paragraph" style:parent-style-name="Standard">
      <style:paragraph-properties fo:margin-top="0in" fo:margin-bottom="0in" fo:line-height="98%"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6" style:family="paragraph" style:parent-style-name="Standard">
      <style:paragraph-properties fo:margin-top="0in" fo:margin-bottom="0in" fo:line-height="138%"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37" style:family="paragraph" style:parent-style-name="Standard">
      <style:paragraph-properties fo:margin-top="0in" fo:margin-bottom="0in" fo:line-height="0.270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8" style:family="paragraph" style:parent-style-name="Standard">
      <style:paragraph-properties fo:margin-top="0in" fo:margin-bottom="0in" fo:line-height="0.02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39" style:family="paragraph" style:parent-style-name="Standard">
      <style:paragraph-properties fo:margin-top="0in" fo:margin-bottom="0in" fo:line-height="16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0" style:family="paragraph" style:parent-style-name="Standard">
      <style:paragraph-properties fo:margin-top="0in" fo:margin-bottom="0in" fo:line-height="155%"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1" style:family="paragraph" style:parent-style-name="Standard">
      <style:paragraph-properties fo:margin-top="0in" fo:margin-bottom="0in" fo:line-height="0.1165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2" style:family="paragraph" style:parent-style-name="Standard">
      <style:paragraph-properties fo:margin-top="0in" fo:margin-bottom="0in" fo:line-height="172%"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3" style:family="paragraph" style:parent-style-name="Standard">
      <style:paragraph-properties fo:margin-top="0in" fo:margin-bottom="0in" fo:line-height="172%"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4" style:family="paragraph" style:parent-style-name="Standard">
      <style:paragraph-properties fo:margin-top="0in" fo:margin-bottom="0in" fo:line-height="0.060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5" style:family="paragraph" style:parent-style-name="Standard">
      <style:paragraph-properties fo:margin-top="0in" fo:margin-bottom="0in" fo:line-height="150%"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46" style:family="paragraph" style:parent-style-name="Standard">
      <style:paragraph-properties fo:margin-top="0in" fo:margin-bottom="0in" fo:line-height="0.038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7" style:family="paragraph" style:parent-style-name="Standard">
      <style:paragraph-properties fo:margin-top="0in" fo:margin-bottom="0in" fo:line-height="0.10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8" style:family="paragraph" style:parent-style-name="Standard">
      <style:paragraph-properties fo:margin-top="0in" fo:margin-bottom="0in" fo:line-height="0.0846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49" style:family="paragraph" style:parent-style-name="Standard">
      <style:paragraph-properties fo:margin-top="0in" fo:margin-bottom="0in" fo:line-height="17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0" style:family="paragraph" style:parent-style-name="Standard">
      <style:paragraph-properties fo:margin-top="0in" fo:margin-bottom="0in" fo:line-height="0.0953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1" style:family="paragraph" style:parent-style-name="Standard">
      <style:paragraph-properties fo:margin-top="0in" fo:margin-bottom="0in" fo:line-height="0.0752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2" style:family="paragraph" style:parent-style-name="Standard">
      <style:paragraph-properties fo:margin-top="0in" fo:margin-bottom="0in" fo:line-height="0.0429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3" style:family="paragraph" style:parent-style-name="Standard">
      <style:paragraph-properties fo:margin-top="0in" fo:margin-bottom="0in" fo:line-height="143%" fo:text-align="justify"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4" style:family="paragraph" style:parent-style-name="Standard">
      <style:paragraph-properties fo:margin-top="0in" fo:margin-bottom="0in" fo:line-height="171%"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5" style:family="paragraph" style:parent-style-name="Standard">
      <style:paragraph-properties fo:margin-top="0in" fo:margin-bottom="0in" fo:line-height="186%" fo:text-align="start" style:justify-single-word="false" fo:keep-together="auto" fo:hyphenation-ladder-count="no-limit"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56" style:family="paragraph" style:parent-style-name="Standard">
      <style:paragraph-properties fo:margin-top="0in" fo:margin-bottom="0in" fo:line-height="0.1591in" fo:text-align="start" style:justify-single-word="false" fo:keep-together="auto" fo:hyphenation-ladder-count="no-limit"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57"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8" style:family="paragraph" style:parent-style-name="Standard">
      <style:paragraph-properties fo:margin-top="0in" fo:margin-bottom="0in" style:line-height-at-least="0.13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59" style:family="paragraph" style:parent-style-name="Standard">
      <style:paragraph-properties fo:margin-top="0in" fo:margin-bottom="0in" fo:line-height="0.111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0" style:family="paragraph" style:parent-style-name="Standard">
      <style:paragraph-properties fo:margin-top="0in" fo:margin-bottom="0in" fo:line-height="0.111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1"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6.5pt" fo:letter-spacing="normal" fo:language="en" fo:country="US" fo:font-style="normal" fo:text-shadow="none" style:text-underline-style="none" fo:font-weight="normal" style:letter-kerning="true" fo:background-color="transparent" style:font-name-asian="Times New Roman1" style:font-size-asian="6.5pt" style:language-asian="zh" style:country-asian="CN" style:font-style-asian="normal" style:font-weight-asian="normal" style:font-name-complex="Times New Roman1" style:font-size-complex="6.5pt" style:language-complex="hi" style:country-complex="IN" style:font-style-complex="normal" style:font-weight-complex="normal" style:text-emphasize="none" style:text-scale="100%" text:display="true" fo:hyphenate="false" fo:hyphenation-remain-char-count="2" fo:hyphenation-push-char-count="2"/>
    </style:style>
    <style:style style:name="P162"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7pt" fo:letter-spacing="normal" fo:language="en" fo:country="US" fo:font-style="normal" fo:text-shadow="none" style:text-underline-style="none" fo:font-weight="normal" style:letter-kerning="true" fo:background-color="transparent" style:font-name-asian="Times New Roman1" style:font-size-asian="7pt" style:language-asian="zh" style:country-asian="CN" style:font-style-asian="normal" style:font-weight-asian="normal" style:font-name-complex="Times New Roman1" style:font-size-complex="7pt" style:language-complex="hi" style:country-complex="IN" style:font-style-complex="normal" style:font-weight-complex="normal" style:text-emphasize="none" style:text-scale="100%" text:display="true" fo:hyphenate="false" fo:hyphenation-remain-char-count="2" fo:hyphenation-push-char-count="2"/>
    </style:style>
    <style:style style:name="P163" style:family="paragraph" style:parent-style-name="Standard">
      <style:paragraph-properties fo:margin-top="0in" fo:margin-bottom="0in" style:line-height-at-least="0.139in" fo:text-align="start"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font-variant="normal" fo:text-transform="none" style:use-window-font-color="true" style:text-outline="false" style:text-line-through-style="none" style:text-position="0% 100%" style:font-name="Times New Roman1" fo:font-size="9pt" fo:letter-spacing="normal" fo:language="en" fo:country="US" fo:font-style="normal" fo:text-shadow="none" style:text-underline-style="none" fo:font-weight="normal" style:letter-kerning="true" fo:background-color="transparent" style:font-name-asian="Times New Roman1" style:font-size-asian="9pt" style:language-asian="zh" style:country-asian="CN" style:font-style-asian="normal" style:font-weight-asian="normal" style:font-name-complex="Times New Roman1" style:font-size-complex="9pt" style:language-complex="hi" style:country-complex="IN" style:font-style-complex="normal" style:font-weight-complex="normal" style:text-emphasize="none" style:text-scale="100%" text:display="true" fo:hyphenate="false" fo:hyphenation-remain-char-count="2" fo:hyphenation-push-char-count="2"/>
    </style:style>
    <style:style style:name="P164" style:family="paragraph" style:parent-style-name="Standard">
      <style:paragraph-properties fo:margin-top="0in" fo:margin-bottom="0in" fo:line-height="0.102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5" style:family="paragraph" style:parent-style-name="Standard">
      <style:paragraph-properties fo:margin-top="0in" fo:margin-bottom="0in" fo:line-height="0.089in" fo:text-align="end" style:justify-single-word="false" fo:keep-together="auto" fo:hyphenation-ladder-count="no-limit"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166" style:family="paragraph" style:parent-style-name="Standard" style:master-page-name="Convert_20_1">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7" style:family="paragraph" style:parent-style-name="Standard" style:master-page-name="Convert_20_2">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68" style:family="paragraph" style:parent-style-name="Standard" style:master-page-name="Convert_20_3">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69" style:family="paragraph" style:parent-style-name="Standard" style:master-page-name="Convert_20_4">
      <style:paragraph-properties fo:margin-top="0in" fo:margin-bottom="0in" fo:line-heigh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0" style:family="paragraph" style:parent-style-name="Standard" style:master-page-name="Convert_20_5">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1" style:family="paragraph" style:parent-style-name="Standard" style:master-page-name="Convert_20_6">
      <style:paragraph-properties fo:margin-top="0in" fo:margin-bottom="0in" fo:line-height="155%"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2" style:family="paragraph" style:parent-style-name="Standard" style:master-page-name="Convert_20_7">
      <style:paragraph-properties fo:margin-top="0in" fo:margin-bottom="0in" fo:line-height="148%" fo:text-align="justify"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3" style:family="paragraph" style:parent-style-name="Standard" style:master-page-name="Convert_20_8">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4" style:family="paragraph" style:parent-style-name="Standard" style:master-page-name="Convert_20_9">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5" style:family="paragraph" style:parent-style-name="Standard" style:master-page-name="Convert_20_10">
      <style:paragraph-properties fo:margin-top="0in" fo:margin-bottom="0in" style:line-height-at-least="0.139in" fo:text-align="start" style:justify-single-word="false" fo:keep-together="auto" fo:hyphenation-ladder-count="no-limit"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6" style:family="paragraph" style:parent-style-name="Standard" style:master-page-name="Convert_20_11">
      <style:paragraph-properties fo:margin-top="0in" fo:margin-bottom="0in" fo:line-height="177%" fo:text-align="start" style:justify-single-word="false" fo:keep-together="auto" fo:hyphenation-ladder-count="no-limit" style:page-number="auto"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77" style:family="paragraph" style:parent-style-name="Standard">
      <style:paragraph-properties fo:margin-left="0.7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78" style:family="paragraph" style:parent-style-name="Standard">
      <style:paragraph-properties fo:margin-left="0.0835in" fo:margin-right="0in" style:line-height-at-least="0.139in" fo:text-indent="0in" style:auto-text-indent="false"/>
    </style:style>
    <style:style style:name="P179" style:family="paragraph" style:parent-style-name="Standard">
      <style:paragraph-properties fo:margin-left="0.0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0" style:family="paragraph" style:parent-style-name="Standard">
      <style:paragraph-properties fo:margin-left="0.0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1" style:family="paragraph" style:parent-style-name="Standard">
      <style:paragraph-properties fo:margin-left="0.0835in" fo:margin-right="2.1528in" fo:margin-top="0in" fo:margin-bottom="0in" fo:line-height="19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2"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3" style:family="paragraph" style:parent-style-name="Standard">
      <style:paragraph-properties fo:margin-left="0.3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4" style:family="paragraph" style:parent-style-name="Standard">
      <style:paragraph-properties fo:margin-left="0.33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tab-stops>
          <style:tab-stop style:position="2.8335in"/>
        </style:tab-stops>
        <style:background-image/>
      </style:paragraph-properties>
      <style:text-properties fo:hyphenate="false" fo:hyphenation-remain-char-count="2" fo:hyphenation-push-char-count="2"/>
    </style:style>
    <style:style style:name="P185" style:family="paragraph" style:parent-style-name="Standard">
      <style:paragraph-properties fo:margin-left="2.847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6" style:family="paragraph" style:parent-style-name="Standard">
      <style:paragraph-properties fo:margin-left="2.8472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7" style:family="paragraph" style:parent-style-name="Standard">
      <style:paragraph-properties fo:margin-left="0.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88" style:family="paragraph" style:parent-style-name="Standard">
      <style:paragraph-properties fo:margin-left="0.0835in" fo:margin-right="4.55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89" style:family="paragraph" style:parent-style-name="Standard">
      <style:paragraph-properties fo:margin-left="0.0835in" fo:margin-right="4.847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190" style:family="paragraph" style:parent-style-name="Standard">
      <style:paragraph-properties fo:margin-left="0.5835in" fo:margin-right="0in" style:line-height-at-least="0.139in" fo:text-indent="0in" style:auto-text-indent="false" style:snap-to-layout-grid="false"/>
    </style:style>
    <style:style style:name="P191" style:family="paragraph" style:parent-style-name="Standard">
      <style:paragraph-properties fo:margin-left="0.58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92" style:family="paragraph" style:parent-style-name="Standard">
      <style:paragraph-properties fo:margin-left="0.583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193" style:family="paragraph" style:parent-style-name="Standard" style:list-style-name="WW8Num2">
      <style:paragraph-properties fo:margin-left="0.5835in" fo:margin-right="3.611in" fo:line-height="155%" fo:text-align="justify" style:justify-single-word="false" fo:text-indent="-0.25in" style:auto-text-indent="false" style:punctuation-wrap="simple" style:vertical-align="auto">
        <style:tab-stops>
          <style:tab-stop style:position="0.5835in"/>
        </style:tab-stops>
      </style:paragraph-properties>
    </style:style>
    <style:style style:name="P194" style:family="paragraph" style:parent-style-name="Standard" style:list-style-name="WW8Num2">
      <style:paragraph-properties fo:margin-left="0.5835in" fo:margin-right="3.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5" style:family="paragraph" style:parent-style-name="Standard" style:list-style-name="WW8Num2">
      <style:paragraph-properties fo:margin-left="0.5835in" fo:margin-right="2.861in" fo:margin-top="0in" fo:margin-bottom="0in" fo:line-height="147%"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6" style:family="paragraph" style:parent-style-name="Standard" style:list-style-name="WW8Num2">
      <style:paragraph-properties fo:margin-left="0.5835in" fo:margin-right="2.389in" fo:margin-top="0in" fo:margin-bottom="0in" fo:line-height="155%"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197" style:family="paragraph" style:parent-style-name="Standard" style:list-style-name="WW8Num3">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8" style:family="paragraph" style:parent-style-name="Standard" style:list-style-name="WW8Num4">
      <style:paragraph-properties fo:margin-left="0.5835in" fo:margin-right="0in" fo:line-height="0.0811in" fo:text-align="justify" style:justify-single-word="false" fo:text-indent="-0.25in" style:auto-text-indent="false" style:punctuation-wrap="simple" style:vertical-align="auto">
        <style:tab-stops>
          <style:tab-stop style:position="0.5835in"/>
        </style:tab-stops>
      </style:paragraph-properties>
    </style:style>
    <style:style style:name="P199" style:family="paragraph" style:parent-style-name="Standard" style:list-style-name="WW8Num6">
      <style:paragraph-properties fo:margin-left="0.5835in" fo:margin-right="0in" fo:line-height="0.1953in" fo:text-align="justify" style:justify-single-word="false" fo:text-indent="-0.25in" style:auto-text-indent="false" style:punctuation-wrap="simple" style:vertical-align="auto">
        <style:tab-stops>
          <style:tab-stop style:position="0.5835in"/>
        </style:tab-stops>
      </style:paragraph-properties>
    </style:style>
    <style:style style:name="P200" style:family="paragraph" style:parent-style-name="Standard" style:list-style-name="WW8Num2">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1" style:family="paragraph" style:parent-style-name="Standard" style:list-style-name="WW8Num5">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2" style:family="paragraph" style:parent-style-name="Standard" style:list-style-name="WW8Num6">
      <style:paragraph-properties fo:margin-left="0.583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3" style:family="paragraph" style:parent-style-name="Standard" style:list-style-name="WW8Num3">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4" style:family="paragraph" style:parent-style-name="Standard" style:list-style-name="WW8Num4">
      <style:paragraph-properties fo:margin-left="0.5835in" fo:margin-right="0in" fo:margin-top="0in" fo:margin-bottom="0in" fo:line-height="98%"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5" style:family="paragraph" style:parent-style-name="Standard" style:list-style-name="WW8Num5">
      <style:paragraph-properties fo:margin-left="0.5835in" fo:margin-right="3.028in" fo:line-height="155%" fo:text-align="justify" style:justify-single-word="false" fo:text-indent="-0.25in" style:auto-text-indent="false" style:punctuation-wrap="simple" style:vertical-align="auto">
        <style:tab-stops>
          <style:tab-stop style:position="0.5835in"/>
        </style:tab-stops>
      </style:paragraph-properties>
    </style:style>
    <style:style style:name="P206" style:family="paragraph" style:parent-style-name="Standard" style:list-style-name="WW8Num5">
      <style:paragraph-properties fo:margin-left="0.5835in" fo:margin-right="1.8055in" fo:margin-top="0in" fo:margin-bottom="0in" fo:line-height="132%"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835in"/>
        </style:tab-stops>
        <style:background-image/>
      </style:paragraph-properties>
      <style:text-properties fo:hyphenate="false" fo:hyphenation-remain-char-count="2" fo:hyphenation-push-char-count="2"/>
    </style:style>
    <style:style style:name="P207" style:family="paragraph" style:parent-style-name="Standard">
      <style:paragraph-properties fo:margin-left="0.0835in" fo:margin-right="1.9307in" fo:margin-top="0in" fo:margin-bottom="0in" fo:line-height="12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08" style:family="paragraph" style:parent-style-name="Standard">
      <style:paragraph-properties fo:margin-left="2.722in" fo:margin-right="0in" style:line-height-at-least="0.139in" fo:text-indent="0in" style:auto-text-indent="false"/>
    </style:style>
    <style:style style:name="P209" style:family="paragraph" style:parent-style-name="Standard">
      <style:paragraph-properties fo:margin-left="1.72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0" style:family="paragraph" style:parent-style-name="Standard">
      <style:paragraph-properties fo:margin-left="1.4307in" fo:margin-right="4.2638in" fo:margin-top="0in" fo:margin-bottom="0in" fo:line-height="98%" fo:text-align="start" style:justify-single-word="false" fo:keep-together="auto" fo:hyphenation-ladder-count="no-limit" fo:text-indent="0.1752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1" style:family="paragraph" style:parent-style-name="Standard">
      <style:paragraph-properties fo:margin-left="1.139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2" style:family="paragraph" style:parent-style-name="Standard">
      <style:paragraph-properties fo:margin-left="1.305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3" style:family="paragraph" style:parent-style-name="Standard">
      <style:paragraph-properties fo:margin-left="1.139in" fo:margin-right="3.8472in" fo:margin-top="0in" fo:margin-bottom="0in" fo:line-height="100%" fo:text-align="center"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4" style:family="paragraph" style:parent-style-name="Standard">
      <style:paragraph-properties fo:margin-left="1.2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5" style:family="paragraph" style:parent-style-name="Standard">
      <style:paragraph-properties fo:margin-left="1.25in" fo:margin-right="3.2638in" fo:margin-top="0in" fo:margin-bottom="0in" fo:line-height="98%" fo:text-align="start" style:justify-single-word="false" fo:keep-together="auto" fo:hyphenation-ladder-count="no-limit" fo:text-indent="0.2917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6" style:family="paragraph" style:parent-style-name="Standard">
      <style:paragraph-properties fo:margin-left="1.361in" fo:margin-right="3.4445in" fo:margin-top="0in" fo:margin-bottom="0in" fo:line-height="98%" fo:text-align="start" style:justify-single-word="false" fo:keep-together="auto" fo:hyphenation-ladder-count="no-limit" fo:text-indent="0.3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7" style:family="paragraph" style:parent-style-name="Standard">
      <style:paragraph-properties fo:margin-left="1.4862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18" style:family="paragraph" style:parent-style-name="Standard">
      <style:paragraph-properties fo:margin-left="1.0693in" fo:margin-right="3.028in" fo:margin-top="0in" fo:margin-bottom="0in" fo:line-height="115%" fo:text-align="start" style:justify-single-word="false" fo:keep-together="auto" fo:hyphenation-ladder-count="no-limit" fo:text-indent="0.4083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19" style:family="paragraph" style:parent-style-name="Standard">
      <style:paragraph-properties fo:margin-left="0in" fo:margin-right="0.0417in" fo:margin-top="0in" fo:margin-bottom="0in" fo:line-height="177%"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0" style:family="paragraph" style:parent-style-name="Standard">
      <style:paragraph-properties fo:margin-left="0.0835in" fo:margin-right="3.389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1" style:family="paragraph" style:parent-style-name="Standard">
      <style:paragraph-properties fo:line-height="0.1953in" fo:break-before="column"/>
    </style:style>
    <style:style style:name="P222" style:family="paragraph" style:parent-style-name="Standard">
      <style:paragraph-properties fo:margin-left="0.0138in" fo:margin-right="0in" style:line-height-at-least="0.139in" fo:text-indent="0in" style:auto-text-indent="false"/>
    </style:style>
    <style:style style:name="P223" style:family="paragraph" style:parent-style-name="Standard">
      <style:paragraph-properties fo:margin-left="0.0835in" fo:margin-right="1.8055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4" style:family="paragraph" style:parent-style-name="Standard">
      <style:paragraph-properties fo:margin-left="0.0835in" fo:margin-right="0.3472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5" style:family="paragraph" style:parent-style-name="Standard">
      <style:paragraph-properties fo:margin-left="0.0835in" fo:margin-right="0.0835in" fo:margin-top="0in" fo:margin-bottom="0in" fo:line-height="105%"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6" style:family="paragraph" style:parent-style-name="Standard">
      <style:paragraph-properties fo:margin-left="0.0835in" fo:margin-right="0.0835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7" style:family="paragraph" style:parent-style-name="Standard">
      <style:paragraph-properties fo:margin-left="0.0835in" fo:margin-right="0.1807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8" style:family="paragraph" style:parent-style-name="Standard">
      <style:paragraph-properties fo:margin-left="0.0835in" fo:margin-right="0.111in" fo:margin-top="0in" fo:margin-bottom="0in" fo:line-height="102%"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29" style:family="paragraph" style:parent-style-name="Standard">
      <style:paragraph-properties fo:margin-left="0.0835in" fo:margin-right="0.111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0" style:family="paragraph" style:parent-style-name="Standard">
      <style:paragraph-properties fo:margin-left="0.0835in" fo:margin-right="2.86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1" style:family="paragraph" style:parent-style-name="Standard">
      <style:paragraph-properties fo:margin-left="0.0835in" fo:margin-right="4.722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2" style:family="paragraph" style:parent-style-name="Standard">
      <style:paragraph-properties fo:margin-left="0.3335in" fo:margin-right="4.611in" fo:line-height="117%" fo:text-indent="-0.25in" style:auto-text-indent="false" style:punctuation-wrap="simple"/>
    </style:style>
    <style:style style:name="P233" style:family="paragraph" style:parent-style-name="Standard">
      <style:paragraph-properties fo:margin-left="0.3335in" fo:margin-right="4.1665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4" style:family="paragraph" style:parent-style-name="Standard">
      <style:paragraph-properties fo:margin-left="0.3335in" fo:margin-right="3.528in" fo:margin-top="0in" fo:margin-bottom="0in" fo:line-height="98%" fo:text-align="start"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5" style:family="paragraph" style:parent-style-name="Standard">
      <style:paragraph-properties fo:margin-left="0.0835in" fo:margin-right="0.5835in" fo:margin-top="0in" fo:margin-bottom="0in" style:line-height-at-least="0.139in"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6" style:family="paragraph" style:parent-style-name="Standard">
      <style:paragraph-properties fo:margin-left="0.8335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7" style:family="paragraph" style:parent-style-name="Standard">
      <style:paragraph-properties fo:margin-left="0.8335in" fo:margin-right="1.4028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38" style:family="paragraph" style:parent-style-name="Standard">
      <style:paragraph-properties fo:margin-left="2.9165in" fo:margin-right="0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39" style:family="paragraph" style:parent-style-name="Standard">
      <style:paragraph-properties fo:margin-left="0.0835in" fo:margin-right="0.611in" fo:margin-top="0in" fo:margin-bottom="0in" fo:line-height="98%" fo:text-align="start" style:justify-single-word="false" fo:keep-together="auto" fo:hyphenation-ladder-count="no-limit" fo:text-indent="0.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0" style:family="paragraph" style:parent-style-name="Standard">
      <style:paragraph-properties fo:margin-left="0.5835in" fo:margin-right="2.2362in" fo:margin-top="0in" fo:margin-bottom="0in" fo:line-height="98%"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1" style:family="paragraph" style:parent-style-name="Standard">
      <style:paragraph-properties fo:margin-left="0.0835in" fo:margin-right="5.0138in" fo:margin-top="0in" fo:margin-bottom="0in" fo:line-height="101%"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2" style:family="paragraph" style:parent-style-name="Standard">
      <style:paragraph-properties fo:margin-left="0in" fo:margin-right="0in" fo:line-height="177%" fo:text-indent="0.0008in" style:auto-text-indent="false" style:punctuation-wrap="simple"/>
    </style:style>
    <style:style style:name="P243" style:family="paragraph" style:parent-style-name="Standard">
      <style:paragraph-properties fo:margin-left="0in" fo:margin-right="0in" fo:margin-top="0in" fo:margin-bottom="0in" fo:line-height="148%"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4" style:family="paragraph" style:parent-style-name="Standard">
      <style:paragraph-properties fo:margin-left="0in" fo:margin-right="0in" fo:margin-top="0in" fo:margin-bottom="0in" fo:line-height="155%" fo:text-align="justify" style:justify-single-word="false" fo:keep-together="auto" fo:hyphenation-ladder-count="no-limit" fo:text-indent="0.0008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5" style:family="paragraph" style:parent-style-name="Standard">
      <style:paragraph-properties fo:margin-left="0.0835in" fo:margin-right="3.611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6" style:family="paragraph" style:parent-style-name="Standard">
      <style:paragraph-properties fo:margin-left="0.75in" fo:margin-right="1.9862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7" style:family="paragraph" style:parent-style-name="Standard">
      <style:paragraph-properties fo:margin-left="0.0835in" fo:margin-right="3.028in" fo:margin-top="0in" fo:margin-bottom="0in" fo:line-height="140%"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8" style:family="paragraph" style:parent-style-name="Standard">
      <style:paragraph-properties fo:margin-left="0.75in" fo:margin-right="1.111in" fo:margin-top="0in" fo:margin-bottom="0in" fo:line-height="146%" fo:text-align="start" style:justify-single-word="false" fo:keep-together="auto" fo:hyphenation-ladder-count="no-limit" fo:text-indent="-0.75in" style:auto-text-indent="false" fo:break-before="auto" fo:break-after="auto" fo:background-color="transparent" fo:padding="0in" fo:border="none" fo:keep-with-next="auto" style:text-autospace="none" style:punctuation-wrap="simple" style:line-break="strict" style:vertical-align="auto" style:writing-mode="lr-tb">
        <style:background-image/>
      </style:paragraph-properties>
      <style:text-properties fo:hyphenate="false" fo:hyphenation-remain-char-count="2" fo:hyphenation-push-char-count="2"/>
    </style:style>
    <style:style style:name="P249" style:family="paragraph" style:parent-style-name="Standard">
      <style:paragraph-properties fo:margin-left="0in" fo:margin-right="0.7154in" fo:line-height="0.1984in" fo:text-align="end" style:justify-single-word="false" fo:text-indent="0in" style:auto-text-indent="false" style:snap-to-layout-grid="false"/>
    </style:style>
    <style:style style:name="P250" style:family="paragraph" style:parent-style-name="Standard">
      <style:paragraph-properties fo:margin-left="0in" fo:margin-right="0.0071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1" style:family="paragraph" style:parent-style-name="Standard">
      <style:paragraph-properties fo:margin-left="0in" fo:margin-right="0.007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2" style:family="paragraph" style:parent-style-name="Standard">
      <style:paragraph-properties fo:margin-left="0in" fo:margin-right="0.826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3" style:family="paragraph" style:parent-style-name="Standard">
      <style:paragraph-properties fo:margin-left="0in" fo:margin-right="0.826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4" style:family="paragraph" style:parent-style-name="Standard">
      <style:paragraph-properties fo:margin-left="0in" fo:margin-right="1.701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5" style:family="paragraph" style:parent-style-name="Standard">
      <style:paragraph-properties fo:margin-left="0in" fo:margin-right="1.701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6" style:family="paragraph" style:parent-style-name="Standard">
      <style:paragraph-properties fo:margin-left="0in" fo:margin-right="1.812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7" style:family="paragraph" style:parent-style-name="Standard">
      <style:paragraph-properties fo:margin-left="0in" fo:margin-right="1.812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8" style:family="paragraph" style:parent-style-name="Standard">
      <style:paragraph-properties fo:margin-left="0in" fo:margin-right="1.2291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59" style:family="paragraph" style:parent-style-name="Standard">
      <style:paragraph-properties fo:margin-left="0in" fo:margin-right="0.3264in" fo:line-height="0.102in" fo:text-align="end" style:justify-single-word="false" fo:text-indent="0in" style:auto-text-indent="false" style:snap-to-layout-grid="false"/>
    </style:style>
    <style:style style:name="P260" style:family="paragraph" style:parent-style-name="Standard">
      <style:paragraph-properties fo:margin-left="0in" fo:margin-right="0.270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61" style:family="paragraph" style:parent-style-name="Standard">
      <style:paragraph-properties fo:margin-left="0in" fo:margin-right="0.270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62" style:family="paragraph" style:parent-style-name="Standard">
      <style:paragraph-properties fo:margin-left="0.9583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3" style:family="paragraph" style:parent-style-name="Standard">
      <style:paragraph-properties fo:margin-left="1.889in" fo:margin-right="0in" style:line-height-at-least="0.139in" fo:text-indent="0in" style:auto-text-indent="false"/>
    </style:style>
    <style:style style:name="P264" style:family="paragraph" style:parent-style-name="Standard">
      <style:paragraph-properties fo:margin-left="1.652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5" style:family="paragraph" style:parent-style-name="Standard">
      <style:paragraph-properties fo:margin-left="2.0138in" fo:margin-right="0in" fo:margin-top="0in" fo:margin-bottom="0in" style:line-height-at-least="0.139in"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66" style:family="paragraph" style:parent-style-name="Standard" style:list-style-name="WW8Num7">
      <style:paragraph-properties fo:margin-left="0.5in" fo:margin-right="0in" fo:line-height="0.052in" fo:text-align="justify" style:justify-single-word="false" fo:text-indent="-0.25in" style:auto-text-indent="false" style:punctuation-wrap="simple" style:vertical-align="auto">
        <style:tab-stops>
          <style:tab-stop style:position="0.5in"/>
        </style:tab-stops>
      </style:paragraph-properties>
    </style:style>
    <style:style style:name="P267" style:family="paragraph" style:parent-style-name="Standard" style:list-style-name="WW8Num7">
      <style:paragraph-properties fo:margin-left="0.5in" fo:margin-right="0in" fo:margin-top="0in" fo:margin-bottom="0in" style:line-height-at-least="0.139in" fo:text-align="justify" style:justify-single-word="false" fo:keep-together="auto" fo:hyphenation-ladder-count="no-limit" fo:text-indent="-0.25in" style:auto-text-indent="false" fo:break-before="auto" fo:break-after="auto" fo:background-color="transparent" fo:padding="0in" fo:border="none" fo:keep-with-next="auto" style:text-autospace="none" style:punctuation-wrap="simple" style:line-break="strict" style:vertical-align="auto" style:writing-mode="lr-tb">
        <style:tab-stops>
          <style:tab-stop style:position="0.5in"/>
        </style:tab-stops>
        <style:background-image/>
      </style:paragraph-properties>
      <style:text-properties fo:hyphenate="false" fo:hyphenation-remain-char-count="2" fo:hyphenation-push-char-count="2"/>
    </style:style>
    <style:style style:name="P268" style:family="paragraph" style:parent-style-name="Standard">
      <style:paragraph-properties fo:margin-left="0in" fo:margin-right="0.1874in" style:line-height-at-least="0.139in" fo:text-align="end" style:justify-single-word="false" fo:text-indent="0in" style:auto-text-indent="false" style:snap-to-layout-grid="false"/>
    </style:style>
    <style:style style:name="P269" style:family="paragraph" style:parent-style-name="Standard">
      <style:paragraph-properties fo:margin-left="0in" fo:margin-right="0.1319in" style:line-height-at-least="0.139in" fo:text-align="end" style:justify-single-word="false" fo:text-indent="0in" style:auto-text-indent="false" style:snap-to-layout-grid="false"/>
    </style:style>
    <style:style style:name="P270" style:family="paragraph" style:parent-style-name="Standard">
      <style:paragraph-properties fo:margin-left="0in" fo:margin-right="0.1319in" fo:line-height="0.089in" fo:text-align="end" style:justify-single-word="false" fo:text-indent="0in" style:auto-text-indent="false" style:snap-to-layout-grid="false"/>
    </style:style>
    <style:style style:name="P271" style:family="paragraph" style:parent-style-name="Standard">
      <style:paragraph-properties fo:margin-left="0in" fo:margin-right="0.1319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2" style:family="paragraph" style:parent-style-name="Standard">
      <style:paragraph-properties fo:margin-left="0in" fo:margin-right="0.1319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3" style:family="paragraph" style:parent-style-name="Standard">
      <style:paragraph-properties fo:margin-left="0.1665in" fo:margin-right="0in" style:line-height-at-least="0.139in" fo:text-indent="0in" style:auto-text-indent="false" style:snap-to-layout-grid="false"/>
    </style:style>
    <style:style style:name="P274" style:family="paragraph" style:parent-style-name="Standard">
      <style:paragraph-properties fo:margin-left="0.2362in" fo:margin-right="0in" style:line-height-at-least="0.139in" fo:text-indent="0in" style:auto-text-indent="false" style:snap-to-layout-grid="false"/>
    </style:style>
    <style:style style:name="P275" style:family="paragraph" style:parent-style-name="Standard">
      <style:paragraph-properties fo:margin-left="0in" fo:margin-right="0.1043in" fo:line-height="0.089in" fo:text-align="end" style:justify-single-word="false" fo:text-indent="0in" style:auto-text-indent="false" style:snap-to-layout-grid="false"/>
    </style:style>
    <style:style style:name="P276" style:family="paragraph" style:parent-style-name="Standard">
      <style:paragraph-properties fo:margin-left="0in" fo:margin-right="0.1043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7" style:family="paragraph" style:parent-style-name="Standard">
      <style:paragraph-properties fo:margin-left="0in" fo:margin-right="0.1043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8" style:family="paragraph" style:parent-style-name="Standard">
      <style:paragraph-properties fo:margin-left="0.139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79" style:family="paragraph" style:parent-style-name="Standard">
      <style:paragraph-properties fo:margin-left="0.139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0" style:family="paragraph" style:parent-style-name="Standard">
      <style:paragraph-properties fo:margin-left="0.139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1" style:family="paragraph" style:parent-style-name="Standard">
      <style:paragraph-properties fo:margin-left="0in" fo:margin-right="0.0346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2" style:family="paragraph" style:parent-style-name="Standard">
      <style:paragraph-properties fo:margin-left="0in" fo:margin-right="0.0346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3" style:family="paragraph" style:parent-style-name="Standard">
      <style:paragraph-properties fo:margin-left="0in" fo:margin-right="0.0346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4" style:family="paragraph" style:parent-style-name="Standard">
      <style:paragraph-properties fo:margin-left="0in" fo:margin-right="0.04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5" style:family="paragraph" style:parent-style-name="Standard">
      <style:paragraph-properties fo:margin-left="0in" fo:margin-right="0.04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6" style:family="paragraph" style:parent-style-name="Standard">
      <style:paragraph-properties fo:margin-left="0in" fo:margin-right="0.04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7" style:family="paragraph" style:parent-style-name="Standard">
      <style:paragraph-properties fo:margin-left="0.028in" fo:margin-right="0in" fo:margin-top="0in" fo:margin-bottom="0in" style:line-height-at-least="0.13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8" style:family="paragraph" style:parent-style-name="Standard">
      <style:paragraph-properties fo:margin-left="0.028in" fo:margin-right="0in" fo:margin-top="0in" fo:margin-bottom="0in" fo:line-height="0.111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89" style:family="paragraph" style:parent-style-name="Standard">
      <style:paragraph-properties fo:margin-left="0.028in" fo:margin-right="0in" fo:margin-top="0in" fo:margin-bottom="0in" fo:line-height="0.089in" fo:text-align="start"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0" style:family="paragraph" style:parent-style-name="Standard">
      <style:paragraph-properties fo:margin-left="2.8335in" fo:margin-right="0in" fo:margin-top="0in" fo:margin-bottom="0in" fo:line-height="96%" fo:text-align="start" style:justify-single-word="false" fo:keep-together="auto" fo:hyphenation-ladder-count="no-limit" fo:text-indent="0in" style:auto-text-indent="false"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P291" style:family="paragraph" style:parent-style-name="Standard">
      <style:paragraph-properties fo:margin-left="0in" fo:margin-right="2.4929in" style:line-height-at-least="0.139in" fo:text-align="end" style:justify-single-word="false" fo:text-indent="0in" style:auto-text-indent="false" style:snap-to-layout-grid="false"/>
    </style:style>
    <style:style style:name="P292" style:family="paragraph" style:parent-style-name="Standard">
      <style:paragraph-properties fo:margin-left="0in" fo:margin-right="0.0902in" style:line-height-at-least="0.139in" fo:text-align="end" style:justify-single-word="false" fo:text-indent="0in" style:auto-text-indent="false" style:snap-to-layout-grid="false"/>
    </style:style>
    <style:style style:name="P293" style:family="paragraph" style:parent-style-name="Standard">
      <style:paragraph-properties fo:margin-left="0.1528in" fo:margin-right="0in" style:line-height-at-least="0.139in" fo:text-indent="0in" style:auto-text-indent="false" style:snap-to-layout-grid="false"/>
    </style:style>
    <style:style style:name="P294" style:family="paragraph" style:parent-style-name="Standard">
      <style:paragraph-properties fo:margin-left="0.0626in" fo:margin-right="0in" style:line-height-at-least="0.139in" fo:text-align="center" style:justify-single-word="false" fo:text-indent="0in" style:auto-text-indent="false" style:snap-to-layout-grid="false"/>
    </style:style>
    <style:style style:name="P295" style:family="paragraph" style:parent-style-name="Standard">
      <style:paragraph-properties fo:margin-left="0.0764in" fo:margin-right="0in" style:line-height-at-least="0.139in" fo:text-align="center" style:justify-single-word="false" fo:text-indent="0in" style:auto-text-indent="false" style:snap-to-layout-grid="false"/>
    </style:style>
    <style:style style:name="P296" style:family="paragraph" style:parent-style-name="Standard">
      <style:paragraph-properties fo:margin-left="0in" fo:margin-right="0.298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7" style:family="paragraph" style:parent-style-name="Standard">
      <style:paragraph-properties fo:margin-left="0in" fo:margin-right="0.298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8" style:family="paragraph" style:parent-style-name="Standard">
      <style:paragraph-properties fo:margin-left="0in" fo:margin-right="0.298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299" style:family="paragraph" style:parent-style-name="Standard">
      <style:paragraph-properties fo:margin-left="0in" fo:margin-right="0.130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0" style:family="paragraph" style:parent-style-name="Standard">
      <style:paragraph-properties fo:margin-left="0in" fo:margin-right="0.130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1" style:family="paragraph" style:parent-style-name="Standard">
      <style:paragraph-properties fo:margin-left="0in" fo:margin-right="0.130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2" style:family="paragraph" style:parent-style-name="Standard">
      <style:paragraph-properties fo:margin-left="0in" fo:margin-right="0.2154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3" style:family="paragraph" style:parent-style-name="Standard">
      <style:paragraph-properties fo:margin-left="0in" fo:margin-right="0.2154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4" style:family="paragraph" style:parent-style-name="Standard">
      <style:paragraph-properties fo:margin-left="0in" fo:margin-right="0.2154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5" style:family="paragraph" style:parent-style-name="Standard">
      <style:paragraph-properties fo:margin-left="0in" fo:margin-right="0.1457in" fo:margin-top="0in" fo:margin-bottom="0in" fo:line-height="0.08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6" style:family="paragraph" style:parent-style-name="Standard">
      <style:paragraph-properties fo:margin-left="0in" fo:margin-right="0.1457in" fo:margin-top="0in" fo:margin-bottom="0in" fo:line-height="0.111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7" style:family="paragraph" style:parent-style-name="Standard">
      <style:paragraph-properties fo:margin-left="0in" fo:margin-right="0.1457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8" style:family="paragraph" style:parent-style-name="Standard">
      <style:paragraph-properties fo:margin-left="0in" fo:margin-right="0.6445in" fo:margin-top="0in" fo:margin-bottom="0in" style:line-height-at-least="0.139in" fo:text-align="end" style:justify-single-word="false" fo:keep-together="auto" fo:hyphenation-ladder-count="no-limit" fo:text-indent="0in" style:auto-text-indent="false" fo:background-color="transparent" fo:padding="0in" fo:border="none" fo:keep-with-next="auto" style:text-autospace="none" style:punctuation-wrap="hanging" style:line-break="strict" style:vertical-align="auto" style:snap-to-layout-grid="false" style:writing-mode="lr-tb">
        <style:background-image/>
      </style:paragraph-properties>
      <style:text-properties fo:hyphenate="false" fo:hyphenation-remain-char-count="2" fo:hyphenation-push-char-count="2"/>
    </style:style>
    <style:style style:name="P309" style:family="paragraph" style:parent-style-name="Standard">
      <style:paragraph-properties fo:margin-left="0in" fo:margin-right="0.3681in" fo:line-height="0.1402in" fo:text-align="end" style:justify-single-word="false" fo:text-indent="0in" style:auto-text-indent="false" style:snap-to-layout-grid="false"/>
    </style:style>
    <style:style style:name="P310" style:family="paragraph" style:parent-style-name="Standard" style:master-page-name="Convert_20_12">
      <style:paragraph-properties fo:margin-left="2.6528in" fo:margin-right="0in" fo:margin-top="0in" fo:margin-bottom="0in" style:line-height-at-least="0.139in" fo:text-align="start" style:justify-single-word="false" fo:keep-together="auto" fo:hyphenation-ladder-count="no-limit" fo:text-indent="0in" style:auto-text-indent="false" style:page-number="auto" fo:break-before="auto" fo:break-after="auto" fo:background-color="transparent" fo:padding="0in" fo:border="none" fo:keep-with-next="auto" style:text-autospace="none" style:punctuation-wrap="hanging" style:line-break="strict" style:vertical-align="auto" style:writing-mode="lr-tb">
        <style:background-image/>
      </style:paragraph-properties>
      <style:text-properties fo:hyphenate="false" fo:hyphenation-remain-char-count="2" fo:hyphenation-push-char-count="2"/>
    </style:style>
    <style:style style:name="T1" style:family="text">
      <style:text-properties fo:color="#000000" style:font-name="Arial1" fo:font-size="18pt" style:font-name-asian="Arial1" style:font-size-asian="18pt" style:font-name-complex="Arial1" style:font-size-complex="18pt"/>
    </style:style>
    <style:style style:name="T2" style:family="text">
      <style:text-properties fo:color="#000000" fo:language="en" fo:country="US" fo:font-weight="normal" style:language-asian="zh" style:country-asian="CN" style:font-weight-asian="normal" style:language-complex="hi" style:country-complex="IN" style:font-weight-complex="normal"/>
    </style:style>
    <style:style style:name="T3" style:family="text">
      <style:text-properties fo:font-size="18pt"/>
    </style:style>
    <style:style style:name="T4" style:family="text">
      <style:text-properties fo:font-size="18pt" style:font-size-asian="18pt" style:font-size-complex="18pt"/>
    </style:style>
    <style:style style:name="T5" style:family="text">
      <style:text-properties style:font-size-asian="18pt"/>
    </style:style>
    <style:style style:name="T6" style:family="text">
      <style:text-properties style:font-size-complex="18pt"/>
    </style:style>
    <style:style style:name="T7" style:family="text">
      <style:text-properties style:font-name="Courier New"/>
    </style:style>
    <style:style style:name="T8" style:family="text">
      <style:text-properties style:font-name="Courier New" fo:font-size="12pt" style:font-size-asian="12pt" style:font-size-complex="12pt"/>
    </style:style>
    <style:style style:name="T9" style:family="text">
      <style:text-properties style:font-name="Courier New" fo:font-weight="normal" style:font-weight-asian="normal" style:font-weight-complex="normal"/>
    </style:style>
    <style:style style:name="T10" style:family="text">
      <style:text-properties style:font-name="Courier New" fo:language="en" fo:country="US" fo:font-weight="normal" style:language-asian="zh" style:country-asian="CN" style:font-weight-asian="normal" style:language-complex="hi" style:country-complex="IN" style:font-weight-complex="normal"/>
    </style:style>
    <style:style style:name="T11" style:family="text">
      <style:text-properties style:font-name="Times New Roman"/>
    </style:style>
    <style:style style:name="T12" style:family="text">
      <style:text-properties style:font-name="Times New Roman" fo:font-weight="bold" style:font-weight-asian="bold" style:font-weight-complex="bold"/>
    </style:style>
    <style:style style:name="T13" style:family="text">
      <style:text-properties style:font-name="Times New Roman" fo:font-weight="normal" style:font-weight-asian="normal" style:font-weight-complex="normal"/>
    </style:style>
    <style:style style:name="T14" style:family="text">
      <style:text-properties fo:font-weight="normal" style:font-weight-asian="normal" style:font-weight-complex="normal"/>
    </style:style>
    <style:style style:name="T15" style:family="text">
      <style:text-properties fo:font-weight="bold" style:font-weight-asian="bold" style:font-weight-complex="bold"/>
    </style:style>
    <style:style style:name="T16" style:family="text">
      <style:text-properties fo:language="en" fo:country="US"/>
    </style:style>
    <style:style style:name="T17" style:family="text">
      <style:text-properties fo:language="en" fo:country="US" fo:font-weight="bold" style:language-asian="zh" style:country-asian="CN" style:font-weight-asian="bold" style:language-complex="hi" style:country-complex="IN" style:font-weight-complex="bold"/>
    </style:style>
    <style:style style:name="T18" style:family="text">
      <style:text-properties fo:language="en" fo:country="US" style:language-asian="zh" style:country-asian="CN" style:language-complex="hi" style:country-complex="IN"/>
    </style:style>
    <style:style style:name="T19" style:family="text">
      <style:text-properties fo:language="en" fo:country="US" fo:font-weight="normal" style:language-asian="zh" style:country-asian="CN" style:font-weight-asian="normal" style:language-complex="hi" style:country-complex="IN" style:font-weight-complex="normal"/>
    </style:style>
    <style:style style:name="T20" style:family="text">
      <style:text-properties style:language-asian="zh" style:country-asian="CN"/>
    </style:style>
    <style:style style:name="T21" style:family="text">
      <style:text-properties style:language-complex="hi" style:country-complex="IN"/>
    </style:style>
    <style:style style:name="T22" style:family="text">
      <style:text-properties fo:font-size="10pt" style:font-size-asian="10pt" style:font-size-complex="10pt"/>
    </style:style>
    <style:style style:name="T23" style:family="text">
      <style:text-properties fo:font-size="10pt" fo:language="en" fo:country="US" style:font-size-asian="10pt" style:language-asian="zh" style:country-asian="CN" style:font-size-complex="10pt" style:language-complex="hi" style:country-complex="IN"/>
    </style:style>
    <style:style style:name="T24"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25" style:family="text">
      <style:text-properties fo:font-variant="normal" fo:text-transform="none" style:use-window-font-color="true" style:text-outline="false" style:text-line-through-style="none" style:text-position="0% 100%" style:font-name="Arial1" fo:font-size="9pt" fo:letter-spacing="normal" fo:language="en" fo:country="US" fo:font-style="normal" fo:text-shadow="none" style:text-underline-style="none" fo:font-weight="bold" style:letter-kerning="true" fo:background-color="transparent" style:font-name-asian="Arial1" style:font-size-asian="9pt" style:language-asian="zh" style:country-asian="CN" style:font-style-asian="normal" style:font-weight-asian="bold" style:font-name-complex="Arial1" style:font-size-complex="9pt" style:language-complex="hi" style:country-complex="IN" style:font-style-complex="normal" style:font-weight-complex="bold" style:text-emphasize="none" style:text-scale="100%" text:display="true"/>
    </style:style>
    <style:style style:name="T26" style:family="text">
      <style:text-properties fo:font-variant="normal" fo:text-transform="none" style:use-window-font-color="true" style:text-outline="false" style:text-line-through-style="none" style:text-position="0% 100%" style:font-name="Arial1" fo:font-size="9pt" fo:letter-spacing="normal" fo:language="en" fo:country="US" fo:font-style="italic" fo:text-shadow="none" style:text-underline-style="none" fo:font-weight="normal" style:letter-kerning="true" fo:background-color="transparent" style:font-name-asian="Arial1" style:font-size-asian="9pt" style:language-asian="zh" style:country-asian="CN" style:font-style-asian="italic" style:font-weight-asian="normal" style:font-name-complex="Arial1" style:font-size-complex="9pt" style:language-complex="hi" style:country-complex="IN" style:font-style-complex="italic" style:font-weight-complex="normal" style:text-emphasize="none" style:text-scale="100%" text:display="true"/>
    </style:style>
    <style:style style:name="T27" style:family="text">
      <style:text-properties fo:font-variant="normal" fo:text-transform="none" style:use-window-font-color="true" style:text-outline="false" style:text-line-through-style="none" style:text-position="0% 100%" style:font-name="Arial1" fo:font-size="16pt" fo:letter-spacing="normal" fo:language="en" fo:country="US" fo:font-style="normal" fo:text-shadow="none" style:text-underline-style="none" fo:font-weight="bold" style:letter-kerning="true" fo:background-color="transparent" style:font-name-asian="Arial1" style:font-size-asian="16pt" style:language-asian="zh" style:country-asian="CN" style:font-style-asian="normal" style:font-weight-asian="bold" style:font-name-complex="Arial1" style:font-size-complex="16pt" style:language-complex="hi" style:country-complex="IN" style:font-style-complex="normal" style:font-weight-complex="bold" style:text-emphasize="none" style:text-scale="100%" text:display="true"/>
    </style:style>
    <style:style style:name="T28"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29"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5%" text:display="true"/>
    </style:style>
    <style:style style:name="T30"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4%" text:display="true"/>
    </style:style>
    <style:style style:name="T31"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7%" text:display="true"/>
    </style:style>
    <style:style style:name="T32"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8%" text:display="true"/>
    </style:style>
    <style:style style:name="T33"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96%" text:display="true"/>
    </style:style>
    <style:style style:name="T34" style:family="text">
      <style:text-properties fo:font-variant="normal" fo:text-transform="none" style:use-window-font-color="true"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89%" text:display="true"/>
    </style:style>
    <style:style style:name="T35" style:family="text">
      <style:text-properties fo:font-variant="normal" fo:text-transform="none" style:use-window-font-color="true" style:text-outline="false" style:text-line-through-style="none" style:text-position="0% 100%" style:font-name="Arial1" fo:font-size="10pt" fo:letter-spacing="normal" fo:language="en" fo:country="US" fo:font-style="normal" fo:text-shadow="none" style:text-underline-style="none" fo:font-weight="bold" style:letter-kerning="true" fo:background-color="transparent" style:font-name-asian="Arial1"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text-scale="100%" text:display="true"/>
    </style:style>
    <style:style style:name="T36" style:family="text">
      <style:text-properties fo:font-variant="normal" fo:text-transform="none" style:use-window-font-color="true" style:text-outline="false" style:text-line-through-style="none" style:text-position="0% 100%" style:font-name="Arial1" fo:font-size="8.5pt" fo:letter-spacing="normal" fo:language="en" fo:country="US" fo:font-style="normal" fo:text-shadow="none" style:text-underline-style="none" fo:font-weight="normal" style:letter-kerning="true" fo:background-color="transparent" style:font-name-asian="Arial1" style:font-size-asian="8.5pt" style:language-asian="zh" style:country-asian="CN" style:font-style-asian="normal" style:font-weight-asian="normal" style:font-name-complex="Arial1" style:font-size-complex="8.5pt" style:language-complex="hi" style:country-complex="IN" style:font-style-complex="normal" style:font-weight-complex="normal" style:text-emphasize="none" style:text-scale="100%" text:display="true"/>
    </style:style>
    <style:style style:name="T37" style:family="text">
      <style:text-properties fo:font-variant="normal" fo:text-transform="none" style:use-window-font-color="true" style:text-outline="false" style:text-line-through-style="none" style:text-position="0% 100%" style:font-name="Arial1" fo:font-size="5.5pt" fo:letter-spacing="normal" fo:language="en" fo:country="US" fo:font-style="normal" fo:text-shadow="none" style:text-underline-style="none" fo:font-weight="normal" style:letter-kerning="true" fo:background-color="transparent" style:font-name-asian="Arial1" style:font-size-asian="5.5pt" style:language-asian="zh" style:country-asian="CN" style:font-style-asian="normal" style:font-weight-asian="normal" style:font-name-complex="Arial1" style:font-size-complex="5.5pt" style:language-complex="hi" style:country-complex="IN" style:font-style-complex="normal" style:font-weight-complex="normal" style:text-emphasize="none" style:text-scale="73%" text:display="true"/>
    </style:style>
    <style:style style:name="T38" style:family="text">
      <style:text-properties fo:font-variant="normal" fo:text-transform="none" style:use-window-font-color="true" style:text-outline="false" style:text-line-through-style="none" style:text-position="0% 100%" style:font-name="Arial1" fo:font-size="0.5pt" fo:letter-spacing="normal" fo:language="en" fo:country="US" fo:font-style="normal" fo:text-shadow="none" style:text-underline-style="none" fo:font-weight="normal" style:letter-kerning="true" fo:background-color="transparent" style:font-name-asian="Arial1" style:font-size-asian="0.5pt" style:language-asian="zh" style:country-asian="CN" style:font-style-asian="normal" style:font-weight-asian="normal" style:font-name-complex="Arial1" style:font-size-complex="0.5pt" style:language-complex="hi" style:country-complex="IN" style:font-style-complex="normal" style:font-weight-complex="normal" style:text-emphasize="none" style:text-scale="100%" text:display="true"/>
    </style:style>
    <style:style style:name="T39" style:family="text">
      <style:text-properties fo:font-variant="normal" fo:text-transform="none" style:use-window-font-color="true" style:text-outline="false" style:text-line-through-style="none" style:text-position="0% 100%" style:font-name="Arial1" fo:font-size="2pt" fo:letter-spacing="normal" fo:language="en" fo:country="US" fo:font-style="normal" fo:text-shadow="none" style:text-underline-style="none" fo:font-weight="normal" style:letter-kerning="true" fo:background-color="transparent" style:font-name-asian="Arial1" style:font-size-asian="2pt" style:language-asian="zh" style:country-asian="CN" style:font-style-asian="normal" style:font-weight-asian="normal" style:font-name-complex="Arial1" style:font-size-complex="2pt" style:language-complex="hi" style:country-complex="IN" style:font-style-complex="normal" style:font-weight-complex="normal" style:text-emphasize="none" style:text-scale="79%" text:display="true"/>
    </style:style>
    <style:style style:name="T40" style:family="text">
      <style:text-properties fo:font-variant="normal" fo:text-transform="none" style:use-window-font-color="true" style:text-outline="false" style:text-line-through-style="none" style:text-position="0% 100%" style:font-name="Arial1" fo:font-size="1.5pt" fo:letter-spacing="normal" fo:language="en" fo:country="US" fo:font-style="normal" fo:text-shadow="none" style:text-underline-style="none" fo:font-weight="normal" style:letter-kerning="true" fo:background-color="transparent" style:font-name-asian="Arial1" style:font-size-asian="1.5pt" style:language-asian="zh" style:country-asian="CN" style:font-style-asian="normal" style:font-weight-asian="normal" style:font-name-complex="Arial1" style:font-size-complex="1.5pt" style:language-complex="hi" style:country-complex="IN" style:font-style-complex="normal" style:font-weight-complex="normal" style:text-emphasize="none" style:text-scale="84%" text:display="true"/>
    </style:style>
    <style:style style:name="T41" style:family="text">
      <style:text-properties fo:font-variant="normal" fo:text-transform="none" style:use-window-font-color="true" style:text-outline="false" style:text-line-through-style="none" style:text-position="0% 100%" style:font-name="Times New Roman1" fo:font-size="12pt" fo:letter-spacing="normal" fo:language="en" fo:country="US" fo:font-style="normal" fo:text-shadow="none" style:text-underline-style="none" fo:font-weight="normal" style:letter-kerning="true" fo:background-color="transparent" style:font-name-asian="Times New Roman1" style:font-size-asian="12pt" style:language-asian="zh" style:country-asian="CN" style:font-style-asian="normal" style:font-weight-asian="normal" style:font-name-complex="Times New Roman1" style:font-size-complex="12pt" style:language-complex="hi" style:country-complex="IN" style:font-style-complex="normal" style:font-weight-complex="normal" style:text-emphasize="none" style:text-scale="100%" text:display="true"/>
    </style:style>
    <style:style style:name="T42" style:family="text">
      <style:text-properties fo:font-variant="normal" fo:text-transform="none" style:text-line-through-style="none" style:text-position="0% 100%" fo:font-size="9pt" fo:language="en" fo:country="US" style:font-size-asian="9pt"/>
    </style:style>
    <style:style style:name="T43" style:family="text">
      <style:text-properties fo:font-variant="normal" fo:text-transform="none" style:text-line-through-style="none" style:text-position="0% 100%" fo:font-size="7pt" fo:language="en" fo:country="US" style:font-size-asian="7pt"/>
    </style:style>
    <style:style style:name="T44" style:family="text">
      <style:text-properties fo:font-variant="normal" fo:text-transform="none" style:text-line-through-style="none" style:text-position="0% 100%" fo:font-size="12pt" fo:language="en" fo:country="US" style:font-size-asian="12pt"/>
    </style:style>
    <style:style style:name="T45" style:family="text">
      <style:text-properties fo:font-variant="normal" fo:text-transform="none" fo:color="#4e4e4e" style:text-outline="false" style:text-line-through-style="none" style:text-position="0% 100%" style:font-name="Courier New1" fo:font-size="9pt" fo:letter-spacing="normal" fo:language="en" fo:country="US" fo:font-style="italic" fo:text-shadow="none" style:text-underline-style="none" fo:font-weight="bold" style:letter-kerning="true" fo:background-color="transparent" style:font-name-asian="Courier New1" style:font-size-asian="9pt" style:language-asian="zh" style:country-asian="CN" style:font-style-asian="italic" style:font-weight-asian="bold" style:font-name-complex="Courier New1" style:font-size-complex="9pt" style:language-complex="hi" style:country-complex="IN" style:font-style-complex="italic" style:font-weight-complex="bold" style:text-emphasize="none" style:text-scale="100%" text:display="true"/>
    </style:style>
    <style:style style:name="T46" style:family="text">
      <style:text-properties fo:font-variant="normal" fo:text-transform="none" fo:color="#4e4e4e" style:text-outline="false" style:text-line-through-style="none" style:text-position="0% 100%" style:font-name="Arial1" fo:font-size="9pt" fo:letter-spacing="normal" fo:language="en" fo:country="US" fo:font-style="normal" fo:text-shadow="none" style:text-underline-style="none" fo:font-weight="normal" style:letter-kerning="true" fo:background-color="transparent" style:font-name-asian="Arial1"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text-scale="100%" text:display="true"/>
    </style:style>
    <style:style style:name="T47" style:family="text">
      <style:text-properties fo:font-variant="normal" fo:text-transform="none" fo:color="#000099" style:text-outline="false" style:text-line-through-style="none" style:text-position="0% 100%" style:font-name="Arial1" fo:font-size="7pt" fo:letter-spacing="normal" fo:language="en" fo:country="US" fo:font-style="normal" fo:text-shadow="none" style:text-underline-style="solid" style:text-underline-width="auto" style:text-underline-color="font-color"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8" style:family="text">
      <style:text-properties fo:font-variant="normal" fo:text-transform="none" fo:color="#b8561a" style:text-outline="false" style:text-line-through-style="none" style:text-position="0% 100%" style:font-name="Arial1" fo:font-size="7pt" fo:letter-spacing="normal" fo:language="en" fo:country="US" fo:font-style="normal" fo:text-shadow="none" style:text-underline-style="none" fo:font-weight="normal" style:letter-kerning="true" fo:background-color="transparent" style:font-name-asian="Arial1" style:font-size-asian="7pt" style:language-asian="zh" style:country-asian="CN" style:font-style-asian="normal" style:font-weight-asian="normal" style:font-name-complex="Arial1" style:font-size-complex="7pt" style:language-complex="hi" style:country-complex="IN" style:font-style-complex="normal" style:font-weight-complex="normal" style:text-emphasize="none" style:text-scale="100%" text:display="true"/>
    </style:style>
    <style:style style:name="T49" style:family="text">
      <style:text-properties fo:font-variant="normal" fo:text-transform="none" fo:color="#b8561a" style:text-outline="false" style:text-line-through-style="none" style:text-position="0% 100%" style:font-name="Arial1" fo:font-size="6pt" fo:letter-spacing="normal" fo:language="en" fo:country="US" fo:font-style="normal" fo:text-shadow="none" style:text-underline-style="none" fo:font-weight="normal" style:letter-kerning="true" fo:background-color="transparent" style:font-name-asian="Arial1" style:font-size-asian="6pt" style:language-asian="zh" style:country-asian="CN" style:font-style-asian="normal" style:font-weight-asian="normal" style:font-name-complex="Arial1" style:font-size-complex="6pt" style:language-complex="hi" style:country-complex="IN" style:font-style-complex="normal" style:font-weight-complex="normal" style:text-emphasize="none" style:text-scale="100%" text:display="true"/>
    </style:style>
    <style:style style:name="T50" style:family="text">
      <style:text-properties fo:font-variant="normal" fo:text-transform="none" style:text-outline="false" style:text-line-through-style="none" style:text-position="0% 100%" style:font-name="Arial1" fo:font-size="9pt" fo:letter-spacing="normal" fo:font-style="normal" fo:text-shadow="none" fo:font-weight="normal" style:letter-kerning="true" fo:background-color="transparent" style:font-name-asian="Arial1" style:font-size-asian="9pt" style:font-style-asian="normal" style:font-weight-asian="normal" style:font-name-complex="Arial1" style:font-size-complex="9pt" style:font-style-complex="normal" style:font-weight-complex="normal" style:text-emphasize="none" style:text-scale="100%" text:display="true"/>
    </style:style>
    <style:style style:name="T51" style:family="text">
      <style:text-properties fo:font-variant="normal" fo:text-transform="none" fo:color="#616973" style:text-outline="false" style:text-line-through-style="none" style:text-position="0% 100%" style:font-name="Arial1" fo:font-size="18pt" fo:letter-spacing="normal" fo:language="en" fo:country="US" fo:font-style="normal" fo:text-shadow="none" style:text-underline-style="none" fo:font-weight="normal" style:letter-kerning="true" fo:background-color="transparent" style:font-name-asian="Arial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text:display="true"/>
    </style:style>
    <style:style style:name="T52" style:family="text">
      <style:text-properties fo:color="#ff0000"/>
    </style:style>
    <style:style style:name="T53" style:family="text">
      <style:text-properties fo:color="#ff0000" fo:language="en" fo:country="US" fo:font-weight="normal" style:language-asian="zh" style:country-asian="CN" style:font-weight-asian="normal" style:language-complex="hi" style:country-complex="IN" style:font-weight-complex="normal"/>
    </style:style>
    <style:style style:name="T54" style:family="text">
      <style:text-properties fo:color="#ff0000" fo:language="en" fo:country="US" style:language-asian="zh" style:country-asian="CN" style:language-complex="hi" style:country-complex="IN"/>
    </style:style>
    <style:style style:name="T55" style:family="text">
      <style:text-properties fo:color="#ff0000" fo:language="en" fo:country="US" fo:font-weight="bold" style:language-asian="zh" style:country-asian="CN" style:font-weight-asian="bold" style:language-complex="hi" style:country-complex="IN" style:font-weight-complex="bold"/>
    </style:style>
    <style:style style:name="T56" style:family="text">
      <style:text-properties fo:color="#ff0000" fo:font-weight="normal" style:font-weight-asian="normal" style:font-weight-complex="normal"/>
    </style:style>
    <style:style style:name="T57" style:family="text">
      <style:text-properties style:font-name="Courier New2" fo:font-weight="normal" style:font-weight-asian="normal" style:font-weight-complex="normal"/>
    </style:style>
    <style:style style:name="T58" style:family="text">
      <style:text-properties style:font-name="Times New Roman" fo:font-weight="normal" style:font-weight-asian="normal" style:font-weight-complex="normal"/>
    </style:style>
    <style:style style:name="T59" style:family="text">
      <style:text-properties style:font-name="Monospace" fo:font-size="10pt" style:font-name-asian="Monospace" style:font-size-asian="10pt" style:font-name-complex="Monospace" style:font-size-complex="10pt"/>
    </style:style>
    <style:style style:name="T60" style:family="text">
      <style:text-properties fo:color="#2a00ff" style:font-name="Monospace" fo:font-size="10pt" fo:language="en" fo:country="US" style:font-name-asian="Monospace" style:font-size-asian="10pt" style:language-asian="zh" style:country-asian="CN" style:font-name-complex="Monospace" style:font-size-complex="10pt" style:language-complex="hi" style:country-complex="IN"/>
    </style:style>
    <style:style style:name="T61" style:family="text">
      <style:text-properties fo:color="#2a00ff" style:font-name="Monospace" fo:font-size="10pt" fo:language="en" fo:country="US" fo:font-weight="bold" style:font-name-asian="Monospace" style:font-size-asian="10pt" style:language-asian="zh" style:country-asian="CN" style:font-weight-asian="bold" style:font-name-complex="Monospace" style:font-size-complex="10pt" style:language-complex="hi" style:country-complex="IN" style:font-weight-complex="bold"/>
    </style:style>
    <style:style style:name="T62" style:family="text">
      <style:text-properties fo:color="#2a00ff" style:font-name="Monospace" fo:font-size="10pt" fo:language="en" fo:country="US" fo:font-weight="normal" style:font-name-asian="Monospace" style:font-size-asian="10pt" style:language-asian="zh" style:country-asian="CN" style:font-weight-asian="normal" style:font-name-complex="Monospace" style:font-size-complex="10pt" style:language-complex="hi" style:country-complex="IN" style:font-weight-complex="normal"/>
    </style:style>
    <style:style style:name="T63" style:family="text"/>
    <style:style style:name="fr1" style:family="graphic" style:parent-style-name="Graphics">
      <style:graphic-properties fo:margin-left="0.1256in" fo:margin-right="0.1256in"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in"/>
        <text:notes-configuration text:note-class="footnot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2">
        <text:table-of-content text:style-name="Sect2" text:protected="true" text:name="Table of Contents1">
          <text:table-of-content-source text:outline-level="3" text:use-index-marks="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1">Table of Contents</text:p>
            </text:index-title>
            <text:p text:style-name="P12">Introduction<text:tab/>4</text:p>
            <text:p text:style-name="P11">Purpose of this manual<text:tab/>4</text:p>
            <text:p text:style-name="P11">Conventions Used<text:tab/>4</text:p>
            <text:p text:style-name="P20">Example Commands<text:tab/>4</text:p>
            <text:p text:style-name="P20">Program Input/Output<text:tab/>4</text:p>
            <text:p text:style-name="P11">Common Parameters<text:tab/>4</text:p>
            <text:p text:style-name="P20">Integer<text:tab/>5</text:p>
            <text:p text:style-name="P20">Float<text:tab/>5</text:p>
            <text:p text:style-name="P20">Index<text:tab/>5</text:p>
            <text:p text:style-name="P20">max<text:tab/>5</text:p>
            <text:p text:style-name="P20">min<text:tab/>5</text:p>
            <text:p text:style-name="P20">On/Off<text:tab/>5</text:p>
            <text:p text:style-name="P20">filename<text:tab/>5</text:p>
            <text:p text:style-name="P20">label<text:tab/>5</text:p>
            <text:p text:style-name="P20">description<text:tab/>6</text:p>
            <text:p text:style-name="P12">Installing Biofilter<text:tab/>7</text:p>
            <text:p text:style-name="P11">Prerequisites<text:tab/>7</text:p>
            <text:p text:style-name="P11">Unpacking<text:tab/>7</text:p>
            <text:p text:style-name="P11">Configuration<text:tab/>7</text:p>
            <text:p text:style-name="P11">Compilation<text:tab/>8</text:p>
            <text:p text:style-name="P20">LOKI Setup<text:tab/>8</text:p>
            <text:p text:style-name="P20">Compiling Biofilter<text:tab/>9</text:p>
            <text:p text:style-name="P11">Installation<text:tab/>9</text:p>
            <text:p text:style-name="P11">Rebuilding the Database<text:tab/>9</text:p>
            <text:p text:style-name="P12">Using the Biofilter Application<text:tab/>10</text:p>
            <text:p text:style-name="P11">Command-Line Options<text:tab/>10</text:p>
            <text:p text:style-name="P20">--sample-config (-S)<text:tab/>10</text:p>
            <text:p text:style-name="P20">--DB &lt;filename&gt;<text:tab/>10</text:p>
            <text:p text:style-name="P20">--marker-info<text:tab/>10</text:p>
            <text:p text:style-name="P20">--binary (-b) &lt;Yes/No&gt;<text:tab/>10</text:p>
            <text:p text:style-name="P20">--list-populations (-P)<text:tab/>11</text:p>
            <text:p text:style-name="P20">--detailed (-D)<text:tab/>11</text:p>
            <text:p text:style-name="P20">--map-snps-to-gene &lt;filename&gt;<text:tab/>11</text:p>
            <text:p text:style-name="P20">--report-gene-coverage<text:tab/>11</text:p>
            <text:p text:style-name="P20">--cov-rs &lt;filename&gt;<text:tab/>11</text:p>
            <text:p text:style-name="P20">--cov-map &lt;filename&gt;<text:tab/>11</text:p>
            <text:p text:style-name="P20">--add-group (-d) &lt;filename&gt;<text:tab/>11</text:p>
            <text:p text:style-name="P20">--gene-file (-g) &lt;filename&gt;<text:tab/>11</text:p>
            <text:p text:style-name="P20">--list-genes<text:tab/>11</text:p>
            <text:p text:style-name="P20">--snp-report<text:tab/>12</text:p>
            <text:p text:style-name="P20">--map-snps-to-gene<text:tab/>12</text:p>
            <text:p text:style-name="P20">--groups (-G) &lt;string|ALL&gt;<text:tab/>12</text:p>
            <text:p text:style-name="P20">--genes &lt;genes|ALL&gt; &lt;alias type|ALL&gt;<text:tab/>12</text:p>
            <text:p text:style-name="P20">--build (-B) &lt;string&gt;<text:tab/>12</text:p>
            <text:p text:style-name="P20">--PREFIX &lt;string&gt;<text:tab/>12</text:p>
            <text:p text:style-name="P20">--snps (-s) &lt;filename&gt;<text:tab/>12</text:p>
            <text:p text:style-name="P20"><text:soft-page-break/>--set-population (-p) &lt;string&gt;<text:tab/>12</text:p>
            <text:p text:style-name="P20">--gene-boundary &lt;integer&gt;<text:tab/>12</text:p>
            <text:p text:style-name="P20">--variants (-v) &lt;filename&gt;<text:tab/>13</text:p>
            <text:p text:style-name="P20">--ldspline<text:tab/>13</text:p>
            <text:p text:style-name="P20">--write-models (-W) &lt;float&gt; &lt;integer&gt;<text:tab/>13</text:p>
            <text:p text:style-name="P20">--export-snp-models (-X)<text:tab/>13</text:p>
            <text:p text:style-name="P11">Configuration Parameters<text:tab/>13</text:p>
            <text:p text:style-name="P20">SETTINGS_DB<text:tab/>13</text:p>
            <text:p text:style-name="P20">MAX_GENE_COUNT<text:tab/>13</text:p>
            <text:p text:style-name="P20">RS_SOURCE<text:tab/>14</text:p>
            <text:p text:style-name="P20">MAP_SOURCE<text:tab/>14</text:p>
            <text:p text:style-name="P20">ADD_GROUP<text:tab/>14</text:p>
            <text:p text:style-name="P20">INCLUDE_GROUPS<text:tab/>14</text:p>
            <text:p text:style-name="P20">INCLUDE_GROUP_FILE<text:tab/>14</text:p>
            <text:p text:style-name="P20">INCLUDE_GROUP_NAMES<text:tab/>15</text:p>
            <text:p text:style-name="P20">INCLUDE_GROUP_NAME_FILE<text:tab/>15</text:p>
            <text:p text:style-name="P20">POPULATION<text:tab/>15</text:p>
            <text:p text:style-name="P20">GENE_BOUNDARY_EXTENSION<text:tab/>15</text:p>
            <text:p text:style-name="P20">REPORT_PREFIX<text:tab/>15</text:p>
            <text:p text:style-name="P20">IMPLICATION_IDX_DUPLICATE_WEIGHT<text:tab/>15</text:p>
            <text:p text:style-name="P20">BINARY_MODEL_ARCHIVE<text:tab/>16</text:p>
            <text:p text:style-name="P20">DISEASE_DEPENDENT_LEVEL<text:tab/>16</text:p>
            <text:p text:style-name="P20">GENOMIC_BUILD<text:tab/>16</text:p>
            <text:p text:style-name="P20">DETAILED_REPORTS<text:tab/>16</text:p>
            <text:p text:style-name="P20">MARKER_INFO_REPORT<text:tab/>16</text:p>
            <text:p text:style-name="P20">SNP_REPORT<text:tab/>16</text:p>
            <text:p text:style-name="P20">SNP_GENE_MAP<text:tab/>16</text:p>
            <text:p text:style-name="P20">GENE_COVERAGE<text:tab/>16</text:p>
            <text:p text:style-name="P20">GENE_REPORT<text:tab/>16</text:p>
            <text:p text:style-name="P20">COVERAGE_RS<text:tab/>17</text:p>
            <text:p text:style-name="P20">COVERAGE_MAP filename<text:tab/>17</text:p>
            <text:p text:style-name="P20">MINIMUM_IMPLICATION_INDEX float<text:tab/>17</text:p>
            <text:p text:style-name="P20">MAX_SNP_MODEL_COUNT integer<text:tab/>17</text:p>
            <text:p text:style-name="P20">EXPORT_SNP_MODELS Yes/No<text:tab/>17</text:p>
            <text:p text:style-name="P20">EXPORT_GENE_MODELS Yes/No<text:tab/>17</text:p>
            <text:p text:style-name="P12">Input File Formats<text:tab/>17</text:p>
            <text:p text:style-name="P11">Preferred Aliases<text:tab/>17</text:p>
            <text:p text:style-name="P11">SNP List<text:tab/>18</text:p>
            <text:p text:style-name="P11">Variant List<text:tab/>18</text:p>
            <text:p text:style-name="P11">Custom Groups<text:tab/>18</text:p>
            <text:p text:style-name="P20">Group Definition<text:tab/>18</text:p>
            <text:p text:style-name="P20">Group File Format<text:tab/>18</text:p>
            <text:p text:style-name="P20">Examples<text:tab/>19</text:p>
            <text:p text:style-name="P12">Model Production<text:tab/>21</text:p>
            <text:p text:style-name="P11">Overview<text:tab/>21</text:p>
            <text:p text:style-name="P12">Reports<text:tab/>22</text:p>
            <text:p text:style-name="P11">Coverage Report<text:tab/>22</text:p>
            <text:p text:style-name="P20">Gene List<text:tab/>22</text:p>
            <text:p text:style-name="P20">Coverage Files<text:tab/>22</text:p>
            <text:p text:style-name="P11"><text:soft-page-break/>Model Summary Report<text:tab/>23</text:p>
            <text:p text:style-name="P11">Associations List<text:tab/>23</text:p>
            <text:p text:style-name="P11">Disease Dependent Contents Report<text:tab/>25</text:p>
            <text:p text:style-name="P11">SNP Report<text:tab/>25</text:p>
            <text:p text:style-name="P11">SNP-SNP Model Report<text:tab/>25</text:p>
            <text:p text:style-name="P11">Gene-Gene Models<text:tab/>26</text:p>
            <text:p text:style-name="P11">Genes Report<text:tab/>27</text:p>
            <text:p text:style-name="P11">SNP Cleanup Report<text:tab/>27</text:p>
            <text:p text:style-name="P12">Example Run - Alzheimer’s<text:tab/>28</text:p>
          </text:index-body>
        </text:table-of-content>
        <text:p text:style-name="Standard"/>
        <text:h text:style-name="P21" text:outline-level="1"><text:bookmark-start text:name="page8"/><text:span text:style-name="Absatz-Standardschriftart"><text:span text:style-name="T1">I</text:span></text:span><text:bookmark-end text:name="page8"/><text:span text:style-name="Absatz-Standardschriftart"><text:span text:style-name="T1">ntroduction</text:span></text:span></text:h>
        <text:h text:style-name="P28" text:outline-level="2"><text:span text:style-name="Absatz-Standardschriftart">Purpose of this manual</text:span></text:h>
        <text:p text:style-name="Text_20_body"><text:span text:style-name="Absatz-Standardschriftart">Contained within this manual are details for configuring and running the application, biofilter. If this is your first time to use the software, we highly recommend that you take a few minutes to download and work through one or more tutorials. Then, once familiar with the capabilities of the software, users can refer to this guide when making changes to the basic configuration settings.</text:span></text:p>
        <text:h text:style-name="P28" text:outline-level="2"><text:span text:style-name="Absatz-Standardschriftart">Conventions Used</text:span></text:h>
        <text:p text:style-name="Text_20_body"><text:span text:style-name="Absatz-Standardschriftart">The following lists the conventions used throughout the document in order to distinguish commentary text from the actual commands run and the input provided.</text:span></text:p>
        <text:h text:style-name="P30" text:outline-level="3"><text:span text:style-name="Absatz-Standardschriftart">Example Commands</text:span></text:h>
        <text:p text:style-name="Text_20_body"><text:span text:style-name="Absatz-Standardschriftart">Commands are listed as the user will input them, and are shown in </text:span><text:span text:style-name="Absatz-Standardschriftart"><text:span text:style-name="T7">Courier New</text:span></text:span><text:span text:style-name="Absatz-Standardschriftart"><text:span text:style-name="T11">. <text:s/>The commands are prefixed with the prompt, which should not be typed by the user. <text:s/>A prompt of </text:span></text:span><text:span text:style-name="Absatz-Standardschriftart"><text:span text:style-name="T7">$</text:span></text:span><text:span text:style-name="Absatz-Standardschriftart"><text:span text:style-name="T11"> indicates a command to be run with normal user privileges, and a prompt of </text:span></text:span><text:span text:style-name="Absatz-Standardschriftart"><text:span text:style-name="T7">#</text:span></text:span><text:span text:style-name="Absatz-Standardschriftart"><text:span text:style-name="T11"> indicates a command to be run with elevated privileges (such as installation). <text:s/>Examples are shown below:</text:span></text:span></text:p>
        <text:p text:style-name="Command">$ sample-command</text:p>
        <text:p text:style-name="Command"># sample-command-admin</text:p>
        <text:h text:style-name="Heading_20_3" text:outline-level="3"><text:span text:style-name="Absatz-Standardschriftart">Program Input/Output</text:span></text:h>
        <text:p text:style-name="Text_20_body"><text:span text:style-name="Absatz-Standardschriftart">Files that are used as either input or output will be listed in a gray box, as shown below. <text:s/>Occasionally, for ease of readability, tabs may be exaggerated to keep everything column-aligned in the output.</text:span></text:p>
        <text:p text:style-name="Input_2f_Output"><text:span text:style-name="Absatz-Standardschriftart"><text:span text:style-name="T7">Example Program Output.</text:span></text:span></text:p>
        <text:p text:style-name="Input_2f_Output"><text:span text:style-name="Absatz-Standardschriftart"><text:span text:style-name="T7">Column1<text:tab/><text:tab/><text:tab/>Column2<text:tab/>Column3</text:span></text:span></text:p>
        <text:p text:style-name="Input_2f_Output"><text:span text:style-name="Absatz-Standardschriftart"><text:span text:style-name="T7">really_long_data<text:tab/>short<text:tab/>more_data</text:span></text:span></text:p>
        <text:p text:style-name="Input_2f_Output"><text:span text:style-name="Absatz-Standardschriftart"><text:span text:style-name="T7"/></text:span></text:p>
        <text:p text:style-name="P4"><text:span text:style-name="Absatz-Standardschriftart"><text:span text:style-name="T7">(truncated)</text:span></text:span></text:p>
        <text:p text:style-name="Text_20_body"><text:span text:style-name="Absatz-Standardschriftart"><text:span text:style-name="T14">Additionally, lines may be suppressed in some very long files, as shown above by the </text:span></text:span><text:span text:style-name="Absatz-Standardschriftart"><text:span text:style-name="T57">(truncated)</text:span></text:span><text:span text:style-name="Absatz-Standardschriftart"><text:span text:style-name="T13"> line.</text:span></text:span></text:p>
        <text:h text:style-name="Heading_20_2" text:outline-level="2"><text:span text:style-name="Absatz-Standardschriftart">Common Parameters</text:span></text:h>
        <text:p text:style-name="Text_20_body"><text:bookmark-start text:name="page9"/><text:bookmark-end text:name="page9"/>There are a number of parameters which are used commonly across multiple configuration settings. In order to simplify the descriptions of the various properties of each command, we’ll describe those properties here, and just refer to them as if they were a type.</text:p>
        <text:h text:style-name="Heading_20_3" text:outline-level="3"><text:span text:style-name="Absatz-Standardschriftart">Integer</text:span></text:h>
        <text:p text:style-name="Text_20_body"><text:span text:style-name="Absatz-Standardschriftart">Parameters specified in this way just simply refer to a whole number. In general, these values should be equal to or greater than 0, except when specified otherwise.</text:span></text:p>
        <text:h text:style-name="Heading_20_3" text:outline-level="3"><text:soft-page-break/><text:span text:style-name="Absatz-Standardschriftart">Float</text:span></text:h>
        <text:p text:style-name="Text_20_body"><text:span text:style-name="Absatz-Standardschriftart">Values specified as float are decimal values.</text:span></text:p>
        <text:h text:style-name="Heading_20_3" text:outline-level="3"><text:span text:style-name="Absatz-Standardschriftart">Yes/No</text:span></text:h>
        <text:p text:style-name="Text_20_body"><text:span text:style-name="Absatz-Standardschriftart">These parameters accept a boolean, Yes/No type setting. Users can use ON/OFF or YES/NO to set them, and biofilter recognizes the options regardless of case.</text:span></text:p>
        <text:h text:style-name="Heading_20_3" text:outline-level="3"><text:span text:style-name="Absatz-Standardschriftart">Filename</text:span></text:h>
        <text:p text:style-name="Text_20_body"><text:span text:style-name="Absatz-Standardschriftart">When a configuration refers to a file for input or output, the filename is generally used. This can be either a fully qualified path (such as /home/user/file.txt) or it can specified as a path relative to the directory where the application was run (such as ../data/goodfilename). It can also be just a plain filename as long as the file itself is available from the directory in which the application was run.</text:span></text:p>
        <text:h text:style-name="Heading_20_3" text:outline-level="3"><text:span text:style-name="Absatz-Standardschriftart">Label</text:span></text:h>
        <text:p text:style-name="Text_20_body"><text:span text:style-name="Absatz-Standardschriftart">A label refers to a parameter whose value can be any text string without whitespace. These labels are generally used for reporting but in many cases are used to determine filenames. As a result, users should avoid using unusual characters in the string that could possibly cause problems with filenames. Because spaces and tabs are used to separate each parameter on a given line, labels can not contain spaces.</text:span></text:p>
        <text:h text:style-name="Heading_20_3" text:outline-level="3"><text:span text:style-name="Absatz-Standardschriftart">Description</text:span></text:h>
        <text:p text:style-name="Text_20_body"><text:span text:style-name="Absatz-Standardschriftart">A description is a chunk of text that can contain spaces. It will always be at the very end of a line and is generally optional.</text:span></text:p>
        <text:h text:style-name="P22" text:outline-level="1">Installing Biofilter</text:h>
        <text:p text:style-name="Text_20_body">Biofilter is packaged with the GNU autotools, so installation occurs in four steps: unpacking, configuration, compilation and installation. <text:s/>Each of those steps will be described below, but first the user must ensure that the prerequisites for running Biofilter are met, as well as the prerequisites for generating the biological database, which we have called the Library of Knowledge Integration (LOKI).</text:p>
        <text:h text:style-name="Heading_20_2" text:outline-level="2">Prerequisites</text:h>
        <text:p text:style-name="Text_20_body">The following are prerequisites for building and running Biofilter. <text:s/>The packages that are needed only for building the LOKI database are indicated.</text:p>
        <text:list xml:id="list1265179247" text:style-name="WW8Num21">
          <text:list-item>
            <text:p text:style-name="P17">A modern C++ compiler</text:p>
          </text:list-item>
          <text:list-item>
            <text:p text:style-name="P17">Boost Libraries for C++, version 1.46 or later</text:p>
          </text:list-item>
          <text:list-item>
            <text:p text:style-name="P17">SQLite, version 3.5.4 or later</text:p>
          </text:list-item>
          <text:list-item>
            <text:p text:style-name="P17">SOCI, with SQLite support compiled</text:p>
          </text:list-item>
          <text:list-item>
            <text:p text:style-name="P17">MySQL client libraries, version 5.1 or later (LOKI only)</text:p>
          </text:list-item>
          <text:list-item>
            <text:p text:style-name="P17">Python, version 2.6 or later (LOKI only)</text:p>
            <text:list>
              <text:list-item>
                <text:p text:style-name="P17">suds for Python, version 0.4 or later</text:p>
              </text:list-item>
              <text:list-item>
                <text:p text:style-name="P17">MySQLdb for Python</text:p>
              </text:list-item>
              <text:list-item>
                <text:p text:style-name="P17">SQLite bindings for python</text:p>
              </text:list-item>
            </text:list>
          </text:list-item>
        </text:list>
        <text:h text:style-name="Heading_20_2" text:outline-level="2">Unpacking</text:h>
        <text:p text:style-name="Text_20_body">Biofilter is distributed as a zipped tarball, and the command for unpacking the distribution is:</text:p>
        <text:p text:style-name="Command">$ tar -xvzf biofilter-1.1.0.tar.gz</text:p>
        <text:p text:style-name="Text_20_body">This will unpack the source code into a directory called <text:span text:style-name="T7">biofilter-1.1.0</text:span><text:span text:style-name="T11">. <text:s/>For all of the following commands, we assume that you are in this directory.</text:span></text:p>
        <text:p text:style-name="P16">$ cd ./biofilter-1.1.0</text:p>
        <text:h text:style-name="Heading_20_2" text:outline-level="2">Configuration</text:h>
        <text:p text:style-name="Text_20_body">In order to compile biofilter, the user must first configure the software. <text:s/>This script will attempt to detect all of the prerequisites on the user's system, and this is the time for the user to specify system-specific options, such as the location of the installed program. <text:s/>The command is:</text:p>
        <text:p text:style-name="Command"><text:span text:style-name="T7">$ ./configure</text:span></text:p>
        <text:p text:style-name="P32">The configure script can also take a number of helpful options, some of which are detailed below:</text:p>
        <text:list xml:id="list2166991989" text:style-name="WW8Num8">
          <text:list-item>
            <text:p text:style-name="P31"><text:span text:style-name="T12">--help<text:line-break/></text:span><text:span text:style-name="T13">This option will list all of the available options that can be passed to the configure script. <text:s/>If the option that you need is not listed below, it will likely be listed by this command.</text:span></text:p>
          </text:list-item>
          <text:list-item>
            <text:p text:style-name="P31"><text:soft-page-break/><text:span text:style-name="T12">--prefix=[path]<text:line-break/></text:span><text:span text:style-name="T13">This option tells biofilter to install itself into the given path, which is useful if you do not have administrative access to the computer. By default, the program will be in [path]/bin, and the LOKI database will be in [path]/share. <text:s/>Note: when using this option, the path given must be an absolute path and cannot use any shell expansions, such as the “~” notation.</text:span></text:p>
          </text:list-item>
          <text:list-item>
            <text:p text:style-name="P31"><text:span text:style-name="T12">--disable-loki</text:span><text:span text:style-name="T13"><text:line-break/>This option disables the compilation of the LOKI biological database. <text:s/>Since the compilation of the database will take a few hours with a high speed internet connection, this option is helpful if you are installing a new version of biofilter, but you want to leave the database unchanged.</text:span></text:p>
          </text:list-item>
          <text:list-item>
            <text:p text:style-name="P31"><text:span text:style-name="T12">--enable-debug</text:span><text:span text:style-name="T13"><text:line-break/>For the advanced users, this option will turn off all optimization and turn on debugging symbols, which can be helpful in diagnosing a problem with the biofilter software.</text:span></text:p>
          </text:list-item>
        </text:list>
        <text:h text:style-name="P25" text:outline-level="2">Compilation</text:h>
        <text:p text:style-name="Text_20_body">Compiling biofilter is a relatively straightforward process, but building the LOKI database is somewhat more complex. <text:s/>Building the LOKI database requires access to a MySQL database, which the user must tell the installer about before compiling biofilter.</text:p>
        <text:h text:style-name="Heading_20_3" text:outline-level="3">LOKI Setup</text:h>
        <text:p text:style-name="Text_20_body">In order to build the LOKI databse, the user must have complete access to a MySQL database, with permissions including the ability to drop and create tables. <text:s/>Note that you do not need the ability to create databases, and the database that the LOKI updater uses must be created outside of the installation procedures.</text:p>
        <text:p text:style-name="Text_20_body">The database settings are located in a file called “BioUpdater/dbsettings.py”. <text:s/>The user must supply the database host, username, password and name. <text:s/>Alternatively, you can use the environment variables “DB_HOST”, “DB_USER”, “DB_PASS”, and “DB_NAME” to override any or all of the values. <text:s/>The environment variables will take precedence over the values given in the configuration file. <text:s/>The default values of the parameters are given below:</text:p>
        <table:table table:name="Table1" table:style-name="Table1">
          <table:table-column table:style-name="Table1.A"/>
          <table:table-column table:style-name="Table1.B"/>
          <table:table-row table:style-name="Table1.1">
            <table:table-cell table:style-name="Table1.A1" office:value-type="string">
              <text:p text:style-name="P15">Parameter</text:p>
            </table:table-cell>
            <table:table-cell table:style-name="Table1.B1" office:value-type="string">
              <text:p text:style-name="P15">Value</text:p>
            </table:table-cell>
          </table:table-row>
          <table:table-row table:style-name="Table1.1">
            <table:table-cell table:style-name="Table1.A2" office:value-type="string">
              <text:p text:style-name="P14">hostname</text:p>
            </table:table-cell>
            <table:table-cell table:style-name="Table1.B2" office:value-type="string">
              <text:p text:style-name="P14">localhost</text:p>
            </table:table-cell>
          </table:table-row>
          <table:table-row table:style-name="Table1.1">
            <table:table-cell table:style-name="Table1.A2" office:value-type="string">
              <text:p text:style-name="P14">username</text:p>
            </table:table-cell>
            <table:table-cell table:style-name="Table1.B2" office:value-type="string">
              <text:p text:style-name="P14">root</text:p>
            </table:table-cell>
          </table:table-row>
          <table:table-row table:style-name="Table1.1">
            <table:table-cell table:style-name="Table1.A2" office:value-type="string">
              <text:p text:style-name="P14">password</text:p>
            </table:table-cell>
            <table:table-cell table:style-name="Table1.B2" office:value-type="string">
              <text:p text:style-name="P14"/>
            </table:table-cell>
          </table:table-row>
          <table:table-row table:style-name="Table1.1">
            <table:table-cell table:style-name="Table1.A2" office:value-type="string">
              <text:p text:style-name="P14">database</text:p>
            </table:table-cell>
            <table:table-cell table:style-name="Table1.B2" office:value-type="string">
              <text:p text:style-name="P14">LOKI</text:p>
            </table:table-cell>
          </table:table-row>
        </table:table>
        <text:h text:style-name="Heading_20_3" text:outline-level="3">Compiling Biofilter</text:h>
        <text:p text:style-name="P33">Compilation of biofiliter is the simple part of the process, but the most time consuming. <text:s/>During this stage, the program is built and the database is generated, if desired. <text:s/>The command is:</text:p>
        <text:p text:style-name="Command">$ make</text:p>
        <text:h text:style-name="P24" text:outline-level="2"><text:soft-page-break/>Installation</text:h>
        <text:p text:style-name="P32">Installation is the point at which the program and database are moved into their final locations, as defined during the configure step. <text:s/>Typically, the user will need administrative rights to complete the installation step. <text:s/>to install both biofilter and LOKI, type:</text:p>
        <text:p text:style-name="Command"># make install</text:p>
        <text:p text:style-name="P32">If you only want to install biofilter, you can type:</text:p>
        <text:p text:style-name="Command"># make install-exec</text:p>
        <text:p text:style-name="P32">And if you only want to install the LOKI database, you can type:</text:p>
        <text:p text:style-name="Command"># make install-data</text:p>
        <text:p text:style-name="Text_20_body">During the installation of LOKI, the database is copied to the destination directory, and it is named “<text:span text:style-name="T7">yyyy.mm.dd.knowledge.bio</text:span><text:span text:style-name="T11">”, where “</text:span><text:span text:style-name="T7">yyyy.mm.dd</text:span><text:span text:style-name="T11">” is the date of creation of the knowledge database. <text:s/>However, for ease of use, the installer will also create a shortcut called simply “</text:span><text:span text:style-name="T7">knowledge.bio</text:span><text:span text:style-name="T11">” that will point to this installed file. <text:s/>This is designed so that a user may have multiple concurrent LOKI databases that each correspond to a different snapshot in time.</text:span></text:p>
        <text:h text:style-name="Heading_20_2" text:outline-level="2">Rebuilding the Database</text:h>
        <text:p text:style-name="Text_20_body">The LOKI database that biofilter uses is static, and it will not capture updates made to the sources as the sources are updated. <text:s/>Thus, from time to time it becomes necessary for the user to rebuild the database with the most recent information. <text:s/>Assuming that the user configured biofilter to build the LOKI database in the first step, the command to discard the current LOKI database from the build directory is:</text:p>
        <text:p text:style-name="Command"><text:tab/><text:span text:style-name="T7">$ make clean</text:span></text:p>
        <text:p text:style-name="Standard">From this point, the user can re-run the compilation and installation steps to regenerate and reinstall the LOKI database. <text:s/>Note that the old LOKI database will <text:span text:style-name="T15">NOT</text:span><text:span text:style-name="T14"> be deleted from the installation directory, but the shortcut will be updated to the most recent database.</text:span></text:p>
        <text:h text:style-name="P21" text:outline-level="1"><text:bookmark-start text:name="page10"/><text:bookmark-end text:name="page10"/><text:span text:style-name="Absatz-Standardschriftart"><text:span text:style-name="T1">Using the Biofilter Application</text:span></text:span></text:h>
        <text:p text:style-name="Text_20_body">The biofilter application can be used for many purposes, and as a result, there are many options available to the user to customize the behavior of the program. <text:s/>In general, the execution of biofilter is as follows:</text:p>
        <text:p text:style-name="Command">$ biofilter [OPTIONS] config-file</text:p>
        <text:p text:style-name="Text_20_body">Above, the <text:span text:style-name="T7">[OPTIONS]</text:span><text:span text:style-name="T11"> are command-line options, which are described below, and the </text:span><text:span text:style-name="T7">config-file</text:span><text:span text:style-name="T11"> is a configuration file which specifies the behavior of biofilter. <text:s/>If options given in the configuration file and command line differ, the command line options will take precedence. </text:span></text:p>
        <text:h text:style-name="Heading_20_2" text:outline-level="2"><text:span text:style-name="Absatz-Standardschriftart">Command-Line Options</text:span></text:h>
        <text:p text:style-name="Text_20_body"><text:span text:style-name="Absatz-Standardschriftart">Below is a list of all of the available command line options and the manner in which they are called. <text:s/>Typically, command line options are called with two dashes (--) preceding the name of the option. <text:s/>However, come options are available as a short version, which are preceded by a single dash (-). <text:s/>When available, the optional short version is in parentheses. <text:s/>Any arguments that the options take are given in angle brackets (&lt;&gt;), and are explained in the text.</text:span></text:p>
        <text:h text:style-name="Heading_20_3" text:outline-level="3"><text:span text:style-name="Absatz-Standardschriftart">--sample-config (-S)</text:span></text:h>
        <text:p text:style-name="Text_20_body"><text:span text:style-name="Absatz-Standardschriftart">This parameter takes no arguments and causes the output of the biofilter to generate a basic configuration based on the default settings (and any that have been overridden by other parameters) No other execution is performed.</text:span></text:p>
        <text:h text:style-name="Heading_20_3" text:outline-level="3"><text:span text:style-name="Absatz-Standardschriftart">--DB &lt;filename&gt;</text:span></text:h>
        <text:p text:style-name="Text_20_body"><text:span text:style-name="Absatz-Standardschriftart">See also: </text:span><text:span text:style-name="Absatz-Standardschriftart"><text:bookmark-ref text:reference-format="text" text:ref-name="__RefHeading__46_1106887530">SETTINGS_DB</text:bookmark-ref></text:span></text:p>
        <text:p text:style-name="Text_20_body"><text:span text:style-name="Absatz-Standardschriftart">This option overrides the SETTINGS_DB value in the configuration file, and uses the given LOKI database. <text:s/>This is helpful for using a LOKI database that was downloaded earlier than the most recent one.</text:span></text:p>
        <text:h text:style-name="Heading_20_3" text:outline-level="3"><text:span text:style-name="Absatz-Standardschriftart">--marker-info</text:span></text:h>
        <text:p text:style-name="Text_20_body"><text:span text:style-name="Absatz-Standardschriftart">See also: </text:span><text:span text:style-name="Absatz-Standardschriftart"><text:bookmark-ref text:reference-format="text" text:ref-name="__RefHeading__84_1106887530">MARKER_INFO_REPORT</text:bookmark-ref></text:span></text:p>
        <text:p text:style-name="P34"><text:span text:style-name="Absatz-Standardschriftart"><text:span text:style-name="T52">Produce <text:s/>haploview compatible marker-info files based on the SNPS_SOURCE platform.</text:span></text:span></text:p>
        <text:h text:style-name="Heading_20_3" text:outline-level="3"><text:span text:style-name="Absatz-Standardschriftart">--binary (-b) &lt;Yes/No&gt;</text:span></text:h>
        <text:p text:style-name="Text_20_body"><text:span text:style-name="Absatz-Standardschriftart">See also: </text:span><text:span text:style-name="Absatz-Standardschriftart"><text:bookmark-ref text:reference-format="text" text:ref-name="__RefHeading__51_1106887530">BINARY_MODEL_ARCHIVE</text:bookmark-ref></text:span></text:p>
        <text:p text:style-name="Text_20_body"><text:span text:style-name="Absatz-Standardschriftart">When this option is given on the command line, it overrides the BINARY_MODEL_ARCHIVE setting <text:s/>from the configuration file and uses the value given.</text:span></text:p>
        <text:h text:style-name="Heading_20_3" text:outline-level="3"><text:soft-page-break/><text:span text:style-name="Absatz-Standardschriftart">--list-populations (-P)</text:span></text:h>
        <text:p text:style-name="Text_20_body"><text:span text:style-name="Absatz-Standardschriftart">Lists the populations available in the database in use. Populations are used to adjust the gene boundaries to include additional SNPs that are observed to be within an LD threshold. By default, there is only one population, given by “NO-LD”.</text:span></text:p>
        <text:h text:style-name="Heading_20_3" text:outline-level="3"><text:span text:style-name="Absatz-Standardschriftart">--detailed (-D)</text:span></text:h>
        <text:p text:style-name="Text_20_body"><text:span text:style-name="Absatz-Standardschriftart">See also: </text:span><text:span text:style-name="Absatz-Standardschriftart"><text:bookmark-ref text:reference-format="text" text:ref-name="__RefHeading__106_1106887530">DETAILED_REPORTS</text:bookmark-ref></text:span></text:p>
        <text:p text:style-name="Text_20_body"><text:span text:style-name="Absatz-Standardschriftart">When selected on the command line, this overrides the configuration setting for DETAILED_REPORTS from the configuration file and produces detailed reports for all appropriate outputs.</text:span></text:p>
        <text:h text:style-name="Heading_20_3" text:outline-level="3"><text:span text:style-name="Absatz-Standardschriftart">--map-snps-to-gene &lt;filename&gt;</text:span></text:h>
        <text:p text:style-name="Text_20_body"><text:span text:style-name="Absatz-Standardschriftart">See also: </text:span><text:span text:style-name="Absatz-Standardschriftart"><text:bookmark-ref text:reference-format="text" text:ref-name="__RefHeading__108_1106887530">SNP_GENE_MAP</text:bookmark-ref></text:span><text:span text:style-name="Absatz-Standardschriftart">, </text:span><text:span text:style-name="Absatz-Standardschriftart"><text:bookmark-ref text:reference-format="text" text:ref-name="__RefHeading__110_1106887530">GENE_COVERAGE</text:bookmark-ref></text:span></text:p>
        <text:p text:style-name="Text_20_body"><text:span text:style-name="Absatz-Standardschriftart">Forces the value of </text:span><text:span text:style-name="Absatz-Standardschriftart"><text:bookmark-ref text:reference-format="text" text:ref-name="__RefHeading__108_1106887530">SNP_GENE_MAP</text:bookmark-ref></text:span><text:span text:style-name="Absatz-Standardschriftart"> to be on, and uses the given filename as the gene coverage file.</text:span></text:p>
        <text:h text:style-name="Heading_20_3" text:outline-level="3"><text:span text:style-name="Absatz-Standardschriftart">--report-gene-coverage</text:span></text:h>
        <text:p text:style-name="Text_20_body"><text:span text:style-name="Absatz-Standardschriftart"><text:span text:style-name="T52">Unknown function</text:span></text:span></text:p>
        <text:h text:style-name="Heading_20_3" text:outline-level="3"><text:span text:style-name="Absatz-Standardschriftart">--cov-rs &lt;filename&gt;</text:span></text:h>
        <text:p text:style-name="Text_20_body"><text:span text:style-name="Absatz-Standardschriftart">See also: </text:span><text:span text:style-name="Absatz-Standardschriftart"><text:bookmark-ref text:reference-format="text" text:ref-name="__RefHeading__112_1106887530">COVERAGE_RS</text:bookmark-ref></text:span></text:p>
        <text:p text:style-name="Text_20_body"><text:span text:style-name="Absatz-Standardschriftart">When selected, uses the given filename in the </text:span><text:span text:style-name="Absatz-Standardschriftart"><text:bookmark-ref text:reference-format="text" text:ref-name="__RefHeading__112_1106887530">COVERAGE_RS</text:bookmark-ref></text:span><text:span text:style-name="Absatz-Standardschriftart"> option, overriding any value given in the configuration file.</text:span></text:p>
        <text:h text:style-name="Heading_20_3" text:outline-level="3"><text:span text:style-name="Absatz-Standardschriftart">--cov-map &lt;filename&gt;</text:span></text:h>
        <text:p text:style-name="Text_20_body"><text:span text:style-name="Absatz-Standardschriftart">See also: </text:span><text:span text:style-name="Absatz-Standardschriftart"><text:bookmark-ref text:reference-format="text" text:ref-name="__RefHeading__142_1106887530">COVERAGE_MAP</text:bookmark-ref></text:span></text:p>
        <text:p text:style-name="Text_20_body"><text:span text:style-name="Absatz-Standardschriftart">When selected, uses the given filename in the </text:span><text:span text:style-name="Absatz-Standardschriftart"><text:bookmark-ref text:reference-format="text" text:ref-name="__RefHeading__142_1106887530">COVERAGE_MAP</text:bookmark-ref></text:span><text:span text:style-name="Absatz-Standardschriftart"> option, overriding any value given in the configuration file.</text:span></text:p>
        <text:h text:style-name="Heading_20_3" text:outline-level="3"><text:span text:style-name="Absatz-Standardschriftart">--add-group (-d) &lt;filename&gt;</text:span></text:h>
        <text:p text:style-name="Text_20_body"><text:span text:style-name="Absatz-Standardschriftart">See also: </text:span><text:span text:style-name="Absatz-Standardschriftart"><text:bookmark-ref text:reference-format="text" text:ref-name="__RefHeading__58_1106887530">ADD_GROUP</text:bookmark-ref></text:span></text:p>
        <text:p text:style-name="Text_20_body"><text:span text:style-name="Absatz-Standardschriftart">When given on the command line, this allows the user to define a custom group, as defined in the </text:span><text:span text:style-name="Absatz-Standardschriftart"><text:bookmark-ref text:reference-format="text" text:ref-name="__RefHeading__60_1106887530">Custom Groups</text:bookmark-ref></text:span><text:span text:style-name="Absatz-Standardschriftart"> section of the input file formats. <text:s/>This argument adds custom groups in addition to the groups given in the configuration file.</text:span></text:p>
        <text:h text:style-name="Heading_20_3" text:outline-level="3"><text:soft-page-break/><text:span text:style-name="Absatz-Standardschriftart">--gene-file (-g) &lt;filename|ALL&gt;</text:span></text:h>
        <text:p text:style-name="Text_20_body"><text:span text:style-name="Absatz-Standardschriftart">See also: </text:span><text:span text:style-name="Absatz-Standardschriftart"><text:bookmark-ref text:reference-format="text" text:ref-name="__RefHeading__110_1106887530">GENE_COVERAGE</text:bookmark-ref></text:span></text:p>
        <text:p text:style-name="Text_20_body"><text:span text:style-name="Absatz-Standardschriftart">When selected, uses the given filename in the </text:span><text:span text:style-name="Absatz-Standardschriftart"><text:bookmark-ref text:reference-format="text" text:ref-name="__RefHeading__110_1106887530">GENE_COVERAGE</text:bookmark-ref></text:span><text:span text:style-name="Absatz-Standardschriftart"> option, overriding any value given in the configuration file.</text:span></text:p>
        <text:h text:style-name="Heading_20_3" text:outline-level="3"><text:span text:style-name="Absatz-Standardschriftart">--list-genes</text:span></text:h>
        <text:p text:style-name="Text_20_body"><text:span text:style-name="Absatz-Standardschriftart">See also: </text:span><text:span text:style-name="Absatz-Standardschriftart"><text:bookmark-ref text:reference-format="text" text:ref-name="__RefHeading__144_1106887530">GENE_REPORT</text:bookmark-ref></text:span></text:p>
        <text:p text:style-name="Text_20_body"><text:span text:style-name="Absatz-Standardschriftart">Sets the value of the </text:span><text:span text:style-name="Absatz-Standardschriftart"><text:bookmark-ref text:reference-format="text" text:ref-name="__RefHeading__144_1106887530">GENE_REPORT</text:bookmark-ref></text:span><text:span text:style-name="Absatz-Standardschriftart"> to “ON”, overriding this setting from the configuration file.</text:span></text:p>
        <text:h text:style-name="Heading_20_3" text:outline-level="3"><text:span text:style-name="Absatz-Standardschriftart">--snp-report</text:span></text:h>
        <text:p text:style-name="Text_20_body"><text:span text:style-name="Absatz-Standardschriftart">See also: </text:span><text:span text:style-name="Absatz-Standardschriftart"><text:bookmark-ref text:reference-format="text" text:ref-name="__RefHeading__181_1106887530">SNP_REPORT</text:bookmark-ref></text:span></text:p>
        <text:p text:style-name="Text_20_body"><text:span text:style-name="Absatz-Standardschriftart">Sets the value of the <text:s/>to “ON”, overriding this setting from the configuration file.</text:span></text:p>
        <text:h text:style-name="Heading_20_3" text:outline-level="3"><text:span text:style-name="Absatz-Standardschriftart">--map-snps-to-gene</text:span></text:h>
        <text:p text:style-name="Text_20_body"><text:span text:style-name="Absatz-Standardschriftart">See also: </text:span><text:span text:style-name="Absatz-Standardschriftart"><text:bookmark-ref text:reference-format="text" text:ref-name="__RefHeading__108_1106887530">SNP_GENE_MAP</text:bookmark-ref></text:span></text:p>
        <text:p text:style-name="Text_20_body"><text:span text:style-name="Absatz-Standardschriftart">Sets the value of the SNP_REPORT to “ON”, overriding this setting from the configuration file.</text:span></text:p>
        <text:h text:style-name="Heading_20_3" text:outline-level="3"><text:span text:style-name="Absatz-Standardschriftart">--groups (-G) &lt;label|ALL&gt;</text:span></text:h>
        <text:p text:style-name="Text_20_body"><text:span text:style-name="Absatz-Standardschriftart"><text:span text:style-name="T52">Lists the groups from the database???</text:span></text:span></text:p>
        <text:h text:style-name="Heading_20_3" text:outline-level="3"><text:span text:style-name="Absatz-Standardschriftart">--genes &lt;label|ALL&gt; &lt;label|ALL&gt;</text:span></text:h>
        <text:p text:style-name="Text_20_body"><text:span text:style-name="Absatz-Standardschriftart"><text:span text:style-name="T52">Lists the genes from the database???</text:span></text:span></text:p>
        <text:h text:style-name="Heading_20_3" text:outline-level="3"><text:span text:style-name="Absatz-Standardschriftart">--build (-B) &lt;label&gt;</text:span></text:h>
        <text:p text:style-name="Text_20_body"><text:span text:style-name="Absatz-Standardschriftart">See also: </text:span><text:span text:style-name="Absatz-Standardschriftart"><text:bookmark-ref text:reference-format="text" text:ref-name="__RefHeading__223_1106887530">GENOMIC_BUILD</text:bookmark-ref></text:span></text:p>
        <text:p text:style-name="Text_20_body"><text:span text:style-name="Absatz-Standardschriftart">When selected, uses the given build in the </text:span><text:span text:style-name="Absatz-Standardschriftart"><text:bookmark-ref text:reference-format="text" text:ref-name="__RefHeading__223_1106887530">GENOMIC_BUILD</text:bookmark-ref></text:span><text:span text:style-name="Absatz-Standardschriftart"> option, overriding any value given in the configuration file.</text:span></text:p>
        <text:h text:style-name="Heading_20_3" text:outline-level="3"><text:span text:style-name="Absatz-Standardschriftart">--PREFIX &lt;label&gt;</text:span></text:h>
        <text:p text:style-name="Text_20_body"><text:span text:style-name="Absatz-Standardschriftart">See also: </text:span><text:span text:style-name="Absatz-Standardschriftart"><text:bookmark-ref text:reference-format="text" text:ref-name="__RefHeading__62_1106887530">REPORT_PREFIX</text:bookmark-ref></text:span></text:p>
        <text:p text:style-name="Text_20_body"><text:span text:style-name="Absatz-Standardschriftart">When selected, overrides the </text:span><text:span text:style-name="Absatz-Standardschriftart"><text:bookmark-ref text:reference-format="text" text:ref-name="__RefHeading__62_1106887530">REPORT_PREFIX</text:bookmark-ref></text:span><text:span text:style-name="Absatz-Standardschriftart"> option from the configuration file with the given prefix.</text:span></text:p>
        <text:h text:style-name="Heading_20_3" text:outline-level="3"><text:soft-page-break/><text:span text:style-name="Absatz-Standardschriftart">--snps (-s) &lt;filename&gt;</text:span></text:h>
        <text:p text:style-name="Text_20_body"><text:span text:style-name="Absatz-Standardschriftart">See also: </text:span><text:span text:style-name="Absatz-Standardschriftart"><text:bookmark-ref text:reference-format="text" text:ref-name="__RefHeading__225_1106887530">RS_SOURCE</text:bookmark-ref></text:span></text:p>
        <text:p text:style-name="Text_20_body"><text:span text:style-name="Absatz-Standardschriftart">When selected, uses the given filename in the </text:span><text:span text:style-name="Absatz-Standardschriftart"><text:bookmark-ref text:reference-format="text" text:ref-name="__RefHeading__225_1106887530">RS_SOURCE</text:bookmark-ref></text:span><text:span text:style-name="Absatz-Standardschriftart"> option, overriding any value given in the configuration file.</text:span></text:p>
        <text:h text:style-name="Heading_20_3" text:outline-level="3"><text:span text:style-name="Absatz-Standardschriftart">--set-population (-p) &lt;label&gt;</text:span></text:h>
        <text:p text:style-name="Text_20_body"><text:span text:style-name="Absatz-Standardschriftart">See also: </text:span><text:span text:style-name="Absatz-Standardschriftart"><text:bookmark-ref text:reference-format="text" text:ref-name="__RefHeading__227_1106887530">POPULATION</text:bookmark-ref></text:span></text:p>
        <text:p text:style-name="Text_20_body"><text:span text:style-name="Absatz-Standardschriftart">When selected, uses the given label for the </text:span><text:span text:style-name="Absatz-Standardschriftart"><text:bookmark-ref text:reference-format="text" text:ref-name="__RefHeading__227_1106887530">POPULATION</text:bookmark-ref></text:span><text:span text:style-name="Absatz-Standardschriftart"> configuration option, overriding the setting found in the configuration file.</text:span></text:p>
        <text:h text:style-name="Heading_20_3" text:outline-level="3"><text:span text:style-name="Absatz-Standardschriftart">--gene-boundary &lt;integer&gt;</text:span></text:h>
        <text:p text:style-name="Text_20_body"><text:span text:style-name="Absatz-Standardschriftart">See also: </text:span><text:span text:style-name="Absatz-Standardschriftart"><text:bookmark-ref text:reference-format="text" text:ref-name="__RefHeading__64_1106887530">GENE_BOUNDARY_EXTENSION</text:bookmark-ref></text:span></text:p>
        <text:p text:style-name="Text_20_body"><text:span text:style-name="Absatz-Standardschriftart">When selected, uses the given integer for the </text:span><text:span text:style-name="Absatz-Standardschriftart"><text:bookmark-ref text:reference-format="text" text:ref-name="__RefHeading__64_1106887530">GENE_BOUNDARY_EXTENSION</text:bookmark-ref></text:span><text:span text:style-name="Absatz-Standardschriftart"> configuration option, overriding the value in the configuration file.</text:span></text:p>
        <text:h text:style-name="Heading_20_3" text:outline-level="3"><text:span text:style-name="Absatz-Standardschriftart">--variants (-v) &lt;filename&gt;</text:span></text:h>
        <text:p text:style-name="Text_20_body"><text:span text:style-name="Absatz-Standardschriftart">See also: </text:span><text:span text:style-name="Absatz-Standardschriftart"><text:bookmark-ref text:reference-format="text" text:ref-name="__RefHeading__229_1106887530">MAP_SOURCE</text:bookmark-ref></text:span></text:p>
        <text:p text:style-name="Text_20_body"><text:span text:style-name="Absatz-Standardschriftart">When selected, overrides the </text:span><text:span text:style-name="Absatz-Standardschriftart"><text:bookmark-ref text:reference-format="text" text:ref-name="__RefHeading__229_1106887530">MAP_SOURCE</text:bookmark-ref></text:span><text:span text:style-name="Absatz-Standardschriftart"> configuration option with the given filename.</text:span></text:p>
        <text:h text:style-name="Heading_20_3" text:outline-level="3"><text:span text:style-name="Absatz-Standardschriftart">--ldspline</text:span></text:h>
        <text:p text:style-name="Text_20_body"><text:span text:style-name="Absatz-Standardschriftart"><text:span text:style-name="T52">Unknown function</text:span></text:span></text:p>
        <text:h text:style-name="Heading_20_3" text:outline-level="3"><text:span text:style-name="Absatz-Standardschriftart">--write-models (-W) &lt;float&gt; &lt;integer&gt;</text:span></text:h>
        <text:p text:style-name="Text_20_body"><text:span text:style-name="Absatz-Standardschriftart">See also: </text:span><text:span text:style-name="Absatz-Standardschriftart"><text:bookmark-ref text:reference-format="text" text:ref-name="__RefHeading__78_1106887530">EXPORT_GENE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78_1106887530">EXPORT_GENE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3" text:outline-level="3"><text:span text:style-name="Absatz-Standardschriftart">--export-snp-models (-X) &lt;float&gt; &lt;integer&gt;</text:span></text:h>
        <text:p text:style-name="Text_20_body"><text:span text:style-name="Absatz-Standardschriftart">See also: </text:span><text:span text:style-name="Absatz-Standardschriftart"><text:bookmark-ref text:reference-format="text" text:ref-name="__RefHeading__231_1106887530">EXPORT_SNP_MODELS</text:bookmark-ref></text:span><text:span text:style-name="Absatz-Standardschriftart">, </text:span><text:span text:style-name="Absatz-Standardschriftart"><text:bookmark-ref text:reference-format="text" text:ref-name="__RefHeading__80_1106887530">MINIMUM_IMPLICATION_INDEX</text:bookmark-ref></text:span><text:span text:style-name="Absatz-Standardschriftart">, </text:span><text:span text:style-name="Absatz-Standardschriftart"><text:bookmark-ref text:reference-format="text" text:ref-name="__RefHeading__82_1106887530">MAX_SNP_MODEL_COUNT</text:bookmark-ref></text:span></text:p>
        <text:p text:style-name="Text_20_body"><text:span text:style-name="Absatz-Standardschriftart">When selected, sets </text:span><text:span text:style-name="Absatz-Standardschriftart"><text:bookmark-ref text:reference-format="text" text:ref-name="__RefHeading__231_1106887530">EXPORT_SNP_MODELS</text:bookmark-ref></text:span><text:span text:style-name="Absatz-Standardschriftart"> configuration option to “ON”. <text:s/>The float and integer arguments are optional (but must be given in order), and if supplied, will override the </text:span><text:span text:style-name="Absatz-Standardschriftart"><text:bookmark-ref text:reference-format="text" text:ref-name="__RefHeading__80_1106887530">MINIMUM_IMPLICATION_INDEX</text:bookmark-ref></text:span><text:span text:style-name="Absatz-Standardschriftart"> and </text:span><text:span text:style-name="Absatz-Standardschriftart"><text:bookmark-ref text:reference-format="text" text:ref-name="__RefHeading__82_1106887530">MAX_SNP_MODEL_COUNT</text:bookmark-ref></text:span><text:span text:style-name="Absatz-Standardschriftart">, respectively.</text:span></text:p>
        <text:h text:style-name="Heading_20_2" text:outline-level="2"><text:soft-page-break/>Configuration Parameters</text:h>
        <text:p text:style-name="Text_20_body">The following parameters can be given in the configuration file. <text:s/>For each command, we give the calling syntax of the parameter as well as an example. <text:s/>In the syntax, any optional parameters will be listed in square brackets ([]). <text:s/>When a specific input file is needed, the format of the input file will be referenced in the “See also” section.</text:p>
        <text:h text:style-name="P29" text:outline-level="3"><text:bookmark text:name="__RefHeading__46_1106887530"/><text:span text:style-name="Absatz-Standardschriftart">SETTINGS_DB</text:span><text:bookmark-end text:name="__RefHeading__46_1106887530"/></text:h>
        <text:p text:style-name="Text_20_body"><text:span text:style-name="Absatz-Standardschriftart"><text:span text:style-name="T18">Syntax: </text:span></text:span><text:span text:style-name="Absatz-Standardschriftart"><text:span text:style-name="T17">SETTINGS_DB filename</text:span></text:span></text:p>
        <text:p text:style-name="Input_2f_Output"><text:span text:style-name="Absatz-Standardschriftart"><text:span text:style-name="T18">SETTINGS_DB knowledge.bio</text:span></text:span></text:p>
        <text:p text:style-name="Text_20_body"><text:span text:style-name="Absatz-Standardschriftart"><text:span text:style-name="T18">This option sets the location of the LOKI database to be used by biofilter. <text:s/>The filename can either be given as an absolute or relative path. <text:s/>If the database is not found relative to the current working directory, biofilter will search the data directory given during installation for the LOKI database.</text:span></text:span></text:p>
        <text:h text:style-name="Heading_20_3" text:outline-level="3"><text:span text:style-name="Absatz-Standardschriftart"><text:span text:style-name="T18">MAX_GENE_COUNT</text:span></text:span></text:h>
        <text:p text:style-name="Text_20_body"><text:span text:style-name="Absatz-Standardschriftart"><text:span text:style-name="T18">Syntax: </text:span></text:span><text:span text:style-name="Absatz-Standardschriftart"><text:span text:style-name="T17">MAX_GENE_COUNT integer</text:span></text:span></text:p>
        <text:p text:style-name="Input_2f_Output"><text:span text:style-name="Absatz-Standardschriftart"><text:span text:style-name="T19">MAX_GENE_COUNT 30</text:span></text:span></text:p>
        <text:p text:style-name="Text_20_body">This sets the upper limit for acceptable group size. Acceptable group size is the number of genes contained by a given group. If a group has as many or fewer genes in it, the biofilter uses it’s contents to generate models. If a group exceeds this number, the biofilter queries each of it’s children groups, performing the same check.</text:p>
        <text:p text:style-name="Text_20_body"><text:span text:style-name="Absatz-Standardschriftart"><text:span text:style-name="T19">This setting is used to constrain the size of the resulting model counts to a number that is manageable according to modern computation resources.</text:span></text:span></text:p>
        <text:h text:style-name="Heading_20_3" text:outline-level="3"><text:bookmark text:name="__RefHeading__225_1106887530"/><text:span text:style-name="Absatz-Standardschriftart"><text:span text:style-name="T18">RS_SOURCE</text:span></text:span><text:bookmark-end text:name="__RefHeading__225_1106887530"/></text:h>
        <text:p text:style-name="Text_20_body"><text:span text:style-name="Absatz-Standardschriftart"><text:span text:style-name="T18">Syntax: </text:span></text:span><text:span text:style-name="Absatz-Standardschriftart"><text:span text:style-name="T17">RS_SOURCE filename</text:span></text:span></text:p>
        <text:p text:style-name="Input_2f_Output"><text:span text:style-name="Absatz-Standardschriftart"><text:span text:style-name="T19">RS_SOURCE Illumina-660Quad.txt</text:span></text:span></text:p>
        <text:p text:style-name="Text_20_body"><text:span text:style-name="Absatz-Standardschriftart"><text:span text:style-name="T19">This option allows the user to limit the list of SNPs to those included in the file of interest. <text:s/>Typically, this will be a list of SNPs that are on a given platform, as the above example illustrates. <text:s/>The file must be a list of only the RS numbers (without the “RS” prefix), as described in the input files section.</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541_1106887530">SNP List</text:bookmark-ref></text:span></text:span></text:p>
        <text:h text:style-name="Heading_20_3" text:outline-level="3"><text:bookmark text:name="__RefHeading__229_1106887530"/><text:span text:style-name="Absatz-Standardschriftart"><text:span text:style-name="T18">MAP_SOURCE</text:span></text:span><text:bookmark-end text:name="__RefHeading__229_1106887530"/></text:h>
        <text:p text:style-name="Text_20_body"><text:span text:style-name="Absatz-Standardschriftart"><text:span text:style-name="T18">Syntax: </text:span></text:span><text:span text:style-name="Absatz-Standardschriftart"><text:span text:style-name="T17">MAP_SOURCE filename</text:span></text:span></text:p>
        <text:p text:style-name="Input_2f_Output"><text:span text:style-name="Absatz-Standardschriftart"><text:span text:style-name="T19">MAP_SOURCE variants.txt</text:span></text:span></text:p>
        <text:p text:style-name="Text_20_body"><text:span text:style-name="Absatz-Standardschriftart"><text:span text:style-name="T19">This option is similar to the </text:span></text:span><text:span text:style-name="Absatz-Standardschriftart"><text:span text:style-name="T19"><text:bookmark-ref text:reference-format="text" text:ref-name="__RefHeading__225_1106887530">RS_SOURCE</text:bookmark-ref></text:span></text:span><text:span text:style-name="Absatz-Standardschriftart"><text:span text:style-name="T19">, except that it allows the user to include variants that may not have actual RS numbers. <text:s/>The format of this file must be plink 4-column format.</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882_1106887530">Variant List</text:bookmark-ref></text:span></text:span></text:p>
        <text:h text:style-name="Heading_20_3" text:outline-level="3"><text:bookmark text:name="__RefHeading__58_1106887530"/><text:soft-page-break/><text:span text:style-name="Absatz-Standardschriftart"><text:span text:style-name="T18">ADD_GROUP</text:span></text:span><text:bookmark-end text:name="__RefHeading__58_1106887530"/></text:h>
        <text:p text:style-name="Text_20_body"><text:span text:style-name="Absatz-Standardschriftart"><text:span text:style-name="T18">Syntax: </text:span></text:span><text:span text:style-name="Absatz-Standardschriftart"><text:span text:style-name="T17">ADD_GROUP filename</text:span></text:span></text:p>
        <text:p text:style-name="Input_2f_Output"><text:span text:style-name="Absatz-Standardschriftart"><text:span text:style-name="T19">ADD_GROUP new_group.txt</text:span></text:span></text:p>
        <text:p text:style-name="Text_20_body"><text:span text:style-name="Absatz-Standardschriftart"><text:span text:style-name="T19">This gives the user the option of adding in custom groups of genes that are known to the user but are not captured in the LOKI database. <text:s/>The input is a plain text file containing the type of group collection as well as the groups and their associated genes.</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60_1106887530">Custom Groups</text:bookmark-ref></text:span></text:span></text:p>
        <text:h text:style-name="Heading_20_3" text:outline-level="3"><text:bookmark text:name="__RefHeading__1125_1106887530"/><text:span text:style-name="Absatz-Standardschriftart"><text:span text:style-name="T18">INCLUDE_GROUPS</text:span></text:span><text:bookmark-end text:name="__RefHeading__1125_1106887530"/></text:h>
        <text:p text:style-name="Text_20_body"><text:span text:style-name="Absatz-Standardschriftart"><text:span text:style-name="T19">Syntax: </text:span></text:span><text:span text:style-name="Absatz-Standardschriftart"><text:span text:style-name="T17">INCLUDE_GROUPS integer [integer] [...]</text:span></text:span></text:p>
        <text:p text:style-name="Input_2f_Output"><text:span text:style-name="Absatz-Standardschriftart"><text:span text:style-name="T19">INCLUDE_GROUPS 1 1453</text:span></text:span></text:p>
        <text:p text:style-name="Text_20_body"><text:span text:style-name="Absatz-Standardschriftart"><text:span text:style-name="T19">This configuration option allows the user to limit the search of information according to the given group IDs, which must match those found in the LOKI database. <text:s/>If given, only those groups (and their children) will be considered when generating models and annotations.</text:span></text:span></text:p>
        <text:p text:style-name="Text_20_body"><text:span text:style-name="Absatz-Standardschriftart"><text:span text:style-name="T19">This option is especially helpful in limiting biofilter to a specific list of databases. <text:s/>These IDs can be found in the </text:span></text:span><text:span text:style-name="Absatz-Standardschriftart"><text:span text:style-name="T19"><text:bookmark-ref text:reference-format="text" text:ref-name="__RefHeading__2600_1106887530">Gene Definition</text:bookmark-ref></text:span></text:span><text:span text:style-name="Absatz-Standardschriftart"><text:span text:style-name="T19"> report</text:span></text:span><text:span text:style-name="Absatz-Standardschriftart"><text:span text:style-name="T53"> </text:span></text:span><text:span text:style-name="Absatz-Standardschriftart"><text:span text:style-name="T2">under the “Groups” column.</text:span></text:span></text:p>
        <text:p text:style-name="Text_20_body"><text:span text:style-name="Absatz-Standardschriftart"><text:span text:style-name="T2">See also: </text:span></text:span><text:span text:style-name="Absatz-Standardschriftart"><text:span text:style-name="T2"><text:bookmark-ref text:reference-format="text" text:ref-name="__RefHeading__2600_1106887530">Gene Definition</text:bookmark-ref></text:span></text:span></text:p>
        <text:h text:style-name="Heading_20_3" text:outline-level="3"><text:span text:style-name="Absatz-Standardschriftart"><text:span text:style-name="T18">INCLUDE_GROUP_FILE</text:span></text:span></text:h>
        <text:p text:style-name="Text_20_body"><text:span text:style-name="Absatz-Standardschriftart"><text:span text:style-name="T18">Syntax: </text:span></text:span><text:span text:style-name="Absatz-Standardschriftart"><text:span text:style-name="T17">INCLUDE_GROUP_FILE filename</text:span></text:span></text:p>
        <text:p text:style-name="Input_2f_Output"><text:span text:style-name="Absatz-Standardschriftart"><text:span text:style-name="T19">INCLUDE_GROUP_FILE group_ids.txt</text:span></text:span></text:p>
        <text:p text:style-name="Text_20_body"><text:span text:style-name="Absatz-Standardschriftart"><text:span text:style-name="T19">This option is provided as a convenient alternative to the </text:span></text:span><text:span text:style-name="Absatz-Standardschriftart"><text:span text:style-name="T19"><text:bookmark-ref text:reference-format="text" text:ref-name="__RefHeading__1125_1106887530">INCLUDE_GROUPS</text:bookmark-ref></text:span></text:span><text:span text:style-name="Absatz-Standardschriftart"><text:span text:style-name="T19"> command above. <text:s/>Instead of listing all of the group IDs in the configuration file, the user may use a separate file where the group IDs are listed individually, one per line.</text:span></text:span></text:p>
        <text:h text:style-name="Heading_20_3" text:outline-level="3"><text:bookmark text:name="__RefHeading__1253_1106887530"/><text:span text:style-name="Absatz-Standardschriftart"><text:span text:style-name="T18">INCLUDE_GROUP_NAMES</text:span></text:span><text:bookmark-end text:name="__RefHeading__1253_1106887530"/></text:h>
        <text:p text:style-name="Text_20_body"><text:span text:style-name="Absatz-Standardschriftart"><text:span text:style-name="T18">Syntax: </text:span></text:span><text:span text:style-name="Absatz-Standardschriftart"><text:span text:style-name="T17">INCLUDE_GROUP_NAMES label [label] [...]</text:span></text:span></text:p>
        <text:p text:style-name="Input_2f_Output"><text:span text:style-name="Absatz-Standardschriftart"><text:span text:style-name="T19">INCLUDE_GROUPS </text:span></text:span><text:span text:style-name="Absatz-Standardschriftart"><text:span text:style-name="T10">GO:0003674 hsa00010 Pfam</text:span></text:span></text:p>
        <text:p text:style-name="Text_20_body"><text:span text:style-name="Absatz-Standardschriftart"><text:span text:style-name="T18">This option allows the user to limit the search to groups as in the </text:span></text:span><text:span text:style-name="Absatz-Standardschriftart"><text:span text:style-name="T18"><text:bookmark-ref text:reference-format="text" text:ref-name="__RefHeading__1125_1106887530">INCLUDE_GROUPS</text:bookmark-ref></text:span></text:span><text:span text:style-name="Absatz-Standardschriftart"><text:span text:style-name="T18"> command above, except that groups are identified by their name instead of their ID in the LOKI database. <text:s/>This is helpful if the user has interest in a specific pathway from a database included with biofilter.</text:span></text:span></text:p>
        <text:h text:style-name="Heading_20_3" text:outline-level="3"><text:span text:style-name="Absatz-Standardschriftart"><text:span text:style-name="T18">INCLUDE_GROUP_NAME_FILE</text:span></text:span></text:h>
        <text:p text:style-name="Text_20_body"><text:span text:style-name="Absatz-Standardschriftart"><text:span text:style-name="T18">Syntax: </text:span></text:span><text:span text:style-name="Absatz-Standardschriftart"><text:span text:style-name="T17">INCLUDE_GROUP_NAME_FILE filename</text:span></text:span></text:p>
        <text:p text:style-name="Input_2f_Output"><text:span text:style-name="Absatz-Standardschriftart"><text:span text:style-name="T19">INCLUDE_GROUP_NAME_FILE group_names.txt</text:span></text:span></text:p>
        <text:p text:style-name="Text_20_body"><text:soft-page-break/><text:span text:style-name="Absatz-Standardschriftart"><text:span text:style-name="T19">Again, as above, this option is provided as an alternative to the </text:span></text:span><text:span text:style-name="Absatz-Standardschriftart"><text:span text:style-name="T19"><text:bookmark-ref text:reference-format="text" text:ref-name="__RefHeading__1253_1106887530">INCLUDE_GROUP_NAMES</text:bookmark-ref></text:span></text:span><text:span text:style-name="Absatz-Standardschriftart"><text:span text:style-name="T19"> command, providing a way for the user to supply a file containing a list of group names to include, one per line.</text:span></text:span></text:p>
        <text:h text:style-name="Heading_20_3" text:outline-level="3"><text:bookmark text:name="__RefHeading__227_1106887530"/><text:span text:style-name="Absatz-Standardschriftart"><text:span text:style-name="T18">POPULATION</text:span></text:span><text:bookmark-end text:name="__RefHeading__227_1106887530"/></text:h>
        <text:p text:style-name="Text_20_body"><text:span text:style-name="Absatz-Standardschriftart"><text:span text:style-name="T18">Syntax: </text:span></text:span><text:span text:style-name="Absatz-Standardschriftart"><text:span text:style-name="T17">POPULATION label</text:span></text:span></text:p>
        <text:p text:style-name="Input_2f_Output"><text:span text:style-name="Absatz-Standardschriftart"><text:span text:style-name="T19">POPULATION NO-LD</text:span></text:span></text:p>
        <text:p text:style-name="Text_20_body"><text:span text:style-name="Absatz-Standardschriftart"><text:span text:style-name="T19">This command sets the population on which to base the gene boundaries. <text:s/>The population “NO-LD” will always be included in the LOKI database, and this population is the default boundaries of a gene from either Entrez or Ensembl. <text:s/>Often the “NO-LD” boundaries of a gene will be referred to as the “true” boundaries of the gene.</text:span></text:span></text:p>
        <text:h text:style-name="Heading_20_3" text:outline-level="3"><text:bookmark text:name="__RefHeading__64_1106887530"/><text:span text:style-name="Absatz-Standardschriftart"><text:span text:style-name="T18">GENE_BOUNDARY_EXTENSION</text:span></text:span><text:bookmark-end text:name="__RefHeading__64_1106887530"/></text:h>
        <text:p text:style-name="Text_20_body"><text:span text:style-name="Absatz-Standardschriftart"><text:span text:style-name="T18">Syntax: </text:span></text:span><text:span text:style-name="Absatz-Standardschriftart"><text:span text:style-name="T17">GENE_BOUNDARY_EXTENSION integer</text:span></text:span></text:p>
        <text:p text:style-name="Input_2f_Output"><text:span text:style-name="Absatz-Standardschriftart"><text:span text:style-name="T19">GENE_BOUNDARY_EXTENSION 1000</text:span></text:span></text:p>
        <text:p text:style-name="Text_20_body"><text:span text:style-name="Absatz-Standardschriftart"><text:span text:style-name="T19">When using the “NO-LD” population, this option gives the user the ability to extend the gene boundaries by the given number of base pairs. <text:s/>Th extension occurs both upstream and downstream of the actual boundaries in the database.</text:span></text:span></text:p>
        <text:h text:style-name="Heading_20_3" text:outline-level="3"><text:bookmark text:name="__RefHeading__62_1106887530"/><text:span text:style-name="Absatz-Standardschriftart"><text:span text:style-name="T18">REPORT_PREFIX</text:span></text:span><text:bookmark-end text:name="__RefHeading__62_1106887530"/></text:h>
        <text:p text:style-name="Text_20_body"><text:span text:style-name="Absatz-Standardschriftart"><text:span text:style-name="T18">Syntax: </text:span></text:span><text:span text:style-name="Absatz-Standardschriftart"><text:span text:style-name="T17">REPORT_BOUNDARY label</text:span></text:span></text:p>
        <text:p text:style-name="Input_2f_Output"><text:span text:style-name="Absatz-Standardschriftart"><text:span text:style-name="T19">REPORT_PREFIX myReport</text:span></text:span></text:p>
        <text:p text:style-name="Text_20_body"><text:span text:style-name="Absatz-Standardschriftart"><text:span text:style-name="T18">This option allows the user to set the prefix for all of the output files that are generated by biofilter. <text:s/>This is useful when running biofilter repeatedly, as it will prevent older results from being overwritten.</text:span></text:span></text:p>
        <text:h text:style-name="Heading_20_3" text:outline-level="3"><text:span text:style-name="Absatz-Standardschriftart"><text:span text:style-name="T18">IMPLICATION_IDX_DUPLICATE_WEIGHT</text:span></text:span></text:h>
        <text:p text:style-name="Text_20_body"><text:span text:style-name="Absatz-Standardschriftart"><text:span text:style-name="T18">Syntax: </text:span></text:span><text:span text:style-name="Absatz-Standardschriftart"><text:span text:style-name="T17">IMPLICATION_IDX_DUPLICATE_WIEGHT float</text:span></text:span></text:p>
        <text:p text:style-name="Input_2f_Output"><text:span text:style-name="Absatz-Standardschriftart"><text:span text:style-name="T19">IMPLICATION_IDX_DUPLICATE_WEIGHT 0.25</text:span></text:span></text:p>
        <text:p text:style-name="Text_20_body"><text:span text:style-name="Absatz-Standardschriftart"><text:span text:style-name="T54">Disease dependent (DD) and disease independent (DI) groupings contribute differently toward the implication index. For DD groupings, only those groupings which produce the gene-gene model are counted. Each one counts one point. For DI groupings, we add a single point for each unique group where at least one gene is present. For each DI grouping where both genes are present, the IMPLICATION_IDX_DUPLICATE_WEIGHT is added to the final score.</text:span></text:span></text:p>
        <text:h text:style-name="Heading_20_3" text:outline-level="3"><text:bookmark text:name="__RefHeading__51_1106887530"/><text:span text:style-name="Absatz-Standardschriftart"><text:span text:style-name="T18">BINARY_MODEL_ARCHIVE</text:span></text:span><text:bookmark-end text:name="__RefHeading__51_1106887530"/></text:h>
        <text:p text:style-name="Text_20_body"><text:span text:style-name="Absatz-Standardschriftart"><text:span text:style-name="T18">Syntax: </text:span></text:span><text:span text:style-name="Absatz-Standardschriftart"><text:span text:style-name="T17">BINARY_MODEL_ARCHIVE Yes/No</text:span></text:span></text:p>
        <text:p text:style-name="Input_2f_Output"><text:span text:style-name="Absatz-Standardschriftart"><text:span text:style-name="T19">BINARY_MODEL_ARCHIVE No</text:span></text:span></text:p>
        <text:p text:style-name="P35"><text:soft-page-break/>Setting this value to YES causes the gene-gene model archive and the snp-snp model archive to be written in binary format. In most cases, this won’t be necessary, since both files will probably be reasonable in length. However, if either are expected to contain more than a few hundred thousand entries, it is recommended to use.</text:p>
        <text:h text:style-name="Heading_20_3" text:outline-level="3"><text:span text:style-name="Absatz-Standardschriftart"><text:span text:style-name="T18">DISEASE_DEPENDENT_LEVEL</text:span></text:span></text:h>
        <text:p text:style-name="Text_20_body"><text:span text:style-name="Absatz-Standardschriftart"><text:span text:style-name="T18">Syntax: </text:span></text:span><text:span text:style-name="Absatz-Standardschriftart"><text:span text:style-name="T17">DISEASE_DEPENDENT_LEVEL <text:s text:c="2"/>ALL_MODELS/GROUP_LEVEL/DD_ONLY</text:span></text:span></text:p>
        <text:p text:style-name="Input_2f_Output"><text:span text:style-name="Absatz-Standardschriftart"><text:span text:style-name="T19">DISEASE_DEPENDENT_LEVEL ALL_MODELS</text:span></text:span></text:p>
        <text:p text:style-name="Text_20_body"><text:span text:style-name="Absatz-Standardschriftart"><text:span text:style-name="T53">Users can choose to filter models based on their association with disease dependent genes. When set to ALL_MODELS (default), all models will be produced. When set to GROUP_LEVEL, only groups where gene-gene models are</text:span></text:span><text:bookmark text:name="page17"/><text:span text:style-name="Absatz-Standardschriftart"><text:span text:style-name="T53"> produced that has one or more genes found in a disease dependent group will yield models. When set to DD_ONLY, only the gene-gene models in which one of the genes is found in one of the disease dependent groups are produced.</text:span></text:span></text:p>
        <text:h text:style-name="Heading_20_3" text:outline-level="3"><text:bookmark text:name="__RefHeading__223_1106887530"/><text:span text:style-name="Absatz-Standardschriftart"><text:span text:style-name="T18">GENOMIC_BUILD</text:span></text:span><text:bookmark-end text:name="__RefHeading__223_1106887530"/></text:h>
        <text:p text:style-name="Text_20_body"><text:span text:style-name="Absatz-Standardschriftart"><text:span text:style-name="T18">Syntax: </text:span></text:span><text:span text:style-name="Absatz-Standardschriftart"><text:span text:style-name="T17">GENOMIC_BUILD string</text:span></text:span></text:p>
        <text:p text:style-name="Input_2f_Output"><text:span text:style-name="Absatz-Standardschriftart"><text:span text:style-name="T19">GENOMIC_BUILD 37</text:span></text:span></text:p>
        <text:p text:style-name="Text_20_body"><text:span text:style-name="Absatz-Standardschriftart"><text:span text:style-name="T19">This setting tells biofilter the build of the genome that the input data is based on. <text:s/>This is especially important for input that is based on position, as in the </text:span></text:span><text:span text:style-name="Absatz-Standardschriftart"><text:span text:style-name="T19"><text:bookmark-ref text:reference-format="text" text:ref-name="__RefHeading__229_1106887530">MAP_SOURCE</text:bookmark-ref></text:span></text:span><text:span text:style-name="Absatz-Standardschriftart"><text:span text:style-name="T19"> configuration option. <text:s/>If the input data is not the same build as used internally by biofilter, the software will perform a liftover of the input data into the genomic build used by biofilter.</text:span></text:span></text:p>
        <text:h text:style-name="Heading_20_3" text:outline-level="3"><text:bookmark text:name="__RefHeading__106_1106887530"/><text:span text:style-name="Absatz-Standardschriftart"><text:span text:style-name="T18">DETAILED_REPORTS</text:span></text:span><text:bookmark-end text:name="__RefHeading__106_1106887530"/></text:h>
        <text:p text:style-name="Text_20_body"><text:span text:style-name="Absatz-Standardschriftart"><text:span text:style-name="T18">Syntax: </text:span></text:span><text:span text:style-name="Absatz-Standardschriftart"><text:span text:style-name="T17">DETAILED_REPORTS Yes/No</text:span></text:span></text:p>
        <text:p text:style-name="Input_2f_Output"><text:span text:style-name="Absatz-Standardschriftart"><text:span text:style-name="T19">DETAILED_REPORTS On</text:span></text:span></text:p>
        <text:p text:style-name="Text_20_body"><text:span text:style-name="Absatz-Standardschriftart"><text:span text:style-name="T19">When this option is set to “On”, biofilter will add in more details in the output reports.</text:span></text:span></text:p>
        <text:h text:style-name="Heading_20_3" text:outline-level="3"><text:bookmark text:name="__RefHeading__84_1106887530"/><text:span text:style-name="Absatz-Standardschriftart"><text:span text:style-name="T18">MARKER_INFO_REPORT</text:span></text:span><text:bookmark-end text:name="__RefHeading__84_1106887530"/></text:h>
        <text:p text:style-name="Text_20_body"><text:span text:style-name="Absatz-Standardschriftart"><text:span text:style-name="T18">Syntax: </text:span></text:span><text:span text:style-name="Absatz-Standardschriftart"><text:span text:style-name="T17">MARKER_INFO_REPORT Yes/No</text:span></text:span></text:p>
        <text:p text:style-name="Input_2f_Output"><text:span text:style-name="Absatz-Standardschriftart"><text:span text:style-name="T19">MARKER_INFO_REPORT On</text:span></text:span></text:p>
        <text:p text:style-name="Text_20_body"><text:span text:style-name="Absatz-Standardschriftart"><text:span text:style-name="T19">When this option is set to “On”, biofilter will produce a marker report which lists the SNPs considered by biofilter along with their chromosome and base pair locations.</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450_1106887530">Marker Info Report</text:bookmark-ref></text:span></text:span></text:p>
        <text:h text:style-name="Heading_20_3" text:outline-level="3"><text:bookmark text:name="__RefHeading__181_1106887530"/><text:span text:style-name="Absatz-Standardschriftart"><text:span text:style-name="T18">SNP_REPORT</text:span></text:span><text:bookmark-end text:name="__RefHeading__181_1106887530"/></text:h>
        <text:p text:style-name="Text_20_body"><text:span text:style-name="Absatz-Standardschriftart"><text:span text:style-name="T18">Syntax: </text:span></text:span><text:span text:style-name="Absatz-Standardschriftart"><text:span text:style-name="T17">SNP_REPORT Yes/No</text:span></text:span></text:p>
        <text:p text:style-name="Input_2f_Output"><text:span text:style-name="Absatz-Standardschriftart"><text:span text:style-name="T19">SNP_REPORT On</text:span></text:span></text:p>
        <text:p text:style-name="Text_20_body"><text:soft-page-break/><text:span text:style-name="Absatz-Standardschriftart"><text:span text:style-name="T18">When this option is “On”, biofilter will produce a report which lists all of the SNPs used by biofilter along with any genes that contain the given SNP.</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522_1106887530">SNP Report</text:bookmark-ref></text:span></text:span></text:p>
        <text:h text:style-name="Heading_20_3" text:outline-level="3"><text:bookmark text:name="__RefHeading__108_1106887530"/><text:span text:style-name="Absatz-Standardschriftart"><text:span text:style-name="T18">SNP_GENE_MAP</text:span></text:span><text:bookmark-end text:name="__RefHeading__108_1106887530"/></text:h>
        <text:p text:style-name="Text_20_body"><text:span text:style-name="Absatz-Standardschriftart"><text:span text:style-name="T18">Syntax: </text:span></text:span><text:span text:style-name="Absatz-Standardschriftart"><text:span text:style-name="T17">SNP_GENE_MAP Yes/No</text:span></text:span></text:p>
        <text:p text:style-name="Input_2f_Output"><text:span text:style-name="Absatz-Standardschriftart"><text:span text:style-name="T19">SNP_GENE_MAP On</text:span></text:span></text:p>
        <text:p text:style-name="Text_20_body"><text:span text:style-name="Absatz-Standardschriftart"><text:span text:style-name="T19">When this option is “On”, biofilter will produce a report that details the relationship between all of the SNPs considered to be in genes and how they are related.</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524_1106887530">SNP/Gene Relationship Report</text:bookmark-ref></text:span></text:span></text:p>
        <text:h text:style-name="Heading_20_3" text:outline-level="3"><text:bookmark text:name="__RefHeading__110_1106887530"/><text:span text:style-name="Absatz-Standardschriftart"><text:span text:style-name="T18">GENE_COVERAGE</text:span></text:span><text:bookmark-end text:name="__RefHeading__110_1106887530"/></text:h>
        <text:p text:style-name="Text_20_body"><text:span text:style-name="Absatz-Standardschriftart"><text:span text:style-name="T18">Syntax: </text:span></text:span><text:span text:style-name="Absatz-Standardschriftart"><text:span text:style-name="T17">GENE_COVERAGE filename|ALL</text:span></text:span></text:p>
        <text:p text:style-name="Input_2f_Output"><text:span text:style-name="Absatz-Standardschriftart"><text:span text:style-name="T19">GENE_COVERAGE gene_list.txt</text:span></text:span></text:p>
        <text:p text:style-name="Text_20_body"><text:span text:style-name="T54">Filename (or ALL) containing list of gene aliases of to be used in various gene reports.</text:span></text:p>
        <text:h text:style-name="Heading_20_3" text:outline-level="3"><text:bookmark text:name="__RefHeading__144_1106887530"/><text:span text:style-name="Absatz-Standardschriftart"><text:span text:style-name="T18">GENE_REPORT</text:span></text:span><text:bookmark-end text:name="__RefHeading__144_1106887530"/></text:h>
        <text:p text:style-name="Text_20_body"><text:span text:style-name="Absatz-Standardschriftart"><text:span text:style-name="T18">Syntax: </text:span></text:span><text:span text:style-name="Absatz-Standardschriftart"><text:span text:style-name="T17">GENE_REPORT Yes/No</text:span></text:span></text:p>
        <text:p text:style-name="Input_2f_Output"><text:span text:style-name="Absatz-Standardschriftart"><text:span text:style-name="T19">GENE_REPORT On</text:span></text:span></text:p>
        <text:p text:style-name="Text_20_body"><text:span text:style-name="Absatz-Standardschriftart"><text:span text:style-name="T19">When set to “On”, biofilter will generate a report that lists all of the genes that were used to generate models, along with a great deal of detail about the genes and their contained SNPs.</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600_1106887530">Gene Definition</text:bookmark-ref></text:span></text:span></text:p>
        <text:h text:style-name="Heading_20_3" text:outline-level="3"><text:bookmark text:name="__RefHeading__112_1106887530"/><text:span text:style-name="Absatz-Standardschriftart"><text:span text:style-name="T18">COVERAGE_RS</text:span></text:span><text:bookmark-end text:name="__RefHeading__112_1106887530"/></text:h>
        <text:p text:style-name="Text_20_body"><text:span text:style-name="Absatz-Standardschriftart"><text:span text:style-name="T18">Syntax: </text:span></text:span><text:span text:style-name="Absatz-Standardschriftart"><text:span text:style-name="T17">COVERAGE_RS filename</text:span></text:span></text:p>
        <text:p text:style-name="Input_2f_Output"><text:span text:style-name="Absatz-Standardschriftart"><text:span text:style-name="T19">COVERAGE_RS rs_ids.txt</text:span></text:span></text:p>
        <text:p text:style-name="Text_20_body"><text:span text:style-name="T54">Platforms for coverage reports using RS IDs instead of MAP files</text:span></text:p>
        <text:p text:style-name="Text_20_body"><text:span text:style-name="Absatz-Standardschriftart"><text:span text:style-name="T18">See also: </text:span></text:span><text:span text:style-name="Absatz-Standardschriftart"><text:span text:style-name="T18"><text:bookmark-ref text:reference-format="text" text:ref-name="__RefHeading__541_1106887530">SNP List</text:bookmark-ref></text:span></text:span></text:p>
        <text:h text:style-name="Heading_20_3" text:outline-level="3"><text:bookmark text:name="__RefHeading__142_1106887530"/><text:span text:style-name="Absatz-Standardschriftart"><text:span text:style-name="T18">COVERAGE_MAP</text:span></text:span><text:bookmark-end text:name="__RefHeading__142_1106887530"/></text:h>
        <text:p text:style-name="Text_20_body"><text:span text:style-name="Absatz-Standardschriftart"><text:span text:style-name="T18">Syntax: </text:span></text:span><text:span text:style-name="Absatz-Standardschriftart"><text:span text:style-name="T17">COVERAGE_MAP filename</text:span></text:span></text:p>
        <text:p text:style-name="Input_2f_Output"><text:span text:style-name="Absatz-Standardschriftart"><text:span text:style-name="T19">COVERAGE_MAP map_ids.txt</text:span></text:span></text:p>
        <text:p text:style-name="P35"><text:span text:style-name="T18">Platforms for coverage reports using MAP files instead of RS IDs</text:span></text:p>
        <text:p text:style-name="Text_20_body"><text:span text:style-name="Absatz-Standardschriftart"><text:span text:style-name="T18">See also: </text:span></text:span><text:span text:style-name="Absatz-Standardschriftart"><text:span text:style-name="T18"><text:bookmark-ref text:reference-format="text" text:ref-name="__RefHeading__882_1106887530">Variant List</text:bookmark-ref></text:span></text:span></text:p>
        <text:h text:style-name="Heading_20_3" text:outline-level="3"><text:bookmark text:name="__RefHeading__80_1106887530"/><text:soft-page-break/><text:span text:style-name="Absatz-Standardschriftart"><text:span text:style-name="T18">MINIMUM_IMPLICATION_INDEX</text:span></text:span><text:bookmark-end text:name="__RefHeading__80_1106887530"/></text:h>
        <text:p text:style-name="Text_20_body"><text:span text:style-name="Absatz-Standardschriftart"><text:span text:style-name="T18">Syntax: </text:span></text:span><text:span text:style-name="Absatz-Standardschriftart"><text:span text:style-name="T17">MINIMUM_IMPLICATION_INDEX float</text:span></text:span></text:p>
        <text:p text:style-name="Input_2f_Output"><text:span text:style-name="Absatz-Standardschriftart"><text:span text:style-name="T19">MINIMUM_IMPLICATION_INDEX 2.0</text:span></text:span></text:p>
        <text:p text:style-name="Text_20_body">When generating models, this option gives the minimum implication score required to consider a model. <text:s/>Output models are ordered by implication score, and this can be a means to reduce the number of testable models that are generated so that the multiple testing burden is reduced.</text:p>
        <text:h text:style-name="Heading_20_3" text:outline-level="3"><text:bookmark text:name="__RefHeading__82_1106887530"/><text:span text:style-name="Absatz-Standardschriftart"><text:span text:style-name="T18">MAX_SNP_MODEL_COUNT</text:span></text:span><text:bookmark-end text:name="__RefHeading__82_1106887530"/></text:h>
        <text:p text:style-name="Text_20_body"><text:span text:style-name="Absatz-Standardschriftart"><text:span text:style-name="T18">Syntax: </text:span></text:span><text:span text:style-name="Absatz-Standardschriftart"><text:span text:style-name="T17">MAX_SNP_MODEL_COUNT integer</text:span></text:span></text:p>
        <text:p text:style-name="Input_2f_Output"><text:span text:style-name="Absatz-Standardschriftart"><text:span text:style-name="T19">MAX_SNP_MODEL_COUNT 1500</text:span></text:span></text:p>
        <text:p text:style-name="Text_20_body"><text:span text:style-name="Absatz-Standardschriftart"><text:span text:style-name="T19">This option provides a maximum number of SNP/SNP models to create. <text:s/>The SNP/SNP models are ordered by their implication index, with higher implication scores receiving priority. <text:s/>Note that this number is a hard cutoff, so there may be additional models at the same implication score as the last model provided that were not output. <text:s/>Also note that this parameter indirectly affects the number of Gene/Gene models produced as well, as biofilter will only produce enough Gene/Gene models to generate the maximum number of SNP/SNP models.</text:span></text:span></text:p>
        <text:h text:style-name="Heading_20_3" text:outline-level="3"><text:bookmark text:name="__RefHeading__231_1106887530"/><text:span text:style-name="Absatz-Standardschriftart"><text:span text:style-name="T18">EXPORT_SNP_MODELS</text:span></text:span><text:bookmark-end text:name="__RefHeading__231_1106887530"/></text:h>
        <text:p text:style-name="Text_20_body"><text:span text:style-name="Absatz-Standardschriftart"><text:span text:style-name="T18">Syntax: </text:span></text:span><text:span text:style-name="Absatz-Standardschriftart"><text:span text:style-name="T17">EXPORT_SNP_MODELS Yes/No</text:span></text:span></text:p>
        <text:p text:style-name="Input_2f_Output"><text:span text:style-name="Absatz-Standardschriftart"><text:span text:style-name="T18">EXPORT_SNP_MODELS On</text:span></text:span></text:p>
        <text:p text:style-name="Text_20_body"><text:span text:style-name="Absatz-Standardschriftart"><text:span text:style-name="T18">When set to “On”, biofilter will output a list of SNP/SNP models based on the Gene/Gene models that are generated. <text:s/>The models will be ranked in order of their implication index, with higher implication scores appearing first. <text:s/>Note that when this option is enabled, </text:span></text:span><text:span text:style-name="Absatz-Standardschriftart"><text:span text:style-name="T18"><text:bookmark-ref text:reference-format="text" text:ref-name="__RefHeading__84_1106887530">MARKER_INFO_REPORT</text:bookmark-ref></text:span></text:span><text:span text:style-name="Absatz-Standardschriftart"><text:span text:style-name="T18"> will also be enabled.</text:span></text:span></text:p>
        <text:p text:style-name="Text_20_body"><text:span text:style-name="Absatz-Standardschriftart"><text:span text:style-name="T18">See also: </text:span></text:span><text:span text:style-name="Absatz-Standardschriftart"><text:span text:style-name="T18"><text:bookmark-ref text:reference-format="text" text:ref-name="__RefHeading__2835_1106887530">SNP/SNP Models</text:bookmark-ref></text:span></text:span></text:p>
        <text:h text:style-name="Heading_20_3" text:outline-level="3"><text:bookmark text:name="__RefHeading__78_1106887530"/><text:span text:style-name="Absatz-Standardschriftart"><text:span text:style-name="T18">EXPORT_GENE_MODELS</text:span></text:span><text:bookmark-end text:name="__RefHeading__78_1106887530"/></text:h>
        <text:p text:style-name="Text_20_body"><text:span text:style-name="Absatz-Standardschriftart"><text:span text:style-name="T18">Syntax: </text:span></text:span><text:span text:style-name="Absatz-Standardschriftart"><text:span text:style-name="T17">EXPORT_GENE_MODELS Yes/No</text:span></text:span></text:p>
        <text:p text:style-name="Input_2f_Output"><text:span text:style-name="Absatz-Standardschriftart"><text:span text:style-name="T19">EXPORT_GENE_MODELS On</text:span></text:span></text:p>
        <text:p text:style-name="Text_20_body"><text:span text:style-name="Absatz-Standardschriftart"><text:span text:style-name="T19">When set to “On”, biofilter will output a list of Gene/Gene models that are identified in the LOKI database as biologically relevant. <text:s/>The models will be ranked in order of their implication index, just as the SNP/SNP models are. <text:s/>Note that when this option is enabled, </text:span></text:span><text:span text:style-name="Absatz-Standardschriftart"><text:span text:style-name="T19"><text:bookmark-ref text:reference-format="text" text:ref-name="__RefHeading__144_1106887530">GENE_REPORT</text:bookmark-ref></text:span></text:span><text:span text:style-name="Absatz-Standardschriftart"><text:span text:style-name="T19"> will also be enabled.</text:span></text:span></text:p>
        <text:p text:style-name="Text_20_body"><text:span text:style-name="Absatz-Standardschriftart"><text:span text:style-name="T19">See also: </text:span></text:span><text:span text:style-name="Absatz-Standardschriftart"><text:span text:style-name="T19"><text:bookmark-ref text:reference-format="text" text:ref-name="__RefHeading__2837_1106887530">Gene/Gene Models</text:bookmark-ref></text:span></text:span></text:p>
        <text:h text:style-name="P21" text:outline-level="1">Input File Formats</text:h>
        <text:p text:style-name="Text_20_body"><text:span text:style-name="Absatz-Standardschriftart">This section lists all possible input files that can be given to biofilter. <text:s/>With very few exceptions, files are space delimited ASCII files.</text:span></text:p>
        <text:h text:style-name="Heading_20_2" text:outline-level="2"><text:span text:style-name="Absatz-Standardschriftart">Preferred Aliases</text:span></text:h>
        <text:p text:style-name="P35">This file provides one or more common gene names which can be substituted for Ensembl IDs in reports. Aliases must be alphanumeric (no spaces) and must match an alias known to the biofilter. Known aliases are those that were found in Ensembl’s external synonyms associated with EntrezGene &amp; Uniprot (TrEMBL and Swiss-Prot). Currently, only aliases which map back to a single Ensembl Gene ID are used.</text:p>
        <text:p text:style-name="Text_20_body"><text:span text:style-name="Absatz-Standardschriftart"><text:span text:style-name="T52">This file is present only as a convenience for the user and is optional.</text:span></text:span></text:p>
        <text:p text:style-name="P34">Example file:</text:p>
        <text:p text:style-name="Input_2f_Output">NMT1</text:p>
        <text:p text:style-name="Input_2f_Output">FURIN</text:p>
        <text:p text:style-name="Input_2f_Output">RD1</text:p>
        <text:p text:style-name="Input_2f_Output">S100B</text:p>
        <text:p text:style-name="Input_2f_Output">ATP2A2</text:p>
        <text:h text:style-name="Heading_20_2" text:outline-level="2"><text:bookmark text:name="__RefHeading__541_1106887530"/><text:span text:style-name="Absatz-Standardschriftart">SNP List</text:span><text:bookmark-end text:name="__RefHeading__541_1106887530"/></text:h>
        <text:p text:style-name="Text_20_body">The SNP Source file contains all SNPs to be used in the analysis. Generally, this will match the SNPs from the platform to be used in the analysis. However, it is also possible to use a highly restricted set for other types of analysis (such as identifying which genes a set of interesting SNPs might be found in.)</text:p>
        <text:p text:style-name="Text_20_body">The format is very simple. List all RS IDs in their integer format. Each ID should be separated by whitespace. <text:s/>An example is shown below:</text:p>
        <text:p text:style-name="Input_2f_Output">10000169</text:p>
        <text:p text:style-name="Input_2f_Output">10000185</text:p>
        <text:p text:style-name="Input_2f_Output">10000201</text:p>
        <text:p text:style-name="Input_2f_Output">1000022</text:p>
        <text:p text:style-name="Input_2f_Output">10000226</text:p>
        <text:p text:style-name="Input_2f_Output">1000025</text:p>
        <text:p text:style-name="Input_2f_Output">10000255</text:p>
        <text:p text:style-name="Input_2f_Output">10000266</text:p>
        <text:h text:style-name="Heading_20_2" text:outline-level="2"><text:bookmark text:name="__RefHeading__882_1106887530"/>Variant List<text:bookmark-end text:name="__RefHeading__882_1106887530"/></text:h>
        <text:p text:style-name="P35">This describes the map file?</text:p>
        <text:h text:style-name="Heading_20_2" text:outline-level="2"><text:bookmark text:name="__RefHeading__60_1106887530"/><text:soft-page-break/><text:span text:style-name="Absatz-Standardschriftart">Custom Groups</text:span><text:bookmark-end text:name="__RefHeading__60_1106887530"/></text:h>
        <text:p text:style-name="Text_20_body"><text:bookmark-start text:name="page19"/>I<text:bookmark-end text:name="page19"/>n addition to the groups that have been defined in the LOKI database, biofilter allows a user to define his own groups of genes and submit this custom group an an input file. <text:s/>This can be useful in defining disease-dependent groups of genes.</text:p>
        <text:h text:style-name="Heading_20_3" text:outline-level="3">Group Definition</text:h>
        <text:p text:style-name="Text_20_body">A user can create many custom groups within a single file, and each file defines a single high-level set of groups that are all related in some way. <text:s/>A single group may contain a collection of genes as well as other children groups, thereby allowing for a hierarchical structure to be defined in the custom group file. <text:s/>When calculating a model's implication index, each custom group file is considered to be a single source, comparable to the database sources loaded from LOKI. <text:s/>Because the custom group file is only parsed a single time, circular group references are not allowed.</text:p>
        <text:h text:style-name="Heading_20_3" text:outline-level="3">Group File Format</text:h>
        <text:p text:style-name="Text_20_body">Custom groups are defined using a plain text file with a specific format. <text:s/>Each file defines a set of related groups and forms a single meta-group.<text:span text:style-name="T14"> <text:s/>The file must follow the following format, which will be explained below:</text:span></text:p>
        <text:p text:style-name="Input_2f_Output"><text:span text:style-name="T14">[Source Name] [Source Type] [Source Description]</text:span></text:p>
        <text:p text:style-name="Input_2f_Output"><text:span text:style-name="T14">GROUP [Name] [Description]</text:span></text:p>
        <text:p text:style-name="Input_2f_Output"><text:span text:style-name="T14">([alias] [alias]*)|(CHILDREN [group] [group]*)|(GROUP ...)</text:span></text:p>
        <text:h text:style-name="Heading_20_4" text:outline-level="4">[Source Name] [Source Type] [Source Description]</text:h>
        <text:p text:style-name="Text_20_body">The first line of the file must contain the name of the collection of groups, along with the type of collection. <text:s/></text:p>
        <text:p text:style-name="Text_20_body">The <text:span text:style-name="T15">“Source Name”</text:span><text:span text:style-name="T14"> must be a string with no spaces, and it must be unique from any other source already defined in the LOKI database. <text:s/>The number of sources is very limited, and if the name of this group is not the same as any database of biological knowledge, there should be no namespace conflicts.</text:span></text:p>
        <text:p text:style-name="Text_20_body"><text:span text:style-name="T14">The </text:span><text:span text:style-name="T15">“Source Type”</text:span><text:span text:style-name="T14"> defines the type of information contained within this custom collection of groups. <text:s/>This value must be a string taking one of the following values:</text:span></text:p>
        <text:list xml:id="list132520927" text:style-name="L1">
          <text:list-item>
            <text:p text:style-name="P18">DISEASE_INDEPENDENT<text:line-break/><text:span text:style-name="T14">This option is for a collection of groups that is not related to any particular disease.</text:span></text:p>
          </text:list-item>
          <text:list-item>
            <text:p text:style-name="P18">DISEASE_DEPENDENT<text:line-break/><text:span text:style-name="T14">This option is for a collection of groups that is related to a particular disease of interest.</text:span></text:p>
          </text:list-item>
          <text:list-item>
            <text:p text:style-name="P18">GENE_COLLECTION<text:line-break/><text:span text:style-name="T56">The purpose of this option is currently unknown.</text:span></text:p>
          </text:list-item>
          <text:list-item>
            <text:p text:style-name="P18">SNP_COLLECTION<text:line-break/><text:span text:style-name="T56">The purpose of this option is currently unknown.</text:span></text:p>
          </text:list-item>
        </text:list>
        <text:p text:style-name="Text_20_body">The <text:span text:style-name="T15">“Source Description”</text:span> is an optional string designed to help the user keep track of the actual meaning behind the group. <text:s text:c="2"/>The description may contain any character except a newline (“\n”).</text:p>
        <text:h text:style-name="Heading_20_4" text:outline-level="4"><text:soft-page-break/>GROUP [Name] [Description]</text:h>
        <text:p text:style-name="Text_20_body">This line defines the beginning of a new group. <text:s/>This line must be given on the second line, and it may occur on subsequent lines within the file.</text:p>
        <text:p text:style-name="Text_20_body">The <text:span text:style-name="T15">“Name”</text:span><text:span text:style-name="T14"> must be a string with no spaces, and it must be unique from any other group name defined within the current custom group file. <text:s/>This name can be used to identify the current group as a child of another group.</text:span></text:p>
        <text:p text:style-name="Text_20_body"><text:span text:style-name="T14">The </text:span><text:span text:style-name="T15">“Description”</text:span><text:span text:style-name="T14"> is an optional string used to describe the group.</text:span></text:p>
        <text:h text:style-name="Heading_20_4" text:outline-level="4">CHILDREN [group] [group]*</text:h>
        <text:p text:style-name="Text_20_body">This line defines children of the current group. <text:s/>The <text:span text:style-name="T15">“group”</text:span><text:span text:style-name="T14"> must be </text:span></text:p>
        <text:h text:style-name="Heading_20_4" text:outline-level="4">[alias] [alias]*</text:h>
        <text:p text:style-name="Text_20_body">This line is a whitespace-separated list of gene names that can be found in the LOKI database. <text:s/>Currently, only non-ambiguous gene aliases are considered valid inputs.</text:p>
        <text:h text:style-name="Heading_20_3" text:outline-level="3">Examples</text:h>
        <text:p text:style-name="Text_20_body">Because this is possibly the most complex input file available to biofilter, we have provided a couple examples below. <text:s/>The simple group definition should be sufficient for anyone attempting to use a list of genes that are associated with a given disease. <text:s/>The more complex example illustrates <text:s/>an interrelated pathology.</text:p>
        <text:h text:style-name="Heading_20_4" text:outline-level="4">Simple Group Definition</text:h>
        <text:p text:style-name="Text_20_body">This file is a single group containing a simple collection of genes that are associated with Alzheimer's</text:p>
        <text:p text:style-name="Input_2f_Output">ALZHEIMERS DISEASE_DEPENDENT Alzheimer's Collection</text:p>
        <text:p text:style-name="Input_2f_Output">GROUP alz-assoc Genes associated with Alzheimer's</text:p>
        <text:p text:style-name="Input_2f_Output">AGT</text:p>
        <text:p text:style-name="Input_2f_Output">APH1A</text:p>
        <text:p text:style-name="Input_2f_Output">APOA1BP</text:p>
        <text:p text:style-name="Input_2f_Output">APOA2</text:p>
        <text:p text:style-name="Input_2f_Output">CAMK1G</text:p>
        <text:p text:style-name="Input_2f_Output">CFH</text:p>
        <text:p text:style-name="Input_2f_Output">CHRNB2</text:p>
        <text:h text:style-name="Heading_20_4" text:outline-level="4">Complex Group Collection</text:h>
        <text:p text:style-name="Text_20_body">The following example shows a slightly more complex collection of interrelated groups</text:p>
        <text:p text:style-name="P35">&lt;Insert example here&gt;</text:p>
        <text:h text:style-name="P23" text:outline-level="1">Model Production</text:h>
        <text:h text:style-name="P27" text:outline-level="2">Overview</text:h>
        <text:p text:style-name="P35">The Biofilter uses biological information about gene-gene relationships and gene-disease relationships to construct multi-SNP models before conducting any statistical analysis. Rather than annotating the independent effect of each SNP in a GWAS dataset, the Biofilter allows the explicit detection and modeling of interactions between a set of SNPs. In this manner, the Biofilter process provides a tool to discover significant multi-SNP models with non-significant main effects that have established biological plausibility. This approach has the added benefit of reducing both the computational and statistical burden of exhaustively evaluating all possible multi-SNP models.</text:p>
        <text:p text:style-name="P35">Model production is gene-centric, and thus requires that any SNPs to be considered be mapped to genes. The gene mapping takes place internally using local copies of current data sources such as Ensembl, HapMap and dbSNP. A structured mapping is made based on relationships from one of the knowledge sources and this information is used to identify candidates for snp-snp models.</text:p>
        <text:p text:style-name="P35">The biological knowledge used by the Biofilter is derived from various sources which are identified as Meta Groups as well as optional user defined groupings. Currently, the data-sources represented include: Gene Ontology, KEGG, Net Path, pfam, Reactome and DIP. These sources are updated periodically, and made available as updates at the biofilter website.</text:p>
        <text:p text:style-name="P35">There are two distinct types of data sources. Disease-dependent sources are user defined and reflect gene-disease associations. Disease independent sources represent key relationships between genes in important biological proc-esses such as a metabolic pathway. (Bush 2009)</text:p>
        <text:p text:style-name="P35">Users provide a set of SNPs that reflect the platform on which their analysis will be run. This can be a GWAS plat-form such as Illumina Human 1M-DUo BeadChip or one designed for the user’s specific study. Biofilter requires only the rsNumber. It uses it’s own copy of SNP data to insure that positional information matches it’s internal representation for gene mapping. As a result, only those SNPs available in the Biofilter’s local copy will be considered.</text:p>
        <text:p text:style-name="Text_20_body"/>
        <text:h text:style-name="P21" text:outline-level="1"><text:span text:style-name="T4">Output Files</text:span></text:h>
        <text:p text:style-name="Text_20_body">I'm pasting some files in here based on my sample runs.</text:p>
        <text:h text:style-name="Heading_20_2" text:outline-level="2"><text:bookmark text:name="__RefHeading__2450_1106887530"/>Marker Info Report<text:bookmark-end text:name="__RefHeading__2450_1106887530"/></text:h>
        <text:p text:style-name="Input_2f_Output">RS1<text:tab/>1<text:tab/>7</text:p>
        <text:p text:style-name="Input_2f_Output">RS2<text:tab/>1<text:tab/>14</text:p>
        <text:p text:style-name="Input_2f_Output">RS3<text:tab/>1<text:tab/>21</text:p>
        <text:p text:style-name="Input_2f_Output">RS5<text:tab/>1<text:tab/>35</text:p>
        <text:p text:style-name="Input_2f_Output">RS7<text:tab/>1<text:tab/>49</text:p>
        <text:p text:style-name="Input_2f_Output">RS11<text:tab/>1<text:tab/>77</text:p>
        <text:p text:style-name="Input_2f_Output">RS23<text:tab/>2<text:tab/>21</text:p>
        <text:h text:style-name="Heading_20_2" text:outline-level="2">Region Details Report</text:h>
        <text:p text:style-name="P35">NO OUTPUT</text:p>
        <text:h text:style-name="Heading_20_2" text:outline-level="2"><text:bookmark text:name="__RefHeading__2522_1106887530"/>SNP Report<text:bookmark-end text:name="__RefHeading__2522_1106887530"/></text:h>
        <text:p text:style-name="Input_2f_Output">Chrom,RSID,Gene Name,(Other Gene Name...)</text:p>
        <text:p text:style-name="Input_2f_Output">1 ,RS1,</text:p>
        <text:p text:style-name="Input_2f_Output">1 ,RS2,G1</text:p>
        <text:p text:style-name="Input_2f_Output">1 ,RS3,</text:p>
        <text:p text:style-name="Input_2f_Output">1 ,RS5,G2:G5</text:p>
        <text:p text:style-name="Input_2f_Output">1 ,RS7,G5</text:p>
        <text:p text:style-name="Input_2f_Output">1 ,RS11,G4</text:p>
        <text:p text:style-name="Input_2f_Output">2 ,RS23,G6</text:p>
        <text:h text:style-name="Heading_20_2" text:outline-level="2"><text:bookmark text:name="__RefHeading__2524_1106887530"/>SNP/Gene Relationship Report<text:bookmark-end text:name="__RefHeading__2524_1106887530"/></text:h>
        <text:p text:style-name="Input_2f_Output">Chrom,RSID,Gene Name,Location w/in Gene</text:p>
        <text:p text:style-name="Input_2f_Output">1 ,RS2,G1,Interior</text:p>
        <text:p text:style-name="Input_2f_Output">1 ,RS5,G2,Interior</text:p>
        <text:p text:style-name="Input_2f_Output">1 ,RS5,G5,Interior</text:p>
        <text:p text:style-name="Input_2f_Output">1 ,RS7,G5,Interior</text:p>
        <text:p text:style-name="Input_2f_Output">1 ,RS11,G4,Flanking</text:p>
        <text:p text:style-name="Input_2f_Output">2 ,RS23,G6,Flanking</text:p>
        <text:h text:style-name="Heading_20_2" text:outline-level="2"><text:bookmark text:name="__RefHeading__2837_1106887530"/>Gene/Gene Models<text:bookmark-end text:name="__RefHeading__2837_1106887530"/></text:h>
        <text:p text:style-name="Input_2f_Output">0<text:tab/>1<text:tab/>1</text:p>
        <text:p text:style-name="Input_2f_Output">0<text:tab/>2<text:tab/>1</text:p>
        <text:h text:style-name="Heading_20_2" text:outline-level="2"><text:bookmark text:name="__RefHeading__2600_1106887530"/>Gene Definition<text:bookmark-end text:name="__RefHeading__2600_1106887530"/></text:h>
        <text:p text:style-name="Input_2f_Output">Region Name<text:tab/>True Begin<text:tab/>True End<text:tab/>Eff. Begin<text:tab/>Eff. End<text:tab/>Groups<text:tab/>Aliases<text:tab/>SNPs</text:p>
        <text:p text:style-name="Input_2f_Output">G1<text:tab/>5<text:tab/>15<text:tab/>10<text:tab/>20<text:tab/>1|||<text:tab/>G1|R1<text:tab/>1</text:p>
        <text:p text:style-name="Input_2f_Output">G2<text:tab/>25<text:tab/>35<text:tab/>30<text:tab/>40<text:tab/>1!2|||<text:tab/>G2|G23|R2<text:tab/>3</text:p>
        <text:p text:style-name="Input_2f_Output">G4<text:tab/>65<text:tab/>75<text:tab/>70<text:tab/>80<text:tab/>1|||<text:tab/>G4|R4<text:tab/>5</text:p>
        <text:p text:style-name="Input_2f_Output"><text:soft-page-break/>G5<text:tab/>30<text:tab/>50<text:tab/>35<text:tab/>55<text:tab/>|||<text:tab/>G5|R5<text:tab/>3|4</text:p>
        <text:p text:style-name="Input_2f_Output">G6<text:tab/>10<text:tab/>20<text:tab/>15<text:tab/>25<text:tab/>|||<text:tab/>G6|R6<text:tab/>6</text:p>
        <text:h text:style-name="Heading_20_2" text:outline-level="2"><text:bookmark text:name="__RefHeading__2835_1106887530"/>SNP/SNP Models<text:bookmark-end text:name="__RefHeading__2835_1106887530"/></text:h>
        <text:p text:style-name="Input_2f_Output"><text:s text:c="11"/>1 <text:s text:c="10"/>3 <text:s text:c="5"/>1</text:p>
        <text:p text:style-name="Input_2f_Output"><text:s text:c="11"/>1 <text:s text:c="10"/>5 <text:s text:c="5"/>1</text:p>
        <text:h text:style-name="Heading_20_2" text:outline-level="2">Missing SNPs</text:h>
        <text:p text:style-name="Input_2f_Output">The following SNPs were unable to be found in the variations file:</text:p>
        <text:p text:style-name="Input_2f_Output"><text:tab/>RS10046131</text:p>
        <text:p text:style-name="Input_2f_Output"><text:tab/>RS10046212</text:p>
        <text:p text:style-name="Input_2f_Output"><text:tab/>RS10046325</text:p>
        <text:p text:style-name="Input_2f_Output"><text:tab/>RS10047718</text:p>
        <text:p text:style-name="Input_2f_Output"><text:tab/>RS10047744</text:p>
        <text:p text:style-name="Input_2f_Output"><text:tab/>RS1006093</text:p>
        <text:h text:style-name="P22" text:outline-level="1">Reports</text:h>
        <text:h text:style-name="P26" text:outline-level="2">Coverage Report</text:h>
        <text:p text:style-name="Standard">The coverage report shows the amount of coverage a set of genes has on one or more platforms. The report requires 2 pieces of information: A single gene list, and 1 or more coverage lists. Depending on the settings chosen, the report might be plain text or in HTML format. As with any other HTML formatted report, users should be aware of the potential size of the report they are generating, since a huge report will be difficult to open in most browsers.</text:p>
        <text:h text:style-name="Heading_20_3" text:outline-level="3">Gene List</text:h>
        <text:p text:style-name="Text_20_body">The gene list is a series of gene aliases listed on individual lines. These gene aliases must be UniProt IDs or entrez genes and must not be defined such that they represent more than one ensembl ID.</text:p>
        <text:p text:style-name="Input_2f_Output">AGT</text:p>
        <text:p text:style-name="Input_2f_Output">APHIA</text:p>
        <text:p text:style-name="Input_2f_Output">APOA1BP</text:p>
        <text:p text:style-name="Input_2f_Output">APOA2</text:p>
        <text:p text:style-name="Input_2f_Output">CAMK1G</text:p>
        <text:p text:style-name="Input_2f_Output">GFH</text:p>
        <text:p text:style-name="Input_2f_Output">CHRNB2</text:p>
        <text:p text:style-name="Input_2f_Output">CLCNKB</text:p>
        <text:h text:style-name="Heading_20_3" text:outline-level="3">Coverage Files</text:h>
        <text:p text:style-name="Text_20_body">The user should provide one or more coverage files, which are just the individual RS IDs that can be found on a platform of interest. By default, the biofilter comes with 4 different platform files, but the user can use any list they wish, as long as the file contains only integer representation of the RS ids found on the platform. Any file that can be used as a SNPS_SOURCE file can be used as a coverage file.</text:p>
        <text:p text:style-name="P34">The baseline coverage is based on the SNPs found using the regular <text:s/>SNPS_SOURCE value (or -s). This is treated as the total. Additional coverage sources are displayed as additional columns. Each entry shows the number of SNPs covered by that platform for a given gene.</text:p>
        <text:p text:style-name="Text_20_body">A sample command to generate a coverage report could look like:</text:p>
        <text:p text:style-name="Command"><text:span text:style-name="Absatz-Standardschriftart">biofilter sample.config -s Illumina-660Quad.txt --report-gene-coverage alz-genes.txt -C Illumina-660Quad.txt</text:span></text:p>
        <text:p text:style-name="Text_20_body"><text:span text:style-name="Absatz-Standardschriftart">And the coverage report output would look like:</text:span></text:p>
        <text:p text:style-name="P2">Gene<text:tab/>Ensembl_id<text:tab/> <text:tab/>Total Illumina-660Quad.txt(593544)</text:p>
        <text:p text:style-name="P2">AGT<text:tab/>ENSG00000135744 <text:tab/>78 <text:s text:c="3"/>78</text:p>
        <text:p text:style-name="P2">APH1A <text:tab/>ENSG00000117362 <text:tab/>11 <text:s text:c="3"/>11</text:p>
        <text:p text:style-name="P2">APOA1BP<text:tab/>ENSG00000163382 <text:tab/>5 <text:s text:c="4"/>5</text:p>
        <text:p text:style-name="P2">APOA2 <text:tab/>ENSG00000158874 <text:tab/>12 <text:s text:c="3"/>12</text:p>
        <text:p text:style-name="P2">CAMK1G <text:tab/>ENSG00000008118 <text:tab/>22 <text:s text:c="3"/>22</text:p>
        <text:p text:style-name="P2">CFH<text:tab/>ENSG00000000971 <text:tab/>82 <text:s text:c="3"/>82</text:p>
        <text:p text:style-name="P2">CHRNB2 <text:tab/>ENSG00000160716 <text:tab/>1 <text:s text:c="4"/>1</text:p>
        <text:p text:style-name="P2"><text:soft-page-break/>CLCNKB <text:tab/>ENSG00000184908 <text:tab/>18 <text:s text:c="3"/>18</text:p>
        <text:p text:style-name="Text_20_body">In the example above, the spacing was modified to make the output slightly easier to read. <text:s/><text:span text:style-name="T18">The gene alias is shown in the first column, followed by the ensembl_id. The total represents the number of SNPs found in the SNPS_SOURCE file and is followed by the SNP count for each of the coverage files. Using the option, --detailed-coverage, lists all RS IDs associated with the genes (and their position for the text report.)</text:span></text:p>
        <text:p text:style-name="P34">Additional coverages can be added using additional -C filename options. Below is the same report in HTML format using --detailed-coverage. Ensembl IDs and RS Numbers provide links to ensembl’s website for convenience.</text:p>
        <text:p text:style-name="Standard"><draw:frame draw:style-name="fr1" draw:name="graphics1" text:anchor-type="char" svg:x="0.1807in" svg:y="0.0173in" svg:width="6.178in" svg:height="2.361in" draw:z-index="0"><draw:image/></draw:frame></text:p>
        <text:h text:style-name="Heading_20_2" text:outline-level="2">Model Summary Report</text:h>
        <text:p text:style-name="Text_20_body">During model generation, a report is made containing all gene-gene pairs that were used to generate SNP-SNP mod-els. This report contains SNP counts for each gene, the groups in common between the two genes and the number of models produced by the pairing. By default, Genes are reported using their Ensembl Stable ID. However, users can configure a Preferred Gene Alias file. Genes which appear in the preferred alias file will be reported according to the preferred alias.</text:p>
        <text:p text:style-name="Input_2f_Output">&lt;Put Example Here&gt;</text:p>
        <text:h text:style-name="Heading_20_2" text:outline-level="2">Associations List</text:h>
        <text:p text:style-name="Text_20_body"><text:span text:style-name="Absatz-Standardschriftart">Suffixed by “associations.txt” or “associtions.html”, association reports provide the user with a hierarchical represen-tation of groups in their search. Only groups that have been loaded using INCLUDE_GROUPS (or all, if no groups were provided) will appear.</text:span></text:p>
        <text:p text:style-name="Text_20_body"><text:span text:style-name="Absatz-Standardschriftart">A sample command that would generate this file is:</text:span></text:p>
        <text:p text:style-name="Command">biofilter sample.config –list-associations</text:p>
        <text:p text:style-name="Text_20_body">Which could result in the output:</text:p>
        <text:p text:style-name="P3">Associations (Gene Ontonology):</text:p>
        <text:p text:style-name="P3"><text:tab/>GO:0048154(1)</text:p>
        <text:p text:style-name="P3"><text:tab/><text:tab/>S100B ( rs2839357 rs2839362 )</text:p>
        <text:p text:style-name="P3"><text:tab/>GO:0048155(1)</text:p>
        <text:p text:style-name="P3"><text:soft-page-break/><text:tab/><text:tab/>ATP2A2 ( rs3026445 rs3026457 rs1860561 )<text:tab/>GO:0048156(1)</text:p>
        <text:p text:style-name="P3"><text:tab/><text:tab/>S100B ( rs2839357 rs2839362 <text:s/>)</text:p>
        <text:p text:style-name="P3"><text:tab/>GO:0042982(2)</text:p>
        <text:p text:style-name="P3"><text:tab/><text:tab/>GO:0042987(4)</text:p>
        <text:p text:style-name="P3"><text:tab/><text:tab/><text:tab/>ABCG1 ( rs4148083 rs4148084 rs4148085 rs9975740</text:p>
        <text:p text:style-name="P3"><text:tab/><text:tab/><text:tab/><text:tab/>rs4148087 rs1117640 rs4148088 rs4148089 rs4148090</text:p>
        <text:p text:style-name="P3"><text:tab/><text:tab/><text:tab/><text:tab/>... )</text:p>
        <text:p text:style-name="P3"><text:tab/><text:tab/><text:tab/>PSEN1 ( rs214273 rs8006497 rs362350 rs214260</text:p>
        <text:p text:style-name="P3"><text:tab/><text:tab/><text:tab/><text:tab/>rs165933 rs362377 <text:s/>)</text:p>
        <text:p text:style-name="P3"><text:tab/><text:tab/><text:tab/>ENSG00000162736 ( rs10494342 rs16831846 rs12239946</text:p>
        <text:p text:style-name="P3"><text:tab/><text:tab/><text:tab/><text:tab/>rs6664438 rs6677637 )</text:p>
        <text:p text:style-name="P3"><text:tab/><text:tab/><text:tab/>ENSG00000143801 ( rs2073489 rs1295640 )</text:p>
        <text:p text:style-name="P3"><text:tab/><text:tab/>ENSG00000167755 ( rs1654537 <text:s/>)</text:p>
        <text:p text:style-name="P3"/>
        <text:p text:style-name="P5">(truncated)</text:p>
        <text:p text:style-name="P5"/>
        <text:p text:style-name="P3">Associations (KEGG):</text:p>
        <text:p text:style-name="P3"><text:tab/>KEGG-05010(127)</text:p>
        <text:p text:style-name="P3"><text:tab/><text:tab/>ENSG00000015475 ( rs181390 rs181396 rs181402 rs181405</text:p>
        <text:p text:style-name="P3"><text:tab/><text:tab/><text:tab/>rs9604787 rs181408 rs181417 rs5746474 rs5747351</text:p>
        <text:p text:style-name="P3"><text:tab/><text:tab/><text:tab/>rs9605401 rs738095 )</text:p>
        <text:p text:style-name="P3"><text:tab/><text:tab/>ATP2A2 ( rs3026445 rs3026457 rs1860561 <text:s/>)</text:p>
        <text:p text:style-name="P3"><text:tab/><text:tab/>PSEN1 ( rs214273 rs8006497 rs362350 rs214260 rs165933</text:p>
        <text:p text:style-name="P3"><text:tab/><text:tab/><text:tab/>rs362377 <text:s/>)</text:p>
        <text:p text:style-name="P3"><text:tab/><text:tab/>NCSTN ( rs10494342 rs16831846 rs12239946 rs6664438</text:p>
        <text:p text:style-name="P3"><text:tab/><text:tab/><text:tab/>rs6677637 )</text:p>
        <text:p text:style-name="P3"><text:tab/><text:tab/>PSEN2 ( rs2073489 rs1295640 )</text:p>
        <text:p text:style-name="P3"><text:tab/><text:tab/>BACE1 ( rs7083 rs522843 rs687740 rs473210 rs551662</text:p>
        <text:p text:style-name="P3"><text:tab/><text:tab/><text:tab/>rs676134 <text:s/>)</text:p>
        <text:p text:style-name="P3"><text:tab/><text:tab/>ENSG00000132906 ( rs6685648 rs2020902 rs4646018</text:p>
        <text:p text:style-name="P3"><text:tab/><text:tab/><text:tab/>rs2042370 rs1862710 rs4645989 rs1052571 <text:s/>)</text:p>
        <text:p text:style-name="P3"><text:tab/><text:tab/>NDUFV2 ( rs4148964 rs11081459 rs4148965 rs1039825</text:p>
        <text:p text:style-name="P3"><text:tab/><text:tab/><text:tab/>rs1472944 rs977581 rs874250 rs4148966 rs4148967</text:p>
        <text:p text:style-name="P3"><text:tab/><text:tab/><text:tab/>rs4148968 rs12966444 <text:s/>)</text:p>
        <text:p text:style-name="P3"/>
        <text:p text:style-name="P5">(truncated)</text:p>
        <text:p text:style-name="P5"/>
        <text:p text:style-name="Input_2f_Output">Associations (NetPath):</text:p>
        <text:p text:style-name="Input_2f_Output">Associations (pfam):</text:p>
        <text:p text:style-name="Input_2f_Output">Associations (Reactome):</text:p>
        <text:p text:style-name="Text_20_body"><text:span text:style-name="Absatz-Standardschriftart">Each relationship is nested with tabs on separate lines. In the example above, GO:0042987 has some child relationship to GO:0042982. The numbers beside a group ID indicate the number of genes associated with the group.</text:span></text:p>
        <text:p text:style-name="Text_20_body"><text:span text:style-name="Absatz-Standardschriftart">An optional setting, </text:span><text:span text:style-name="Absatz-Standardschriftart"><text:span text:style-name="T15">COLLAPSE_ASSOCIATION_REPORT</text:span></text:span><text:span text:style-name="Absatz-Standardschriftart">, can be set to true to collapse groups where models would be generated. This allows the user to see more clearly which genes will be combined to produce models.</text:span></text:p>
        <text:h text:style-name="Heading_20_2" text:outline-level="2"><text:bookmark-start text:name="page26"/><text:bookmark-end text:name="page26"/><text:soft-page-break/>Disease Dependent Contents Report</text:h>
        <text:p text:style-name="Text_20_body">Suffixed with dd-contents, this report is produced when the user includes disease dependent information. This report is provided to allow the user to verify that the genes being used are the same as the genes were intended.</text:p>
        <text:p text:style-name="Input_2f_Output">&lt;Put Example Here&gt;</text:p>
        <text:h text:style-name="Heading_20_2" text:outline-level="2">SNP Report</text:h>
        <text:p text:style-name="Text_20_body">SNP reports provide information about the genes for which they are associated. If the user has selected LOAD_ALL_ALIASES YES in their configuration, a list of corresponding aliases will also be provided. This report is available as plain text and HTML format. In the HTML format, the RS Numbers and gene IDs will appear as links to the corresponding page at the ensembl website. As with any other HTML document, users should be aware of the potential size of their report before choosing HTML due to potential memory problems. <text:s/>A command to generate this report is:</text:p>
        <text:p text:style-name="Command">biofilter sample.config --snp-report</text:p>
        <text:p text:style-name="Text_20_body">And the output looks like:</text:p>
        <text:h text:style-name="Heading_20_2" text:outline-level="2"><draw:frame draw:style-name="fr1" draw:name="graphics2" text:anchor-type="char" svg:x="0.1811in" svg:y="0.0516in" svg:width="6.5016in" svg:height="3.9654in" draw:z-index="1"><draw:image/></draw:frame>SNP-SNP Model Report</text:h>
        <text:p text:style-name="Text_20_body">The SNP-SNP Report lists the details for each model from a previously generated model file. Details include:</text:p>
        <text:list xml:id="list1523910535" text:continue-list="list1265179247" text:style-name="WW8Num21">
          <text:list-item>
            <text:p text:style-name="P42">Left/Right SNPs that make up the model.</text:p>
          </text:list-item>
          <text:list-item>
            <text:p text:style-name="P38">The Group(s) in which the pair of Loci were found</text:p>
          </text:list-item>
          <text:list-item>
            <text:p text:style-name="P42"><text:span text:style-name="T18"><text:s/></text:span><text:span text:style-name="T18">The Genes from which each of the SNPs were found.</text:span></text:p>
          </text:list-item>
        </text:list>
        <text:p text:style-name="P34"><text:soft-page-break/>The previously generated report would be input to biofilter using the ??? command, and an example of the input is below:</text:p>
        <text:p text:style-name="Input_2f_Output">rs2072539 <text:tab/>rs1990310</text:p>
        <text:p text:style-name="Input_2f_Output">rs2072539 <text:tab/>rs1805488</text:p>
        <text:p text:style-name="P6">rs176590882<text:tab/>rs1770187</text:p>
        <text:p text:style-name="Text_20_body">When possible, each of elements reported will reflect the highest form of the name provided by the user. At the very least, Ensembl IDs will be used. However, if the user specifies gene “Aliases”, those will be used preferentially over the less familiar Ensembl ID.</text:p>
        <text:p text:style-name="Text_20_body">The example below shows an example of what might be produced by such a report. Each snp is listed with it’s corresponding genes provided with a link to ensembl.</text:p>
        <text:p text:style-name="Text_20_body"><draw:frame draw:style-name="fr1" draw:name="graphics3" text:anchor-type="char" svg:x="0.4252in" svg:y="0.0102in" svg:width="4.8752in" svg:height="1.0866in" draw:z-index="2"><draw:image/></draw:frame>The text report is similar except the SNPs are listed together as can be seen in the example below.</text:p>
        <text:p text:style-name="P8">SNPs<text:tab/>Genes<text:tab/>Groups<text:tab/>Genes<text:tab/>Groups</text:p>
        <text:p text:style-name="P7"><text:span text:style-name="T22">[2072539 1805488]<text:tab/></text:span><text:span text:style-name="T23">GRIN2B<text:tab/>KEGG-05010 GRIN2B<text:tab/>KEGG-05010</text:span></text:p>
        <text:p text:style-name="P8">[2072539 1990310]<text:tab/>GRIN2B<text:tab/>KEGG-05010<text:tab/>ENSG00000139180<text:tab/>KEGG-05010</text:p>
        <text:p text:style-name="P8">[ 176590882 17701871 ]<text:tab/> <text:tab/><text:tab/>ENSG00000139180<text:tab/>KEGG-05010</text:p>
        <text:h text:style-name="Heading_20_2" text:outline-level="2">Gene-Gene Models</text:h>
        <text:p text:style-name="Text_20_body">This isn’t a report, but a data product which can be passed to applications which have been linked to the biofilter library and have support for gene-gene models. However, when the setting BINARY_MODEL_ARCHIVE is off, this is written in plain text, allowing the user to see exactly what models their run produced.</text:p>
        <text:p text:style-name="Text_20_body">The first line contains the number of models. Each subsequent line contains the 4 columns: Gene ID 1, Gene ID 2, Implication Index, Disease Independent groups associated with the pairing. The Gene IDs are the numerical ID value (this is the second column from the genes file). This file requires the .genes output file in order to be used to fully expand gene-gene models into snp-snp models.</text:p>
        <text:p text:style-name="Text_20_body">The file is sorted by implication index, such that those models with the highest score will be first.</text:p>
        <text:p text:style-name="Input_2f_Output">11925</text:p>
        <text:p text:style-name="Input_2f_Output">54991<text:tab/>55016<text:tab/>4<text:tab/>1|2|4|9</text:p>
        <text:p text:style-name="Input_2f_Output">75847<text:tab/>91412<text:tab/>4<text:tab/>1|2|4|9</text:p>
        <text:p text:style-name="Input_2f_Output">75837<text:tab/>91412<text:tab/>4<text:tab/>1|2|4|9</text:p>
        <text:p text:style-name="Input_2f_Output">75837<text:tab/>75847<text:tab/>4<text:tab/>1|2|4|9</text:p>
        <text:p text:style-name="Input_2f_Output">64546<text:tab/>91412<text:tab/>4<text:tab/>1|2|4|9</text:p>
        <text:p text:style-name="Input_2f_Output">64546<text:tab/>75847<text:tab/>4<text:tab/>1|2|4|9</text:p>
        <text:p text:style-name="Input_2f_Output">64546<text:tab/>75837<text:tab/>4<text:tab/>1|2|4|9</text:p>
        <text:p text:style-name="Input_2f_Output">...</text:p>
        <text:h text:style-name="Heading_20_2" text:outline-level="2"><text:soft-page-break/>Genes Report</text:h>
        <text:p text:style-name="Text_20_body">This is actually part of the gene-gene model output and is a text file which contains the information required to asso-ciate genes with their contents (SNPs) and their potential contributions toward implication index.</text:p>
        <text:p text:style-name="Text_20_body">Each column is separated by a tab. For compound fields such as SNP lists and group IDs, constituent members are separated by a “|” character. There are 5 Columns (not all will be filled): Alias, Gene ID, SNPs, Disease Independent groups, Disease Dependent Groups.</text:p>
        <text:p text:style-name="P9">TYMS<text:tab/><text:tab/>44549<text:tab/>596909|3786362|11540152|11540153<text:tab/>2|4|9<text:tab/>360684|360685</text:p>
        <text:p text:style-name="P9">ENOSF1<text:tab/>4559<text:tab/>596909|3786362|11540152|11540153<text:tab/>1|4<text:tab/>360685</text:p>
        <text:p text:style-name="P9">YES1<text:tab/><text:tab/>44568<text:tab/>596909|3786362|11540152|11540153<text:tab/>1|2|4|9</text:p>
        <text:p text:style-name="P9">TWSG1<text:tab/><text:tab/>44857<text:tab/>3322|10898|12680|11559053|28552921|35867116<text:tab/>4</text:p>
        <text:p text:style-name="P9">RALBP1<text:tab/>44861<text:tab/>3322|10898|12680|11559053|28552921|35867116<text:tab/>1|2|4|9</text:p>
        <text:p text:style-name="P9">PPP4R1<text:tab/>44868<text:tab/>3322|10898|12680|11559053|28552921|35867116<text:tab/>1|4</text:p>
        <text:p text:style-name="P9">CHST9<text:tab/><text:tab/>45509<text:tab/>417808|418546|1155514|17694469|28693844<text:tab/>1|4</text:p>
        <text:p text:style-name="P9">OXA1L<text:tab/><text:tab/>45871<text:tab/>1061040|1805059|1805061|2281677|8016634|8018462<text:tab/>1|2|4</text:p>
        <text:p text:style-name="P9">SLC7A7<text:tab/>45894<text:tab/>1061040|1805059|1805061|2281677|8016634|8018462<text:tab/>1|4|9</text:p>
        <text:p text:style-name="P9">MRPL52<text:tab/>45927<text:tab/>1805059|1805061|2281677|8016634|8018462<text:tab/>1</text:p>
        <text:p text:style-name="P9">MMP14<text:tab/><text:tab/>45945<text:tab/>1061040|1805059|1805061|2281677|8016634|8018462<text:tab/>1|2|4</text:p>
        <text:h text:style-name="Heading_20_2" text:outline-level="2">SNP Cleanup Report</text:h>
        <text:p text:style-name="Text_20_body">After loading the SNPs from the SNPS_SOURCE file, the biofilter attempts to identify any RS IDs that have been merged into previous RS IDs by dbSNP. Any RS IDs that have been merged will be replaced with the proper RS ID. Those SNPs that have been identified as having been deleted by NCBI are removed. Each removal and renaming is noted in the file, projectname.snp-cleanup.</text:p>
        <text:p text:style-name="Text_20_body">This file is a tab separated file listing first the SNPs that were removed due to having been deleted at NCBI followed by the mapping details for those that have been merged.</text:p>
        <text:p text:style-name="Input_2f_Output">4 Expired SNPs Encountered:</text:p>
        <text:p text:style-name="Input_2f_Output"><text:tab/>45469397</text:p>
        <text:p text:style-name="Input_2f_Output"><text:tab/>rs45552437</text:p>
        <text:p text:style-name="Input_2f_Output"><text:tab/>rs45616434</text:p>
        <text:p text:style-name="Input_2f_Output"><text:tab/>rs45628831</text:p>
        <text:p text:style-name="Input_2f_Output">504 rs IDs were updated</text:p>
        <text:p text:style-name="Input_2f_Output"><text:tab/>Original ID<text:tab/>New ID</text:p>
        <text:p text:style-name="Input_2f_Output"><text:tab/>rs41429248<text:tab/>rs2305130</text:p>
        <text:p text:style-name="Input_2f_Output"><text:tab/>rs41480744<text:tab/>rs17145687</text:p>
        <text:p text:style-name="Input_2f_Output"><text:tab/>rs12782608<text:tab/>rs9422653</text:p>
        <text:p text:style-name="Input_2f_Output"><text:tab/>rs41396045<text:tab/>rs36130286</text:p>
        <text:p text:style-name="Input_2f_Output"><text:tab/>rs41495349<text:tab/>rs16865746</text:p>
        <text:p text:style-name="Input_2f_Output"><text:tab/>rs4365706<text:tab/><text:tab/>rs4026962</text:p>
        <text:p text:style-name="Input_2f_Output"><text:tab/>rs11242845<text:tab/>rs9501985</text:p>
        <text:p text:style-name="Input_2f_Output"><text:tab/>rs41503946<text:tab/>rs11077998</text:p>
        <text:p text:style-name="Input_2f_Output"><text:tab/>rs4446752<text:tab/><text:tab/>rs2314691</text:p>
        <text:p text:style-name="Input_2f_Output"/>
        <text:p text:style-name="P4">(truncated)</text:p>
        <text:p text:style-name="P43"><text:bookmark-start text:name="page33"/><text:bookmark-end text:name="page33"/><text:span text:style-name="Absatz-Standardschriftart"><text:span text:style-name="T49"/></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Lohit Devanagari1" svg:font-family="'Lohit Devanagari'"/>
    <style:font-face style:name="OpenSymbol1" svg:font-family="OpenSymbol"/>
    <style:font-face style:name="OpenSymbol" svg:font-family="OpenSymbol, 'Arial Unicode MS'"/>
    <style:font-face style:name="Courier New" svg:font-family="'Courier New'" style:font-family-generic="modern"/>
    <style:font-face style:name="Times New Roman1" svg:font-family="'Times New Roman'" style:font-family-generic="roman"/>
    <style:font-face style:name="Arial1" svg:font-family="Arial" style:font-family-generic="swiss"/>
    <style:font-face style:name="Courier New1" svg:font-family="'Courier New'" style:font-family-generic="swiss"/>
    <style:font-face style:name="Monospace" svg:font-family="Monospace" style:font-pitch="fixed"/>
    <style:font-face style:name="Courier New2" svg:font-family="'Courier New'" style:font-family-generic="modern" style:font-pitch="fixed"/>
    <style:font-face style:name="DejaVu Sans1" svg:font-family="'DejaVu Sans'" style:font-pitch="variable"/>
    <style:font-face style:name="Lohit Devanagari2" svg:font-family="'Lohit Devanagari'"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n" fo:country="US" style:letter-kerning="true" style:font-name-asian="DejaVu Sans1" style:font-size-asian="12pt" style:language-asian="zh" style:country-asian="CN" style:font-name-complex="Lohit Devanagari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Lohit Devanagari2" style:font-size-complex="14pt"/>
    </style:style>
    <style:style style:name="Text_20_body" style:display-name="Text body" style:family="paragraph" style:parent-style-name="Standard" style:class="text">
      <style:paragraph-properties fo:margin-top="0.0799in" fo:margin-bottom="0.0799in" fo:orphans="2" fo:widows="2"/>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background-color="transparent">
        <style:background-image/>
      </style:paragraph-properties>
      <style:text-properties fo:color="#000000" style:font-name="Arial" fo:font-size="19.5pt" fo:font-weight="bold" style:font-size-asian="19.5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4.9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775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4.5791in" style:type="right" style:leader-style="dotted" style:leader-text="."/>
        </style:tab-stops>
      </style:paragraph-properties>
    </style:style>
    <style:style style:name="Input_2f_Output" style:display-name="Input/Output" style:family="paragraph" style:parent-style-name="Text_20_body">
      <style:paragraph-properties fo:margin-left="0.5in" fo:margin-right="0.5in" fo:margin-top="0in" fo:margin-bottom="0in" fo:text-indent="0in" style:auto-text-indent="false" fo:background-color="#cccccc">
        <style:background-image/>
      </style:paragraph-properties>
      <style:text-properties style:font-name="Courier New"/>
    </style:style>
    <style:style style:name="Command" style:family="paragraph" style:parent-style-name="Standard" style:list-style-name="">
      <style:paragraph-properties fo:margin-left="0.75in" fo:margin-right="0.5in" style:line-height-at-least="0.139in" fo:text-indent="-0.25in" style:auto-text-indent="false"/>
      <style:text-properties style:font-name="Courier New"/>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WW8Num8z0" style:family="text">
      <style:text-properties style:font-name="Symbol" style:font-name-complex="OpenSymbol"/>
    </style:style>
    <style:style style:name="WW8Num8z1" style:family="text">
      <style:text-properties style:font-name="OpenSymbol" style:font-name-complex="OpenSymbol"/>
    </style:style>
    <style:style style:name="WW8Num9z0" style:family="text">
      <style:text-properties style:font-name="Symbol" style:font-name-complex="OpenSymbol"/>
    </style:style>
    <style:style style:name="WW8Num9z1" style:family="text">
      <style:text-properties style:font-name="OpenSymbol" style:font-name-complex="OpenSymbol"/>
    </style:style>
    <style:style style:name="WW8Num10z0" style:family="text">
      <style:text-properties style:font-name="Symbol" style:font-name-complex="OpenSymbol"/>
    </style:style>
    <style:style style:name="WW8Num10z1" style:family="text">
      <style:text-properties style:font-name="OpenSymbol" style:font-name-complex="OpenSymbol"/>
    </style:style>
    <style:style style:name="WW8Num11z0" style:family="text">
      <style:text-properties style:font-name="Symbol" style:font-name-complex="OpenSymbol"/>
    </style:style>
    <style:style style:name="WW8Num11z1" style:family="text">
      <style:text-properties style:font-name="OpenSymbol" style:font-name-complex="OpenSymbol"/>
    </style:style>
    <style:style style:name="WW8Num12z0" style:family="text">
      <style:text-properties style:font-name="Symbol" style:font-name-complex="OpenSymbol"/>
    </style:style>
    <style:style style:name="WW8Num12z1" style:family="text">
      <style:text-properties style:font-name="OpenSymbol" style:font-name-complex="OpenSymbol"/>
    </style:style>
    <style:style style:name="WW8Num13z0" style:family="text">
      <style:text-properties style:font-name="Symbol" style:font-name-complex="OpenSymbol"/>
    </style:style>
    <style:style style:name="WW8Num13z1" style:family="text">
      <style:text-properties style:font-name="OpenSymbol" style:font-name-complex="OpenSymbol"/>
    </style:style>
    <style:style style:name="WW8Num14z0" style:family="text">
      <style:text-properties style:font-name="Symbol" style:font-name-complex="OpenSymbol"/>
    </style:style>
    <style:style style:name="WW8Num14z1" style:family="text">
      <style:text-properties style:font-name="OpenSymbol" style:font-name-complex="OpenSymbol"/>
    </style:style>
    <style:style style:name="WW8Num15z0" style:family="text">
      <style:text-properties style:font-name="Symbol" style:font-name-complex="OpenSymbol"/>
    </style:style>
    <style:style style:name="WW8Num15z1" style:family="text">
      <style:text-properties style:font-name="OpenSymbol" style:font-name-complex="OpenSymbol"/>
    </style:style>
    <style:style style:name="WW8Num16z0" style:family="text">
      <style:text-properties style:font-name="Symbol" style:font-name-complex="OpenSymbol"/>
    </style:style>
    <style:style style:name="WW8Num16z1" style:family="text">
      <style:text-properties style:font-name="OpenSymbol" style:font-name-complex="OpenSymbol"/>
    </style:style>
    <style:style style:name="WW8Num17z0" style:family="text">
      <style:text-properties style:font-name="Symbol" style:font-name-complex="OpenSymbol"/>
    </style:style>
    <style:style style:name="WW8Num17z1" style:family="text">
      <style:text-properties style:font-name="OpenSymbol" style:font-name-complex="OpenSymbol"/>
    </style:style>
    <style:style style:name="WW8Num18z0" style:family="text">
      <style:text-properties style:font-name="Symbol" style:font-name-complex="OpenSymbol"/>
    </style:style>
    <style:style style:name="WW8Num18z1" style:family="text">
      <style:text-properties style:font-name="OpenSymbol" style:font-name-complex="OpenSymbol"/>
    </style:style>
    <style:style style:name="WW8Num19z0" style:family="text">
      <style:text-properties style:font-name="Symbol" style:font-name-complex="OpenSymbol"/>
    </style:style>
    <style:style style:name="WW8Num19z1" style:family="text">
      <style:text-properties style:font-name="OpenSymbol" style:font-name-complex="OpenSymbol"/>
    </style:style>
    <style:style style:name="WW8Num20z0" style:family="text">
      <style:text-properties style:font-name="Symbol" style:font-name-complex="OpenSymbol"/>
    </style:style>
    <style:style style:name="WW8Num20z1" style:family="text">
      <style:text-properties style:font-name="OpenSymbol" style:font-name-complex="OpenSymbol"/>
    </style:style>
    <style:style style:name="WW8Num21z0" style:family="text">
      <style:text-properties style:font-name="Symbol" style:font-name-complex="OpenSymbol"/>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0#" style:num-format="">
        <style:list-level-properties text:list-level-position-and-space-mode="label-alignment">
          <style:list-level-label-alignment text:label-followed-by="nothing" fo:text-indent="-0.25in" fo:margin-left="0.5in"/>
        </style:list-level-properties>
      </text:list-level-style-number>
      <text:list-level-style-number text:level="2" style:num-pre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pre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pre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pre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pre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pre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pre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pre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7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7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7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7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8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8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8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8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8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8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8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9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19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1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9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19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1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9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19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0z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WW8Num2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WW8Num2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WW8Num20z1"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WW8Num2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WW8Num20z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21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1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1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1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969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9835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0.9783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0.9756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0.9717in" fo:margin-bottom="0.4783in" fo:margin-left="1in" fo:margin-right="1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master-page style:name="Convert_20_2" style:display-name="Convert 2" style:page-layout-name="Mpm3"/>
    <style:master-page style:name="Convert_20_3" style:display-name="Convert 3" style:page-layout-name="Mpm4"/>
    <style:master-page style:name="Convert_20_4" style:display-name="Convert 4" style:page-layout-name="Mpm5"/>
    <style:master-page style:name="Convert_20_5" style:display-name="Convert 5" style:page-layout-name="Mpm3"/>
    <style:master-page style:name="Convert_20_6" style:display-name="Convert 6" style:page-layout-name="Mpm4"/>
    <style:master-page style:name="Convert_20_7" style:display-name="Convert 7" style:page-layout-name="Mpm4"/>
    <style:master-page style:name="Convert_20_8" style:display-name="Convert 8" style:page-layout-name="Mpm6"/>
    <style:master-page style:name="Convert_20_9" style:display-name="Convert 9" style:page-layout-name="Mpm4"/>
    <style:master-page style:name="Convert_20_10" style:display-name="Convert 10" style:page-layout-name="Mpm6"/>
    <style:master-page style:name="Convert_20_11" style:display-name="Convert 11" style:page-layout-name="Mpm4"/>
    <style:master-page style:name="Convert_20_12" style:display-name="Convert 12"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Wallace</meta:initial-creator>
    <meta:creation-date>2012-04-03T16:20:03</meta:creation-date>
    <meta:editing-duration>PT620H53M42S</meta:editing-duration>
    <meta:generator>OpenOffice.org/3.2$Unix OpenOffice.org_project/320m19$Build-9505</meta:generator>
    <dc:date>2012-04-06T11:13:35</dc:date>
    <dc:creator>John Wallace</dc:creator>
    <meta:editing-cycles>14</meta:editing-cycles>
    <meta:document-statistic meta:table-count="1" meta:image-count="3" meta:object-count="0" meta:page-count="30" meta:paragraph-count="669" meta:word-count="7068" meta:character-count="44997"/>
  </office:meta>
</office:document-meta>
</file>